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6.498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335cm"/>
    </style:style>
    <style:style style:name="co7" style:family="table-column">
      <style:table-column-properties fo:break-before="auto" style:column-width="4.136cm"/>
    </style:style>
    <style:style style:name="co8" style:family="table-column">
      <style:table-column-properties fo:break-before="auto" style:column-width="3.291cm"/>
    </style:style>
    <style:style style:name="co9" style:family="table-column">
      <style:table-column-properties fo:break-before="auto" style:column-width="7.486cm"/>
    </style:style>
    <style:style style:name="co10" style:family="table-column">
      <style:table-column-properties fo:break-before="auto" style:column-width="6.613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2.983cm"/>
    </style:style>
    <style:style style:name="co13" style:family="table-column">
      <style:table-column-properties fo:break-before="auto" style:column-width="2.835cm"/>
    </style:style>
    <style:style style:name="co14" style:family="table-column">
      <style:table-column-properties fo:break-before="auto" style:column-width="7.303cm"/>
    </style:style>
    <style:style style:name="co15" style:family="table-column">
      <style:table-column-properties fo:break-before="auto" style:column-width="4.055cm"/>
    </style:style>
    <style:style style:name="co16" style:family="table-column">
      <style:table-column-properties fo:break-before="auto" style:column-width="5.443cm"/>
    </style:style>
    <style:style style:name="co17" style:family="table-column">
      <style:table-column-properties fo:break-before="auto" style:column-width="3.029cm"/>
    </style:style>
    <style:style style:name="co18" style:family="table-column">
      <style:table-column-properties fo:break-before="auto" style:column-width="1.7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c9c9c9"/>
    </style:style>
    <style:style style:name="ce2" style:family="table-cell" style:parent-style-name="Excel_20_Built-in_20_Normal">
      <style:table-cell-properties fo:background-color="#fbe5d6"/>
    </style:style>
    <style:style style:name="ce3" style:family="table-cell" style:parent-style-name="Excel_20_Built-in_20_Normal">
      <style:table-cell-properties fo:background-color="#44546a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0cece"/>
    </style:style>
    <style:style style:name="ce5" style:family="table-cell" style:parent-style-name="Excel_20_Built-in_20_Normal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Excel_20_Built-in_20_Normal">
      <style:table-cell-properties fo:background-color="#b2b2b2"/>
    </style:style>
    <style:style style:name="ce9" style:family="table-cell" style:parent-style-name="Excel_20_Built-in_20_Normal">
      <style:table-cell-properties fo:background-color="#999999"/>
    </style:style>
    <style:style style:name="ce10" style:family="table-cell" style:parent-style-name="Excel_20_Built-in_20_Normal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</text:p>
          </table:table-cell>
          <table:table-cell table:style-name="Default" office:value-type="string">
            <text:p>BENE DEFUN</text:p>
          </table:table-cell>
          <table:table-cell table:style-name="Default" office:value-type="string">
            <text:p>Cesantia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string">
            <text:p>20 D X ANIO</text:p>
          </table:table-cell>
          <table:table-cell office:value-type="string">
            <text:p>Indemnización 20 Dias/Año</text:p>
          </table:table-cell>
          <table:table-cell table:formula="of:=[.C2]=[.C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string">
            <text:p>3 MESES</text:p>
          </table:table-cell>
          <table:table-cell office:value-type="string">
            <text:p>Indemnización 3 Meses</text:p>
          </table:table-cell>
          <table:table-cell table:formula="of:=[.C3]=[.C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string">
            <text:p>30% VACACION</text:p>
          </table:table-cell>
          <table:table-cell office:value-type="string">
            <text:p>30% de vacaciones</text:p>
          </table:table-cell>
          <table:table-cell table:formula="of:=[.C4]=[.C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7">
            <text:p>207</text:p>
          </table:table-cell>
          <table:table-cell office:value-type="string">
            <text:p>ACAD EURO</text:p>
          </table:table-cell>
          <table:table-cell office:value-type="string">
            <text:p>Academia Europea</text:p>
          </table:table-cell>
          <table:table-cell table:formula="of:=[.C5]=[.C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8">
            <text:p>208</text:p>
          </table:table-cell>
          <table:table-cell office:value-type="string">
            <text:p>ACTIVIDAD RH</text:p>
          </table:table-cell>
          <table:table-cell office:value-type="string">
            <text:p>Actividad de RH</text:p>
          </table:table-cell>
          <table:table-cell table:formula="of:=[.C6]=[.C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9">
            <text:p>209</text:p>
          </table:table-cell>
          <table:table-cell office:value-type="string">
            <text:p>ADELANTO SAL</text:p>
          </table:table-cell>
          <table:table-cell office:value-type="string">
            <text:p>Adelanto de Salarial</text:p>
          </table:table-cell>
          <table:table-cell table:formula="of:=[.C7]=[.C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0">
            <text:p>210</text:p>
          </table:table-cell>
          <table:table-cell office:value-type="string">
            <text:p>AFP CONFIA</text:p>
          </table:table-cell>
          <table:table-cell office:value-type="string">
            <text:p>AFP Confía</text:p>
          </table:table-cell>
          <table:table-cell table:formula="of:=[.C8]=[.C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1">
            <text:p>211</text:p>
          </table:table-cell>
          <table:table-cell office:value-type="string">
            <text:p>AFP CONFIA J</text:p>
          </table:table-cell>
          <table:table-cell office:value-type="string">
            <text:p>AFP Confía Jubilado</text:p>
          </table:table-cell>
          <table:table-cell table:formula="of:=[.C9]=[.C1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2">
            <text:p>212</text:p>
          </table:table-cell>
          <table:table-cell office:value-type="string">
            <text:p>AFP CRECER</text:p>
          </table:table-cell>
          <table:table-cell office:value-type="string">
            <text:p>AFP Crecer</text:p>
          </table:table-cell>
          <table:table-cell table:formula="of:=[.C10]=[.C1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3">
            <text:p>213</text:p>
          </table:table-cell>
          <table:table-cell office:value-type="string">
            <text:p>AFP CRECER J</text:p>
          </table:table-cell>
          <table:table-cell office:value-type="string">
            <text:p>AFP Crecer Jubilado</text:p>
          </table:table-cell>
          <table:table-cell table:formula="of:=[.C11]=[.C1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4">
            <text:p>214</text:p>
          </table:table-cell>
          <table:table-cell office:value-type="string">
            <text:p>AFP EMP DCA</text:p>
          </table:table-cell>
          <table:table-cell office:value-type="string">
            <text:p>Desc. Cat. Ant. AFP Empleado</text:p>
          </table:table-cell>
          <table:table-cell table:formula="of:=[.C12]=[.C1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5">
            <text:p>215</text:p>
          </table:table-cell>
          <table:table-cell office:value-type="string">
            <text:p>AFP EMPLEADO</text:p>
          </table:table-cell>
          <table:table-cell office:value-type="string">
            <text:p>AFP Empleado</text:p>
          </table:table-cell>
          <table:table-cell table:formula="of:=[.C13]=[.C1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">
            <text:p>4</text:p>
          </table:table-cell>
          <table:table-cell office:value-type="string">
            <text:p>AGUINAL FINI</text:p>
          </table:table-cell>
          <table:table-cell office:value-type="string">
            <text:p>Aguinaldo Finiquito</text:p>
          </table:table-cell>
          <table:table-cell table:formula="of:=[.C14]=[.C1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">
            <text:p>5</text:p>
          </table:table-cell>
          <table:table-cell office:value-type="string">
            <text:p>AGUINALDO</text:p>
          </table:table-cell>
          <table:table-cell office:value-type="string">
            <text:p>Aguinaldo</text:p>
          </table:table-cell>
          <table:table-cell table:formula="of:=[.C15]=[.C1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">
            <text:p>6</text:p>
          </table:table-cell>
          <table:table-cell office:value-type="string">
            <text:p>AGUINALDO EX</text:p>
          </table:table-cell>
          <table:table-cell office:value-type="string">
            <text:p>Aguinaldo Exento</text:p>
          </table:table-cell>
          <table:table-cell table:formula="of:=[.C16]=[.C1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7">
            <text:p>7</text:p>
          </table:table-cell>
          <table:table-cell office:value-type="string">
            <text:p>AGUINALDO GR</text:p>
          </table:table-cell>
          <table:table-cell office:value-type="string">
            <text:p>Aguinaldo Gravable</text:p>
          </table:table-cell>
          <table:table-cell table:formula="of:=[.C17]=[.C1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6">
            <text:p>216</text:p>
          </table:table-cell>
          <table:table-cell office:value-type="string">
            <text:p>AHORRO PLAZO</text:p>
          </table:table-cell>
          <table:table-cell office:value-type="string">
            <text:p>Ahorro plazo</text:p>
          </table:table-cell>
          <table:table-cell table:formula="of:=[.C18]=[.C1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7">
            <text:p>217</text:p>
          </table:table-cell>
          <table:table-cell office:value-type="string">
            <text:p>AHORRO VISTA</text:p>
          </table:table-cell>
          <table:table-cell office:value-type="string">
            <text:p>Ahorro vista</text:p>
          </table:table-cell>
          <table:table-cell table:formula="of:=[.C19]=[.C2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8">
            <text:p>218</text:p>
          </table:table-cell>
          <table:table-cell office:value-type="string">
            <text:p>AJTE CAMB SA</text:p>
          </table:table-cell>
          <table:table-cell office:value-type="string">
            <text:p>Ajuste Cambio salarial</text:p>
          </table:table-cell>
          <table:table-cell table:formula="of:=[.C20]=[.C2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8">
            <text:p>8</text:p>
          </table:table-cell>
          <table:table-cell office:value-type="string">
            <text:p>AJU RETROACT</text:p>
          </table:table-cell>
          <table:table-cell office:value-type="string">
            <text:p>Ajuste Retroactivo</text:p>
          </table:table-cell>
          <table:table-cell table:formula="of:=[.C21]=[.C2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9">
            <text:p>9</text:p>
          </table:table-cell>
          <table:table-cell office:value-type="string">
            <text:p>ALLOWANCES</text:p>
          </table:table-cell>
          <table:table-cell office:value-type="string">
            <text:p>Allowances</text:p>
          </table:table-cell>
          <table:table-cell table:formula="of:=[.C22]=[.C2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9">
            <text:p>219</text:p>
          </table:table-cell>
          <table:table-cell office:value-type="string">
            <text:p>ANT DIVERSOS</text:p>
          </table:table-cell>
          <table:table-cell office:value-type="string">
            <text:p>Anticipos Diversos</text:p>
          </table:table-cell>
          <table:table-cell table:formula="of:=[.C23]=[.C2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">
            <text:p>10</text:p>
          </table:table-cell>
          <table:table-cell office:value-type="string">
            <text:p>ANTICIPO</text:p>
          </table:table-cell>
          <table:table-cell office:value-type="string">
            <text:p>Anticipo de Sueldo</text:p>
          </table:table-cell>
          <table:table-cell table:formula="of:=[.C24]=[.C2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0">
            <text:p>220</text:p>
          </table:table-cell>
          <table:table-cell office:value-type="string">
            <text:p>AP VOL AFORE</text:p>
          </table:table-cell>
          <table:table-cell office:value-type="string">
            <text:p>Aportacion Voluntaria Afore</text:p>
          </table:table-cell>
          <table:table-cell table:formula="of:=[.C25]=[.C2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">
            <text:p>11</text:p>
          </table:table-cell>
          <table:table-cell office:value-type="string">
            <text:p>APOYO REN</text:p>
          </table:table-cell>
          <table:table-cell office:value-type="string">
            <text:p>Apoyo Renta</text:p>
          </table:table-cell>
          <table:table-cell table:formula="of:=[.C26]=[.C2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1">
            <text:p>221</text:p>
          </table:table-cell>
          <table:table-cell table:number-columns-repeated="2" office:value-type="string">
            <text:p>ASETELPE</text:p>
          </table:table-cell>
          <table:table-cell table:formula="of:=[.C27]=[.C2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2">
            <text:p>222</text:p>
          </table:table-cell>
          <table:table-cell office:value-type="string">
            <text:p>ASETELPE CRE</text:p>
          </table:table-cell>
          <table:table-cell office:value-type="string">
            <text:p>ASETELPE Crédito</text:p>
          </table:table-cell>
          <table:table-cell table:formula="of:=[.C28]=[.C2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3">
            <text:p>223</text:p>
          </table:table-cell>
          <table:table-cell office:value-type="string">
            <text:p>ASETELPE FIN</text:p>
          </table:table-cell>
          <table:table-cell office:value-type="string">
            <text:p>ASETELPE Finiquitos Descuento</text:p>
          </table:table-cell>
          <table:table-cell table:formula="of:=[.C29]=[.C3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4">
            <text:p>224</text:p>
          </table:table-cell>
          <table:table-cell office:value-type="string">
            <text:p>ASETELPE NAV</text:p>
          </table:table-cell>
          <table:table-cell office:value-type="string">
            <text:p>ASETELPE Ahorro Navideño</text:p>
          </table:table-cell>
          <table:table-cell table:formula="of:=[.C30]=[.C3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5">
            <text:p>225</text:p>
          </table:table-cell>
          <table:table-cell office:value-type="string">
            <text:p>ASETELPE VER</text:p>
          </table:table-cell>
          <table:table-cell office:value-type="string">
            <text:p>ASETELPE Ahorro Verano</text:p>
          </table:table-cell>
          <table:table-cell table:formula="of:=[.C31]=[.C3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">
            <text:p>12</text:p>
          </table:table-cell>
          <table:table-cell office:value-type="string">
            <text:p>ASIST ECONOM</text:p>
          </table:table-cell>
          <table:table-cell office:value-type="string">
            <text:p>Asistencia Económica</text:p>
          </table:table-cell>
          <table:table-cell table:formula="of:=[.C32]=[.C3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3">
            <text:p>13</text:p>
          </table:table-cell>
          <table:table-cell office:value-type="string">
            <text:p>ASIST-ECONOM</text:p>
          </table:table-cell>
          <table:table-cell office:value-type="string">
            <text:p>Asistencia Económica</text:p>
          </table:table-cell>
          <table:table-cell table:formula="of:=[.C33]=[.C3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4">
            <text:p>14</text:p>
          </table:table-cell>
          <table:table-cell office:value-type="string">
            <text:p>ASUE PER ANT</text:p>
          </table:table-cell>
          <table:table-cell office:value-type="string">
            <text:p>Asueto Periodo Anterior</text:p>
          </table:table-cell>
          <table:table-cell table:formula="of:=[.C34]=[.C3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">
            <text:p>15</text:p>
          </table:table-cell>
          <table:table-cell office:value-type="string">
            <text:p>ASUETOS</text:p>
          </table:table-cell>
          <table:table-cell office:value-type="string">
            <text:p>Asuetos</text:p>
          </table:table-cell>
          <table:table-cell table:formula="of:=[.C35]=[.C3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">
            <text:p>16</text:p>
          </table:table-cell>
          <table:table-cell office:value-type="string">
            <text:p>ASUETOSF</text:p>
          </table:table-cell>
          <table:table-cell office:value-type="string">
            <text:p>Asuetos</text:p>
          </table:table-cell>
          <table:table-cell table:formula="of:=[.C36]=[.C3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6">
            <text:p>226</text:p>
          </table:table-cell>
          <table:table-cell office:value-type="string">
            <text:p>AUSENCI VAC</text:p>
          </table:table-cell>
          <table:table-cell office:value-type="string">
            <text:p>Ausencia por Vacaciones</text:p>
          </table:table-cell>
          <table:table-cell table:formula="of:=[.C37]=[.C3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">
            <text:p>17</text:p>
          </table:table-cell>
          <table:table-cell office:value-type="string">
            <text:p>AV SUE VAC</text:p>
          </table:table-cell>
          <table:table-cell office:value-type="string">
            <text:p>Avance Sueldo por Vacaciones</text:p>
          </table:table-cell>
          <table:table-cell table:formula="of:=[.C38]=[.C3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8">
            <text:p>18</text:p>
          </table:table-cell>
          <table:table-cell office:value-type="string">
            <text:p>AYUDA TRANSP</text:p>
          </table:table-cell>
          <table:table-cell office:value-type="string">
            <text:p>Ayuda Transporte</text:p>
          </table:table-cell>
          <table:table-cell table:formula="of:=[.C39]=[.C4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7">
            <text:p>227</text:p>
          </table:table-cell>
          <table:table-cell office:value-type="string">
            <text:p>BANC IZALQ T</text:p>
          </table:table-cell>
          <table:table-cell office:value-type="string">
            <text:p>Banco Izalqueño</text:p>
          </table:table-cell>
          <table:table-cell table:formula="of:=[.C40]=[.C4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8">
            <text:p>228</text:p>
          </table:table-cell>
          <table:table-cell office:value-type="string">
            <text:p>BANCO AGRICO</text:p>
          </table:table-cell>
          <table:table-cell office:value-type="string">
            <text:p>Banco Agricola</text:p>
          </table:table-cell>
          <table:table-cell table:formula="of:=[.C41]=[.C4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9">
            <text:p>229</text:p>
          </table:table-cell>
          <table:table-cell office:value-type="string">
            <text:p>BANCO AZUL</text:p>
          </table:table-cell>
          <table:table-cell office:value-type="string">
            <text:p>Banco Azul</text:p>
          </table:table-cell>
          <table:table-cell table:formula="of:=[.C42]=[.C4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0">
            <text:p>230</text:p>
          </table:table-cell>
          <table:table-cell office:value-type="string">
            <text:p>BANCO CITI</text:p>
          </table:table-cell>
          <table:table-cell office:value-type="string">
            <text:p>Banco Citi</text:p>
          </table:table-cell>
          <table:table-cell table:formula="of:=[.C43]=[.C4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1">
            <text:p>231</text:p>
          </table:table-cell>
          <table:table-cell office:value-type="string">
            <text:p>BANCO TR SAL</text:p>
          </table:table-cell>
          <table:table-cell office:value-type="string">
            <text:p>BTS</text:p>
          </table:table-cell>
          <table:table-cell table:formula="of:=[.C44]=[.C4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2">
            <text:p>232</text:p>
          </table:table-cell>
          <table:table-cell office:value-type="string">
            <text:p>BANCOFIT</text:p>
          </table:table-cell>
          <table:table-cell office:value-type="string">
            <text:p>Bancofit</text:p>
          </table:table-cell>
          <table:table-cell table:formula="of:=[.C45]=[.C4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3">
            <text:p>233</text:p>
          </table:table-cell>
          <table:table-cell office:value-type="string">
            <text:p>BANTPYM</text:p>
          </table:table-cell>
          <table:table-cell office:value-type="string">
            <text:p>Bantpym</text:p>
          </table:table-cell>
          <table:table-cell table:formula="of:=[.C46]=[.C4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4">
            <text:p>234</text:p>
          </table:table-cell>
          <table:table-cell office:value-type="string">
            <text:p>BCO AME CENT</text:p>
          </table:table-cell>
          <table:table-cell office:value-type="string">
            <text:p>BAC</text:p>
          </table:table-cell>
          <table:table-cell table:formula="of:=[.C47]=[.C4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">
            <text:p>19</text:p>
          </table:table-cell>
          <table:table-cell office:value-type="string">
            <text:p>BENE DEFUN</text:p>
          </table:table-cell>
          <table:table-cell office:value-type="string">
            <text:p>Bonificación</text:p>
          </table:table-cell>
          <table:table-cell table:formula="of:=[.C48]=[.C4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5">
            <text:p>235</text:p>
          </table:table-cell>
          <table:table-cell office:value-type="string">
            <text:p>BODY SHOP S</text:p>
          </table:table-cell>
          <table:table-cell office:value-type="string">
            <text:p>Gym Body Shop</text:p>
          </table:table-cell>
          <table:table-cell table:formula="of:=[.C49]=[.C5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">
            <text:p>20</text:p>
          </table:table-cell>
          <table:table-cell office:value-type="string">
            <text:p>BONO</text:p>
          </table:table-cell>
          <table:table-cell office:value-type="string">
            <text:p>Bono Vales Despensa Efectivo</text:p>
          </table:table-cell>
          <table:table-cell table:formula="of:=[.C50]=[.C5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1">
            <text:p>21</text:p>
          </table:table-cell>
          <table:table-cell office:value-type="string">
            <text:p>BONO ANT</text:p>
          </table:table-cell>
          <table:table-cell office:value-type="string">
            <text:p>Bono por Antigüedad</text:p>
          </table:table-cell>
          <table:table-cell table:formula="of:=[.C51]=[.C5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2">
            <text:p>22</text:p>
          </table:table-cell>
          <table:table-cell office:value-type="string">
            <text:p>BONO BD</text:p>
          </table:table-cell>
          <table:table-cell office:value-type="string">
            <text:p>Bono BD</text:p>
          </table:table-cell>
          <table:table-cell table:formula="of:=[.C52]=[.C5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">
            <text:p>23</text:p>
          </table:table-cell>
          <table:table-cell office:value-type="string">
            <text:p>BONO BECATE</text:p>
          </table:table-cell>
          <table:table-cell office:value-type="string">
            <text:p>Bono Becate</text:p>
          </table:table-cell>
          <table:table-cell table:formula="of:=[.C53]=[.C5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">
            <text:p>24</text:p>
          </table:table-cell>
          <table:table-cell office:value-type="string">
            <text:p>BONO CLIENTE</text:p>
          </table:table-cell>
          <table:table-cell office:value-type="string">
            <text:p>Bono Cliente</text:p>
          </table:table-cell>
          <table:table-cell table:formula="of:=[.C54]=[.C5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">
            <text:p>25</text:p>
          </table:table-cell>
          <table:table-cell office:value-type="string">
            <text:p>BONO COM STA</text:p>
          </table:table-cell>
          <table:table-cell office:value-type="string">
            <text:p>Bono Componente Staff</text:p>
          </table:table-cell>
          <table:table-cell table:formula="of:=[.C55]=[.C5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">
            <text:p>26</text:p>
          </table:table-cell>
          <table:table-cell office:value-type="string">
            <text:p>BONO COM VTA</text:p>
          </table:table-cell>
          <table:table-cell office:value-type="string">
            <text:p>Comisión por Ventas</text:p>
          </table:table-cell>
          <table:table-cell table:formula="of:=[.C56]=[.C5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">
            <text:p>27</text:p>
          </table:table-cell>
          <table:table-cell office:value-type="string">
            <text:p>BONO COMP HR</text:p>
          </table:table-cell>
          <table:table-cell office:value-type="string">
            <text:p>Bono Componente Horas</text:p>
          </table:table-cell>
          <table:table-cell table:formula="of:=[.C57]=[.C5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">
            <text:p>28</text:p>
          </table:table-cell>
          <table:table-cell office:value-type="string">
            <text:p>BONO COMP PR</text:p>
          </table:table-cell>
          <table:table-cell office:value-type="string">
            <text:p>Bono Componente Prestaciones</text:p>
          </table:table-cell>
          <table:table-cell table:formula="of:=[.C58]=[.C5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">
            <text:p>29</text:p>
          </table:table-cell>
          <table:table-cell office:value-type="string">
            <text:p>BONO COMPENS</text:p>
          </table:table-cell>
          <table:table-cell office:value-type="string">
            <text:p>Bono Compensacion</text:p>
          </table:table-cell>
          <table:table-cell table:formula="of:=[.C59]=[.C6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">
            <text:p>30</text:p>
          </table:table-cell>
          <table:table-cell office:value-type="string">
            <text:p>BONO CON EMP</text:p>
          </table:table-cell>
          <table:table-cell office:value-type="string">
            <text:p>Bono Conoce Tu Empresa</text:p>
          </table:table-cell>
          <table:table-cell table:formula="of:=[.C60]=[.C6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">
            <text:p>31</text:p>
          </table:table-cell>
          <table:table-cell office:value-type="string">
            <text:p>BONO CONTRAT</text:p>
          </table:table-cell>
          <table:table-cell office:value-type="string">
            <text:p>Bono Contratación</text:p>
          </table:table-cell>
          <table:table-cell table:formula="of:=[.C61]=[.C6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">
            <text:p>32</text:p>
          </table:table-cell>
          <table:table-cell office:value-type="string">
            <text:p>BONO CTA PL</text:p>
          </table:table-cell>
          <table:table-cell office:value-type="string">
            <text:p>Bono Cuenta Platinum</text:p>
          </table:table-cell>
          <table:table-cell table:formula="of:=[.C62]=[.C6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">
            <text:p>33</text:p>
          </table:table-cell>
          <table:table-cell office:value-type="string">
            <text:p>BONO ESP VES</text:p>
          </table:table-cell>
          <table:table-cell office:value-type="string">
            <text:p>Bono Especial Vespertino</text:p>
          </table:table-cell>
          <table:table-cell table:formula="of:=[.C63]=[.C6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">
            <text:p>34</text:p>
          </table:table-cell>
          <table:table-cell office:value-type="string">
            <text:p>BONO EXTEN</text:p>
          </table:table-cell>
          <table:table-cell office:value-type="string">
            <text:p>Bono Horario Extendido</text:p>
          </table:table-cell>
          <table:table-cell table:formula="of:=[.C64]=[.C6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">
            <text:p>35</text:p>
          </table:table-cell>
          <table:table-cell office:value-type="string">
            <text:p>BONO EXTR PV</text:p>
          </table:table-cell>
          <table:table-cell office:value-type="string">
            <text:p>Bono Extraordinario PV</text:p>
          </table:table-cell>
          <table:table-cell table:formula="of:=[.C65]=[.C6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">
            <text:p>36</text:p>
          </table:table-cell>
          <table:table-cell office:value-type="string">
            <text:p>BONO FFH</text:p>
          </table:table-cell>
          <table:table-cell office:value-type="string">
            <text:p>Bonos Referidos</text:p>
          </table:table-cell>
          <table:table-cell table:formula="of:=[.C66]=[.C6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">
            <text:p>37</text:p>
          </table:table-cell>
          <table:table-cell office:value-type="string">
            <text:p>BONO FIJO</text:p>
          </table:table-cell>
          <table:table-cell office:value-type="string">
            <text:p>Bono Fijo</text:p>
          </table:table-cell>
          <table:table-cell table:formula="of:=[.C67]=[.C6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">
            <text:p>38</text:p>
          </table:table-cell>
          <table:table-cell office:value-type="string">
            <text:p>BONO FLEX</text:p>
          </table:table-cell>
          <table:table-cell office:value-type="string">
            <text:p>Bono Flexible</text:p>
          </table:table-cell>
          <table:table-cell table:formula="of:=[.C68]=[.C6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">
            <text:p>39</text:p>
          </table:table-cell>
          <table:table-cell office:value-type="string">
            <text:p>BONO FRAUD</text:p>
          </table:table-cell>
          <table:table-cell office:value-type="string">
            <text:p>Bono Compensación</text:p>
          </table:table-cell>
          <table:table-cell table:formula="of:=[.C69]=[.C7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">
            <text:p>40</text:p>
          </table:table-cell>
          <table:table-cell office:value-type="string">
            <text:p>BONO FXO</text:p>
          </table:table-cell>
          <table:table-cell office:value-type="string">
            <text:p>Bono Linea FXO</text:p>
          </table:table-cell>
          <table:table-cell table:formula="of:=[.C70]=[.C7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1">
            <text:p>41</text:p>
          </table:table-cell>
          <table:table-cell office:value-type="string">
            <text:p>BONO IGP-3D</text:p>
          </table:table-cell>
          <table:table-cell office:value-type="string">
            <text:p>Bono IGP-3D</text:p>
          </table:table-cell>
          <table:table-cell table:formula="of:=[.C71]=[.C7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2">
            <text:p>42</text:p>
          </table:table-cell>
          <table:table-cell office:value-type="string">
            <text:p>BONO N</text:p>
          </table:table-cell>
          <table:table-cell office:value-type="string">
            <text:p>Bono N</text:p>
          </table:table-cell>
          <table:table-cell table:formula="of:=[.C72]=[.C7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3">
            <text:p>43</text:p>
          </table:table-cell>
          <table:table-cell office:value-type="string">
            <text:p>BONO NOCT 01</text:p>
          </table:table-cell>
          <table:table-cell office:value-type="string">
            <text:p>Bono Nocturno 01</text:p>
          </table:table-cell>
          <table:table-cell table:formula="of:=[.C73]=[.C7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4">
            <text:p>44</text:p>
          </table:table-cell>
          <table:table-cell office:value-type="string">
            <text:p>BONO NOCT 02</text:p>
          </table:table-cell>
          <table:table-cell office:value-type="string">
            <text:p>Bono Nocturno 02</text:p>
          </table:table-cell>
          <table:table-cell table:formula="of:=[.C74]=[.C7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5">
            <text:p>45</text:p>
          </table:table-cell>
          <table:table-cell office:value-type="string">
            <text:p>BONO NOCT 03</text:p>
          </table:table-cell>
          <table:table-cell office:value-type="string">
            <text:p>Bono Nocturno 03</text:p>
          </table:table-cell>
          <table:table-cell table:formula="of:=[.C75]=[.C7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6">
            <text:p>46</text:p>
          </table:table-cell>
          <table:table-cell office:value-type="string">
            <text:p>BONO NOCT 04</text:p>
          </table:table-cell>
          <table:table-cell office:value-type="string">
            <text:p>Bono Nocturno 04</text:p>
          </table:table-cell>
          <table:table-cell table:formula="of:=[.C76]=[.C7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7">
            <text:p>47</text:p>
          </table:table-cell>
          <table:table-cell office:value-type="string">
            <text:p>BONO NOCT 10</text:p>
          </table:table-cell>
          <table:table-cell office:value-type="string">
            <text:p>Bono Nocturno 10</text:p>
          </table:table-cell>
          <table:table-cell table:formula="of:=[.C77]=[.C7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8">
            <text:p>48</text:p>
          </table:table-cell>
          <table:table-cell office:value-type="string">
            <text:p>BONO NOCT 11</text:p>
          </table:table-cell>
          <table:table-cell office:value-type="string">
            <text:p>Bono Nocturno 11</text:p>
          </table:table-cell>
          <table:table-cell table:formula="of:=[.C78]=[.C7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9">
            <text:p>49</text:p>
          </table:table-cell>
          <table:table-cell office:value-type="string">
            <text:p>BONO NOCT 8</text:p>
          </table:table-cell>
          <table:table-cell office:value-type="string">
            <text:p>Bono Nocturno 8</text:p>
          </table:table-cell>
          <table:table-cell table:formula="of:=[.C79]=[.C8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0">
            <text:p>50</text:p>
          </table:table-cell>
          <table:table-cell office:value-type="string">
            <text:p>BONO NOCT 9</text:p>
          </table:table-cell>
          <table:table-cell office:value-type="string">
            <text:p>Bono Nocturno 9</text:p>
          </table:table-cell>
          <table:table-cell table:formula="of:=[.C80]=[.C8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1">
            <text:p>51</text:p>
          </table:table-cell>
          <table:table-cell office:value-type="string">
            <text:p>BONO PER ANT</text:p>
          </table:table-cell>
          <table:table-cell office:value-type="string">
            <text:p>Bono Performance Periodo Ant</text:p>
          </table:table-cell>
          <table:table-cell table:formula="of:=[.C81]=[.C8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2">
            <text:p>52</text:p>
          </table:table-cell>
          <table:table-cell office:value-type="string">
            <text:p>BONO PRODUC</text:p>
          </table:table-cell>
          <table:table-cell office:value-type="string">
            <text:p>Bono de productividad</text:p>
          </table:table-cell>
          <table:table-cell table:formula="of:=[.C82]=[.C8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3">
            <text:p>53</text:p>
          </table:table-cell>
          <table:table-cell office:value-type="string">
            <text:p>BONO RAF</text:p>
          </table:table-cell>
          <table:table-cell office:value-type="string">
            <text:p>Bono RAF</text:p>
          </table:table-cell>
          <table:table-cell table:formula="of:=[.C83]=[.C8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4">
            <text:p>54</text:p>
          </table:table-cell>
          <table:table-cell office:value-type="string">
            <text:p>BONO REC IGP</text:p>
          </table:table-cell>
          <table:table-cell office:value-type="string">
            <text:p>Bono IGP-3D (reclamación)</text:p>
          </table:table-cell>
          <table:table-cell table:formula="of:=[.C84]=[.C8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5">
            <text:p>55</text:p>
          </table:table-cell>
          <table:table-cell office:value-type="string">
            <text:p>BONO RELO</text:p>
          </table:table-cell>
          <table:table-cell office:value-type="string">
            <text:p>Bono por Compañía</text:p>
          </table:table-cell>
          <table:table-cell table:formula="of:=[.C85]=[.C8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6">
            <text:p>56</text:p>
          </table:table-cell>
          <table:table-cell office:value-type="string">
            <text:p>BONO RENTA</text:p>
          </table:table-cell>
          <table:table-cell office:value-type="string">
            <text:p>Bono Ayuda Renta</text:p>
          </table:table-cell>
          <table:table-cell table:formula="of:=[.C86]=[.C8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7">
            <text:p>57</text:p>
          </table:table-cell>
          <table:table-cell office:value-type="string">
            <text:p>BONO RESULT</text:p>
          </table:table-cell>
          <table:table-cell office:value-type="string">
            <text:p>Bono por Resultado</text:p>
          </table:table-cell>
          <table:table-cell table:formula="of:=[.C87]=[.C8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8">
            <text:p>58</text:p>
          </table:table-cell>
          <table:table-cell office:value-type="string">
            <text:p>BONO RET SDO</text:p>
          </table:table-cell>
          <table:table-cell office:value-type="string">
            <text:p>Bono Ret Sdo</text:p>
          </table:table-cell>
          <table:table-cell table:formula="of:=[.C88]=[.C8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59">
            <text:p>59</text:p>
          </table:table-cell>
          <table:table-cell office:value-type="string">
            <text:p>BONO RETEN</text:p>
          </table:table-cell>
          <table:table-cell office:value-type="string">
            <text:p>Bono de Retención</text:p>
          </table:table-cell>
          <table:table-cell table:formula="of:=[.C89]=[.C9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0">
            <text:p>60</text:p>
          </table:table-cell>
          <table:table-cell office:value-type="string">
            <text:p>BONO SENIOR</text:p>
          </table:table-cell>
          <table:table-cell office:value-type="string">
            <text:p>Bono Senior</text:p>
          </table:table-cell>
          <table:table-cell table:formula="of:=[.C90]=[.C9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1">
            <text:p>61</text:p>
          </table:table-cell>
          <table:table-cell office:value-type="string">
            <text:p>BONO TRANS</text:p>
          </table:table-cell>
          <table:table-cell office:value-type="string">
            <text:p>Bono Apoyo Transporte</text:p>
          </table:table-cell>
          <table:table-cell table:formula="of:=[.C91]=[.C9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2">
            <text:p>62</text:p>
          </table:table-cell>
          <table:table-cell office:value-type="string">
            <text:p>BONO VARIOS</text:p>
          </table:table-cell>
          <table:table-cell office:value-type="string">
            <text:p>Bono Varios</text:p>
          </table:table-cell>
          <table:table-cell table:formula="of:=[.C92]=[.C9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3">
            <text:p>63</text:p>
          </table:table-cell>
          <table:table-cell office:value-type="string">
            <text:p>BONO VIATICO</text:p>
          </table:table-cell>
          <table:table-cell office:value-type="string">
            <text:p>Bono Viaticos</text:p>
          </table:table-cell>
          <table:table-cell table:formula="of:=[.C93]=[.C9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6">
            <text:p>236</text:p>
          </table:table-cell>
          <table:table-cell office:value-type="string">
            <text:p>CA CRED SOY</text:p>
          </table:table-cell>
          <table:table-cell office:value-type="string">
            <text:p>CCSoy</text:p>
          </table:table-cell>
          <table:table-cell table:formula="of:=[.C94]=[.C9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7">
            <text:p>237</text:p>
          </table:table-cell>
          <table:table-cell office:value-type="string">
            <text:p>CAFETERIA</text:p>
          </table:table-cell>
          <table:table-cell office:value-type="string">
            <text:p>Descuento Cafeteria</text:p>
          </table:table-cell>
          <table:table-cell table:formula="of:=[.C95]=[.C9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8">
            <text:p>238</text:p>
          </table:table-cell>
          <table:table-cell office:value-type="string">
            <text:p>CAJA CHICA</text:p>
          </table:table-cell>
          <table:table-cell office:value-type="string">
            <text:p>Caja Chica</text:p>
          </table:table-cell>
          <table:table-cell table:formula="of:=[.C96]=[.C9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39">
            <text:p>239</text:p>
          </table:table-cell>
          <table:table-cell office:value-type="string">
            <text:p>CAMETRO</text:p>
          </table:table-cell>
          <table:table-cell office:value-type="string">
            <text:p>Cametro</text:p>
          </table:table-cell>
          <table:table-cell table:formula="of:=[.C97]=[.C9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0">
            <text:p>240</text:p>
          </table:table-cell>
          <table:table-cell office:value-type="string">
            <text:p>CAMISAS TP</text:p>
          </table:table-cell>
          <table:table-cell office:value-type="string">
            <text:p>Camisas TP</text:p>
          </table:table-cell>
          <table:table-cell table:formula="of:=[.C98]=[.C9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1">
            <text:p>241</text:p>
          </table:table-cell>
          <table:table-cell office:value-type="string">
            <text:p>CARNET IDENT</text:p>
          </table:table-cell>
          <table:table-cell office:value-type="string">
            <text:p>Carnet de Identidad</text:p>
          </table:table-cell>
          <table:table-cell table:formula="of:=[.C99]=[.C10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2">
            <text:p>242</text:p>
          </table:table-cell>
          <table:table-cell office:value-type="string">
            <text:p>CARRERA TP</text:p>
          </table:table-cell>
          <table:table-cell office:value-type="string">
            <text:p>Carrera TP</text:p>
          </table:table-cell>
          <table:table-cell table:formula="of:=[.C100]=[.C10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3">
            <text:p>243</text:p>
          </table:table-cell>
          <table:table-cell office:value-type="string">
            <text:p>CELULAR</text:p>
          </table:table-cell>
          <table:table-cell office:value-type="string">
            <text:p>Celular</text:p>
          </table:table-cell>
          <table:table-cell table:formula="of:=[.C101]=[.C10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4">
            <text:p>64</text:p>
          </table:table-cell>
          <table:table-cell office:value-type="string">
            <text:p>CESANTIA</text:p>
          </table:table-cell>
          <table:table-cell office:value-type="string">
            <text:p>Cesantia</text:p>
          </table:table-cell>
          <table:table-cell table:formula="of:=[.C102]=[.C10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5">
            <text:p>65</text:p>
          </table:table-cell>
          <table:table-cell office:value-type="string">
            <text:p>CESANTÍA RD</text:p>
          </table:table-cell>
          <table:table-cell office:value-type="string">
            <text:p>Cesantía</text:p>
          </table:table-cell>
          <table:table-cell table:formula="of:=[.C103]=[.C10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6">
            <text:p>66</text:p>
          </table:table-cell>
          <table:table-cell office:value-type="string">
            <text:p>COM RV</text:p>
          </table:table-cell>
          <table:table-cell office:value-type="string">
            <text:p>Complemento Compensacion Econo</text:p>
          </table:table-cell>
          <table:table-cell table:formula="of:=[.C104]=[.C10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7">
            <text:p>67</text:p>
          </table:table-cell>
          <table:table-cell office:value-type="string">
            <text:p>COMAGUI</text:p>
          </table:table-cell>
          <table:table-cell office:value-type="string">
            <text:p>Complemento de Aguinaldo</text:p>
          </table:table-cell>
          <table:table-cell table:formula="of:=[.C105]=[.C10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4">
            <text:p>244</text:p>
          </table:table-cell>
          <table:table-cell office:value-type="string">
            <text:p>COMEDOR</text:p>
          </table:table-cell>
          <table:table-cell office:value-type="string">
            <text:p>Comedor</text:p>
          </table:table-cell>
          <table:table-cell table:formula="of:=[.C106]=[.C10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5">
            <text:p>245</text:p>
          </table:table-cell>
          <table:table-cell office:value-type="string">
            <text:p>COMEDOR CUU</text:p>
          </table:table-cell>
          <table:table-cell office:value-type="string">
            <text:p>Comedor CUU</text:p>
          </table:table-cell>
          <table:table-cell table:formula="of:=[.C107]=[.C10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6">
            <text:p>246</text:p>
          </table:table-cell>
          <table:table-cell office:value-type="string">
            <text:p>COMEDOR CVO</text:p>
          </table:table-cell>
          <table:table-cell office:value-type="string">
            <text:p>Comedor Cuervo</text:p>
          </table:table-cell>
          <table:table-cell table:formula="of:=[.C108]=[.C10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7">
            <text:p>247</text:p>
          </table:table-cell>
          <table:table-cell office:value-type="string">
            <text:p>COMEDOR TOL</text:p>
          </table:table-cell>
          <table:table-cell office:value-type="string">
            <text:p>Comedor Toluca</text:p>
          </table:table-cell>
          <table:table-cell table:formula="of:=[.C109]=[.C11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8">
            <text:p>248</text:p>
          </table:table-cell>
          <table:table-cell office:value-type="string">
            <text:p>COMEDOR TP1</text:p>
          </table:table-cell>
          <table:table-cell office:value-type="string">
            <text:p>Comedor TP1</text:p>
          </table:table-cell>
          <table:table-cell table:formula="of:=[.C110]=[.C11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49">
            <text:p>249</text:p>
          </table:table-cell>
          <table:table-cell office:value-type="string">
            <text:p>COMEDOR TP2</text:p>
          </table:table-cell>
          <table:table-cell office:value-type="string">
            <text:p>Comedor TP2</text:p>
          </table:table-cell>
          <table:table-cell table:formula="of:=[.C111]=[.C11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0">
            <text:p>250</text:p>
          </table:table-cell>
          <table:table-cell office:value-type="string">
            <text:p>COMEDOR TP4</text:p>
          </table:table-cell>
          <table:table-cell office:value-type="string">
            <text:p>Comedor TP4</text:p>
          </table:table-cell>
          <table:table-cell table:formula="of:=[.C112]=[.C11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1">
            <text:p>251</text:p>
          </table:table-cell>
          <table:table-cell office:value-type="string">
            <text:p>COMEDOR TPDO</text:p>
          </table:table-cell>
          <table:table-cell office:value-type="string">
            <text:p>Comedor TP Doméstico</text:p>
          </table:table-cell>
          <table:table-cell table:formula="of:=[.C113]=[.C11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8">
            <text:p>68</text:p>
          </table:table-cell>
          <table:table-cell office:value-type="string">
            <text:p>COMISION VTA</text:p>
          </table:table-cell>
          <table:table-cell office:value-type="string">
            <text:p>Comisión de Ventas</text:p>
          </table:table-cell>
          <table:table-cell table:formula="of:=[.C114]=[.C11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69">
            <text:p>69</text:p>
          </table:table-cell>
          <table:table-cell office:value-type="string">
            <text:p>COMISIONES</text:p>
          </table:table-cell>
          <table:table-cell office:value-type="string">
            <text:p>Comisiones</text:p>
          </table:table-cell>
          <table:table-cell table:formula="of:=[.C115]=[.C11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70">
            <text:p>70</text:p>
          </table:table-cell>
          <table:table-cell office:value-type="string">
            <text:p>COMM REWARD</text:p>
          </table:table-cell>
          <table:table-cell office:value-type="string">
            <text:p>Commitment Reward</text:p>
          </table:table-cell>
          <table:table-cell table:formula="of:=[.C116]=[.C11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71">
            <text:p>71</text:p>
          </table:table-cell>
          <table:table-cell office:value-type="string">
            <text:p>COMMAT</text:p>
          </table:table-cell>
          <table:table-cell office:value-type="string">
            <text:p>Complemento de Maternidad</text:p>
          </table:table-cell>
          <table:table-cell table:formula="of:=[.C117]=[.C11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72">
            <text:p>72</text:p>
          </table:table-cell>
          <table:table-cell office:value-type="string">
            <text:p>COMP ADMVO</text:p>
          </table:table-cell>
          <table:table-cell office:value-type="string">
            <text:p>Complemento Administrativo</text:p>
          </table:table-cell>
          <table:table-cell table:formula="of:=[.C118]=[.C11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73">
            <text:p>73</text:p>
          </table:table-cell>
          <table:table-cell office:value-type="string">
            <text:p>COMP EXTCONV</text:p>
          </table:table-cell>
          <table:table-cell office:value-type="string">
            <text:p>Compensación Extraord Convenio</text:p>
          </table:table-cell>
          <table:table-cell table:formula="of:=[.C119]=[.C12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74">
            <text:p>74</text:p>
          </table:table-cell>
          <table:table-cell office:value-type="string">
            <text:p>COMP ISR</text:p>
          </table:table-cell>
          <table:table-cell office:value-type="string">
            <text:p>Compensación ISR</text:p>
          </table:table-cell>
          <table:table-cell table:formula="of:=[.C120]=[.C12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75">
            <text:p>75</text:p>
          </table:table-cell>
          <table:table-cell office:value-type="string">
            <text:p>COMP SALARIO</text:p>
          </table:table-cell>
          <table:table-cell office:value-type="string">
            <text:p>Complemento de Salario</text:p>
          </table:table-cell>
          <table:table-cell table:formula="of:=[.C121]=[.C12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76">
            <text:p>76</text:p>
          </table:table-cell>
          <table:table-cell office:value-type="string">
            <text:p>COMPEN EXTRA</text:p>
          </table:table-cell>
          <table:table-cell office:value-type="string">
            <text:p>Compensaciones Extra</text:p>
          </table:table-cell>
          <table:table-cell table:formula="of:=[.C122]=[.C12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77">
            <text:p>77</text:p>
          </table:table-cell>
          <table:table-cell office:value-type="string">
            <text:p>COMPEN NOINT</text:p>
          </table:table-cell>
          <table:table-cell office:value-type="string">
            <text:p>Compensación No Integrable</text:p>
          </table:table-cell>
          <table:table-cell table:formula="of:=[.C123]=[.C12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2">
            <text:p>252</text:p>
          </table:table-cell>
          <table:table-cell office:value-type="string">
            <text:p>COOP AHORROS</text:p>
          </table:table-cell>
          <table:table-cell office:value-type="string">
            <text:p>Ahorros</text:p>
          </table:table-cell>
          <table:table-cell table:formula="of:=[.C124]=[.C12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3">
            <text:p>253</text:p>
          </table:table-cell>
          <table:table-cell office:value-type="string">
            <text:p>COOP APORTE</text:p>
          </table:table-cell>
          <table:table-cell office:value-type="string">
            <text:p>Aportaciones</text:p>
          </table:table-cell>
          <table:table-cell table:formula="of:=[.C125]=[.C12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4">
            <text:p>254</text:p>
          </table:table-cell>
          <table:table-cell office:value-type="string">
            <text:p>COOP EMERG</text:p>
          </table:table-cell>
          <table:table-cell office:value-type="string">
            <text:p>Emergencia</text:p>
          </table:table-cell>
          <table:table-cell table:formula="of:=[.C126]=[.C12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5">
            <text:p>255</text:p>
          </table:table-cell>
          <table:table-cell office:value-type="string">
            <text:p>COOP INGRESO</text:p>
          </table:table-cell>
          <table:table-cell office:value-type="string">
            <text:p>Cuota de Ingreso</text:p>
          </table:table-cell>
          <table:table-cell table:formula="of:=[.C127]=[.C12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6">
            <text:p>256</text:p>
          </table:table-cell>
          <table:table-cell office:value-type="string">
            <text:p>COOP PREST</text:p>
          </table:table-cell>
          <table:table-cell office:value-type="string">
            <text:p>Prestamos</text:p>
          </table:table-cell>
          <table:table-cell table:formula="of:=[.C128]=[.C12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7">
            <text:p>257</text:p>
          </table:table-cell>
          <table:table-cell office:value-type="string">
            <text:p>COOP PRESTN2</text:p>
          </table:table-cell>
          <table:table-cell office:value-type="string">
            <text:p>Prestamo Normal 2</text:p>
          </table:table-cell>
          <table:table-cell table:formula="of:=[.C129]=[.C13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8">
            <text:p>258</text:p>
          </table:table-cell>
          <table:table-cell office:value-type="string">
            <text:p>COOP PRESTN3</text:p>
          </table:table-cell>
          <table:table-cell office:value-type="string">
            <text:p>Prestamos Normal 3</text:p>
          </table:table-cell>
          <table:table-cell table:formula="of:=[.C130]=[.C13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59">
            <text:p>259</text:p>
          </table:table-cell>
          <table:table-cell office:value-type="string">
            <text:p>COOP SERVIC</text:p>
          </table:table-cell>
          <table:table-cell office:value-type="string">
            <text:p>Servicios</text:p>
          </table:table-cell>
          <table:table-cell table:formula="of:=[.C131]=[.C13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0">
            <text:p>260</text:p>
          </table:table-cell>
          <table:table-cell office:value-type="string">
            <text:p>COOPEALIANZA</text:p>
          </table:table-cell>
          <table:table-cell office:value-type="string">
            <text:p>Coopealianza</text:p>
          </table:table-cell>
          <table:table-cell table:formula="of:=[.C132]=[.C13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1">
            <text:p>261</text:p>
          </table:table-cell>
          <table:table-cell office:value-type="string">
            <text:p>CRED INFON S</text:p>
          </table:table-cell>
          <table:table-cell office:value-type="string">
            <text:p>Crédito INFONAVIT y Seguro Viv</text:p>
          </table:table-cell>
          <table:table-cell table:formula="of:=[.C133]=[.C13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2">
            <text:p>262</text:p>
          </table:table-cell>
          <table:table-cell office:value-type="string">
            <text:p>CREDICOMER</text:p>
          </table:table-cell>
          <table:table-cell office:value-type="string">
            <text:p>Credicomer</text:p>
          </table:table-cell>
          <table:table-cell table:formula="of:=[.C134]=[.C13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3">
            <text:p>263</text:p>
          </table:table-cell>
          <table:table-cell office:value-type="string">
            <text:p>CUOTA IMSS E</text:p>
          </table:table-cell>
          <table:table-cell office:value-type="string">
            <text:p>Cuotas IMSS Pagadas p/Empl</text:p>
          </table:table-cell>
          <table:table-cell table:formula="of:=[.C135]=[.C136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/>
          <table:table-cell office:value-type="float" office:value="78">
            <text:p>78</text:p>
          </table:table-cell>
          <table:table-cell office:value-type="string">
            <text:p>CUOTA IMSS P</text:p>
          </table:table-cell>
          <table:table-cell office:value-type="string">
            <text:p>Cuotas IMSS Pagadas p/Patrón</text:p>
          </table:table-cell>
          <table:table-cell table:formula="of:=[.C136]=[.C137]" office:value-type="boolean" office:boolean-value="true">
            <text:p>VERDADER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4">
            <text:p>264</text:p>
          </table:table-cell>
          <table:table-cell office:value-type="string">
            <text:p>CUOTA IMSS P</text:p>
          </table:table-cell>
          <table:table-cell office:value-type="string">
            <text:p>Cuotas IMSS Pagadas p/Patrón</text:p>
          </table:table-cell>
          <table:table-cell table:formula="of:=[.C137]=[.C13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5">
            <text:p>265</text:p>
          </table:table-cell>
          <table:table-cell office:value-type="string">
            <text:p>CURSO INGLES</text:p>
          </table:table-cell>
          <table:table-cell office:value-type="string">
            <text:p>Curso de Ingles</text:p>
          </table:table-cell>
          <table:table-cell table:formula="of:=[.C138]=[.C13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6">
            <text:p>266</text:p>
          </table:table-cell>
          <table:table-cell office:value-type="string">
            <text:p>CURSO PREPA</text:p>
          </table:table-cell>
          <table:table-cell office:value-type="string">
            <text:p>Descuento Curso Preparatoria</text:p>
          </table:table-cell>
          <table:table-cell table:formula="of:=[.C139]=[.C14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7">
            <text:p>267</text:p>
          </table:table-cell>
          <table:table-cell office:value-type="string">
            <text:p>CYV EMP</text:p>
          </table:table-cell>
          <table:table-cell office:value-type="string">
            <text:p>Cesantía y Vejez Empl</text:p>
          </table:table-cell>
          <table:table-cell table:formula="of:=[.C140]=[.C141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string">
            <text:p>CYV PAT</text:p>
          </table:table-cell>
          <table:table-cell office:value-type="string">
            <text:p>Cesantía y Vejez Patrón</text:p>
          </table:table-cell>
          <table:table-cell table:formula="of:=[.C141]=[.C142]" office:value-type="boolean" office:boolean-value="true">
            <text:p>VERDADER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8">
            <text:p>268</text:p>
          </table:table-cell>
          <table:table-cell office:value-type="string">
            <text:p>CYV PAT</text:p>
          </table:table-cell>
          <table:table-cell office:value-type="string">
            <text:p>Cesantía y Vejez Patrón</text:p>
          </table:table-cell>
          <table:table-cell table:formula="of:=[.C142]=[.C14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69">
            <text:p>269</text:p>
          </table:table-cell>
          <table:table-cell office:value-type="string">
            <text:p>DAVIVIENDA</text:p>
          </table:table-cell>
          <table:table-cell office:value-type="string">
            <text:p>Davivienda Salvadoreño</text:p>
          </table:table-cell>
          <table:table-cell table:formula="of:=[.C143]=[.C14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0">
            <text:p>270</text:p>
          </table:table-cell>
          <table:table-cell office:value-type="string">
            <text:p>DED ORDJUDIC</text:p>
          </table:table-cell>
          <table:table-cell office:value-type="string">
            <text:p>Deducción por Orden Judicial</text:p>
          </table:table-cell>
          <table:table-cell table:formula="of:=[.C144]=[.C145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string">
            <text:p>DEDU CANDADO</text:p>
          </table:table-cell>
          <table:table-cell office:value-type="string">
            <text:p>Deducciones Candado</text:p>
          </table:table-cell>
          <table:table-cell table:formula="of:=[.C145]=[.C146]" office:value-type="boolean" office:boolean-value="true">
            <text:p>VERDADER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1">
            <text:p>271</text:p>
          </table:table-cell>
          <table:table-cell office:value-type="string">
            <text:p>DEDU CANDADO</text:p>
          </table:table-cell>
          <table:table-cell office:value-type="string">
            <text:p>Deducciones Candado</text:p>
          </table:table-cell>
          <table:table-cell table:formula="of:=[.C146]=[.C14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81">
            <text:p>81</text:p>
          </table:table-cell>
          <table:table-cell office:value-type="string">
            <text:p>DEF MAT NAC</text:p>
          </table:table-cell>
          <table:table-cell office:value-type="string">
            <text:p>Permiso con goce</text:p>
          </table:table-cell>
          <table:table-cell table:formula="of:=[.C147]=[.C14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82">
            <text:p>82</text:p>
          </table:table-cell>
          <table:table-cell office:value-type="string">
            <text:p>DEF/MAT/NAC</text:p>
          </table:table-cell>
          <table:table-cell office:value-type="string">
            <text:p>Permiso con goce Staff</text:p>
          </table:table-cell>
          <table:table-cell table:formula="of:=[.C148]=[.C14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2">
            <text:p>272</text:p>
          </table:table-cell>
          <table:table-cell office:value-type="string">
            <text:p>DES 30 VAC</text:p>
          </table:table-cell>
          <table:table-cell office:value-type="string">
            <text:p>Descuento 30% Vacacion</text:p>
          </table:table-cell>
          <table:table-cell table:formula="of:=[.C149]=[.C15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3">
            <text:p>273</text:p>
          </table:table-cell>
          <table:table-cell office:value-type="string">
            <text:p>DES ASUETO</text:p>
          </table:table-cell>
          <table:table-cell office:value-type="string">
            <text:p>Descuento Asueto</text:p>
          </table:table-cell>
          <table:table-cell table:formula="of:=[.C150]=[.C15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4">
            <text:p>274</text:p>
          </table:table-cell>
          <table:table-cell office:value-type="string">
            <text:p>DES BONO FFH</text:p>
          </table:table-cell>
          <table:table-cell office:value-type="string">
            <text:p>Descuento Bonos Referidos</text:p>
          </table:table-cell>
          <table:table-cell table:formula="of:=[.C151]=[.C15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5">
            <text:p>275</text:p>
          </table:table-cell>
          <table:table-cell office:value-type="string">
            <text:p>DES BONO PER</text:p>
          </table:table-cell>
          <table:table-cell office:value-type="string">
            <text:p>Descuento Bono Performance</text:p>
          </table:table-cell>
          <table:table-cell table:formula="of:=[.C152]=[.C15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6">
            <text:p>276</text:p>
          </table:table-cell>
          <table:table-cell office:value-type="string">
            <text:p>DES BONO TRA</text:p>
          </table:table-cell>
          <table:table-cell office:value-type="string">
            <text:p>Descuento Bono Entrenamiento</text:p>
          </table:table-cell>
          <table:table-cell table:formula="of:=[.C153]=[.C15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7">
            <text:p>277</text:p>
          </table:table-cell>
          <table:table-cell office:value-type="string">
            <text:p>DES CAJA AHO</text:p>
          </table:table-cell>
          <table:table-cell office:value-type="string">
            <text:p>Descuentos de Caja de Ahorro</text:p>
          </table:table-cell>
          <table:table-cell table:formula="of:=[.C154]=[.C15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8">
            <text:p>278</text:p>
          </table:table-cell>
          <table:table-cell office:value-type="string">
            <text:p>DES DER ADQ</text:p>
          </table:table-cell>
          <table:table-cell office:value-type="string">
            <text:p>Descuentos Derechos Adquiridos</text:p>
          </table:table-cell>
          <table:table-cell table:formula="of:=[.C155]=[.C15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79">
            <text:p>279</text:p>
          </table:table-cell>
          <table:table-cell office:value-type="string">
            <text:p>DES PAGO IND</text:p>
          </table:table-cell>
          <table:table-cell office:value-type="string">
            <text:p>Descuento por Pago Indebido</text:p>
          </table:table-cell>
          <table:table-cell table:formula="of:=[.C156]=[.C15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0">
            <text:p>280</text:p>
          </table:table-cell>
          <table:table-cell office:value-type="string">
            <text:p>DES RV</text:p>
          </table:table-cell>
          <table:table-cell office:value-type="string">
            <text:p>Descuento Compensacion Economi</text:p>
          </table:table-cell>
          <table:table-cell table:formula="of:=[.C157]=[.C15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1">
            <text:p>281</text:p>
          </table:table-cell>
          <table:table-cell office:value-type="string">
            <text:p>DES T-SHIRT</text:p>
          </table:table-cell>
          <table:table-cell office:value-type="string">
            <text:p>Descuento T-SHIRT</text:p>
          </table:table-cell>
          <table:table-cell table:formula="of:=[.C158]=[.C15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83">
            <text:p>83</text:p>
          </table:table-cell>
          <table:table-cell office:value-type="string">
            <text:p>DES TR DI EX</text:p>
          </table:table-cell>
          <table:table-cell office:value-type="string">
            <text:p>Descanso Trabajado Exento</text:p>
          </table:table-cell>
          <table:table-cell table:formula="of:=[.C159]=[.C16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84">
            <text:p>84</text:p>
          </table:table-cell>
          <table:table-cell office:value-type="string">
            <text:p>DES TR DI GR</text:p>
          </table:table-cell>
          <table:table-cell office:value-type="string">
            <text:p>Descanso Trabajado Gravado</text:p>
          </table:table-cell>
          <table:table-cell table:formula="of:=[.C160]=[.C16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2">
            <text:p>282</text:p>
          </table:table-cell>
          <table:table-cell office:value-type="string">
            <text:p>DES VAC</text:p>
          </table:table-cell>
          <table:table-cell office:value-type="string">
            <text:p>Descuento Vacacion</text:p>
          </table:table-cell>
          <table:table-cell table:formula="of:=[.C161]=[.C16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3">
            <text:p>283</text:p>
          </table:table-cell>
          <table:table-cell office:value-type="string">
            <text:p>DES VEHICULO</text:p>
          </table:table-cell>
          <table:table-cell office:value-type="string">
            <text:p>Descuento Vehículo</text:p>
          </table:table-cell>
          <table:table-cell table:formula="of:=[.C162]=[.C16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4">
            <text:p>284</text:p>
          </table:table-cell>
          <table:table-cell office:value-type="string">
            <text:p>DESC AVA SUE</text:p>
          </table:table-cell>
          <table:table-cell office:value-type="string">
            <text:p>Descuento Salario</text:p>
          </table:table-cell>
          <table:table-cell table:formula="of:=[.C163]=[.C16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5">
            <text:p>285</text:p>
          </table:table-cell>
          <table:table-cell office:value-type="string">
            <text:p>DESC AVA VAC</text:p>
          </table:table-cell>
          <table:table-cell office:value-type="string">
            <text:p>Desc. Avance x Vacaciones</text:p>
          </table:table-cell>
          <table:table-cell table:formula="of:=[.C164]=[.C16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6">
            <text:p>286</text:p>
          </table:table-cell>
          <table:table-cell office:value-type="string">
            <text:p>DESC BECATE</text:p>
          </table:table-cell>
          <table:table-cell office:value-type="string">
            <text:p>Descuento por subsidio Bécate</text:p>
          </table:table-cell>
          <table:table-cell table:formula="of:=[.C165]=[.C16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7">
            <text:p>287</text:p>
          </table:table-cell>
          <table:table-cell office:value-type="string">
            <text:p>DESC CAMB SA</text:p>
          </table:table-cell>
          <table:table-cell office:value-type="string">
            <text:p>Descuento Cambio Salarial</text:p>
          </table:table-cell>
          <table:table-cell table:formula="of:=[.C166]=[.C16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8">
            <text:p>288</text:p>
          </table:table-cell>
          <table:table-cell office:value-type="string">
            <text:p>DESC CR BIMA</text:p>
          </table:table-cell>
          <table:table-cell office:value-type="string">
            <text:p>Descuento Cred Bim Anterior</text:p>
          </table:table-cell>
          <table:table-cell table:formula="of:=[.C167]=[.C16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89">
            <text:p>289</text:p>
          </table:table-cell>
          <table:table-cell office:value-type="string">
            <text:p>DESC HRS EXT</text:p>
          </table:table-cell>
          <table:table-cell office:value-type="string">
            <text:p>Descuento Horas Extras</text:p>
          </table:table-cell>
          <table:table-cell table:formula="of:=[.C168]=[.C16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0">
            <text:p>290</text:p>
          </table:table-cell>
          <table:table-cell office:value-type="string">
            <text:p>DESC VARIOS</text:p>
          </table:table-cell>
          <table:table-cell office:value-type="string">
            <text:p>Descuentos varios</text:p>
          </table:table-cell>
          <table:table-cell table:formula="of:=[.C169]=[.C17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85">
            <text:p>85</text:p>
          </table:table-cell>
          <table:table-cell office:value-type="string">
            <text:p>DEV FONACOT</text:p>
          </table:table-cell>
          <table:table-cell office:value-type="string">
            <text:p>Devolucion Fonacot</text:p>
          </table:table-cell>
          <table:table-cell table:formula="of:=[.C170]=[.C17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86">
            <text:p>86</text:p>
          </table:table-cell>
          <table:table-cell office:value-type="string">
            <text:p>DIA CONT STA</text:p>
          </table:table-cell>
          <table:table-cell office:value-type="string">
            <text:p>Día Contingencia por Ley</text:p>
          </table:table-cell>
          <table:table-cell table:formula="of:=[.C171]=[.C17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87">
            <text:p>87</text:p>
          </table:table-cell>
          <table:table-cell office:value-type="string">
            <text:p>DIA CONT TRA</text:p>
          </table:table-cell>
          <table:table-cell office:value-type="string">
            <text:p>Día Contingencia Trabajado</text:p>
          </table:table-cell>
          <table:table-cell table:formula="of:=[.C172]=[.C17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88">
            <text:p>88</text:p>
          </table:table-cell>
          <table:table-cell office:value-type="string">
            <text:p>DIAS PER ANT</text:p>
          </table:table-cell>
          <table:table-cell office:value-type="string">
            <text:p>Día Faltante Cat. Ant. Staff</text:p>
          </table:table-cell>
          <table:table-cell table:formula="of:=[.C173]=[.C17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89">
            <text:p>89</text:p>
          </table:table-cell>
          <table:table-cell office:value-type="string">
            <text:p>DIF VACAC</text:p>
          </table:table-cell>
          <table:table-cell office:value-type="string">
            <text:p>Diferencia por Vacaciones</text:p>
          </table:table-cell>
          <table:table-cell table:formula="of:=[.C174]=[.C17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1">
            <text:p>291</text:p>
          </table:table-cell>
          <table:table-cell office:value-type="string">
            <text:p>DIR GRAL TES</text:p>
          </table:table-cell>
          <table:table-cell office:value-type="string">
            <text:p>DGT</text:p>
          </table:table-cell>
          <table:table-cell table:formula="of:=[.C175]=[.C17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2">
            <text:p>292</text:p>
          </table:table-cell>
          <table:table-cell office:value-type="string">
            <text:p>DONACION</text:p>
          </table:table-cell>
          <table:table-cell office:value-type="string">
            <text:p>Donación</text:p>
          </table:table-cell>
          <table:table-cell table:formula="of:=[.C176]=[.C17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3">
            <text:p>293</text:p>
          </table:table-cell>
          <table:table-cell office:value-type="string">
            <text:p>DONATIVO</text:p>
          </table:table-cell>
          <table:table-cell office:value-type="string">
            <text:p>Donativo</text:p>
          </table:table-cell>
          <table:table-cell table:formula="of:=[.C177]=[.C17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4">
            <text:p>294</text:p>
          </table:table-cell>
          <table:table-cell office:value-type="string">
            <text:p>DONATIVO ADI</text:p>
          </table:table-cell>
          <table:table-cell office:value-type="string">
            <text:p>Donativo adicional</text:p>
          </table:table-cell>
          <table:table-cell table:formula="of:=[.C178]=[.C17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5">
            <text:p>295</text:p>
          </table:table-cell>
          <table:table-cell office:value-type="string">
            <text:p>DONATIVO HH</text:p>
          </table:table-cell>
          <table:table-cell office:value-type="string">
            <text:p>Donativo Huracan Harvey</text:p>
          </table:table-cell>
          <table:table-cell table:formula="of:=[.C179]=[.C18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6">
            <text:p>296</text:p>
          </table:table-cell>
          <table:table-cell office:value-type="string">
            <text:p>DP7</text:p>
          </table:table-cell>
          <table:table-cell office:value-type="string">
            <text:p>Descuento Día Septímo</text:p>
          </table:table-cell>
          <table:table-cell table:formula="of:=[.C180]=[.C18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7">
            <text:p>297</text:p>
          </table:table-cell>
          <table:table-cell office:value-type="string">
            <text:p>DP7 ANT</text:p>
          </table:table-cell>
          <table:table-cell office:value-type="string">
            <text:p>Descuento Septimo Per Anterior</text:p>
          </table:table-cell>
          <table:table-cell table:formula="of:=[.C181]=[.C18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8">
            <text:p>298</text:p>
          </table:table-cell>
          <table:table-cell office:value-type="string">
            <text:p>EMBARGO SAL</text:p>
          </table:table-cell>
          <table:table-cell office:value-type="string">
            <text:p>Embargo Salarial</text:p>
          </table:table-cell>
          <table:table-cell table:formula="of:=[.C182]=[.C18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99">
            <text:p>299</text:p>
          </table:table-cell>
          <table:table-cell office:value-type="string">
            <text:p>EMME</text:p>
          </table:table-cell>
          <table:table-cell office:value-type="string">
            <text:p>Préstamo EMME</text:p>
          </table:table-cell>
          <table:table-cell table:formula="of:=[.C183]=[.C18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0">
            <text:p>300</text:p>
          </table:table-cell>
          <table:table-cell office:value-type="string">
            <text:p>FALT HRS ANT</text:p>
          </table:table-cell>
          <table:table-cell office:value-type="string">
            <text:p>Faltas en Hrs Periodo Anterior</text:p>
          </table:table-cell>
          <table:table-cell table:formula="of:=[.C184]=[.C18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1">
            <text:p>301</text:p>
          </table:table-cell>
          <table:table-cell office:value-type="string">
            <text:p>FALT INJUSTI</text:p>
          </table:table-cell>
          <table:table-cell office:value-type="string">
            <text:p>Falta Injustificada</text:p>
          </table:table-cell>
          <table:table-cell table:formula="of:=[.C185]=[.C18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2">
            <text:p>302</text:p>
          </table:table-cell>
          <table:table-cell office:value-type="string">
            <text:p>FALT PER ANT</text:p>
          </table:table-cell>
          <table:table-cell office:value-type="string">
            <text:p>Faltas Periodo Anterior</text:p>
          </table:table-cell>
          <table:table-cell table:formula="of:=[.C186]=[.C18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3">
            <text:p>303</text:p>
          </table:table-cell>
          <table:table-cell office:value-type="string">
            <text:p>FALTAS</text:p>
          </table:table-cell>
          <table:table-cell office:value-type="string">
            <text:p>Falta</text:p>
          </table:table-cell>
          <table:table-cell table:formula="of:=[.C187]=[.C18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4">
            <text:p>304</text:p>
          </table:table-cell>
          <table:table-cell office:value-type="string">
            <text:p>FALTAS ANT</text:p>
          </table:table-cell>
          <table:table-cell office:value-type="string">
            <text:p>Ausencia Anterior No Usada</text:p>
          </table:table-cell>
          <table:table-cell table:formula="of:=[.C188]=[.C18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5">
            <text:p>305</text:p>
          </table:table-cell>
          <table:table-cell office:value-type="string">
            <text:p>FALTAS HRS</text:p>
          </table:table-cell>
          <table:table-cell office:value-type="string">
            <text:p>Faltas por Horas</text:p>
          </table:table-cell>
          <table:table-cell table:formula="of:=[.C189]=[.C19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6">
            <text:p>306</text:p>
          </table:table-cell>
          <table:table-cell office:value-type="string">
            <text:p>FALTAS RETRO</text:p>
          </table:table-cell>
          <table:table-cell office:value-type="string">
            <text:p>Delta Ausencias No Pg</text:p>
          </table:table-cell>
          <table:table-cell table:formula="of:=[.C190]=[.C19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7">
            <text:p>307</text:p>
          </table:table-cell>
          <table:table-cell office:value-type="string">
            <text:p>FALTAS.</text:p>
          </table:table-cell>
          <table:table-cell office:value-type="string">
            <text:p>Falta.</text:p>
          </table:table-cell>
          <table:table-cell table:formula="of:=[.C191]=[.C19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90">
            <text:p>90</text:p>
          </table:table-cell>
          <table:table-cell office:value-type="string">
            <text:p>FDO AHO C RE</text:p>
          </table:table-cell>
          <table:table-cell office:value-type="string">
            <text:p>Fondo Ahorro Patrón Reparto</text:p>
          </table:table-cell>
          <table:table-cell table:formula="of:=[.C192]=[.C19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91">
            <text:p>91</text:p>
          </table:table-cell>
          <table:table-cell office:value-type="string">
            <text:p>FDO AHO E RE</text:p>
          </table:table-cell>
          <table:table-cell office:value-type="string">
            <text:p>Fondo Ahorro Emplado Reparto</text:p>
          </table:table-cell>
          <table:table-cell table:formula="of:=[.C193]=[.C19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92">
            <text:p>92</text:p>
          </table:table-cell>
          <table:table-cell office:value-type="string">
            <text:p>FDO AHO INCO</text:p>
          </table:table-cell>
          <table:table-cell office:value-type="string">
            <text:p>Fdo Interes Compañia</text:p>
          </table:table-cell>
          <table:table-cell table:formula="of:=[.C194]=[.C19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93">
            <text:p>93</text:p>
          </table:table-cell>
          <table:table-cell office:value-type="string">
            <text:p>FDO AHO INEM</text:p>
          </table:table-cell>
          <table:table-cell office:value-type="string">
            <text:p>Fdo Aho Interes Empleado</text:p>
          </table:table-cell>
          <table:table-cell table:formula="of:=[.C195]=[.C19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94">
            <text:p>94</text:p>
          </table:table-cell>
          <table:table-cell office:value-type="string">
            <text:p>FDO AHO PRCO</text:p>
          </table:table-cell>
          <table:table-cell office:value-type="string">
            <text:p>Prestamo Compañia</text:p>
          </table:table-cell>
          <table:table-cell table:formula="of:=[.C196]=[.C19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95">
            <text:p>95</text:p>
          </table:table-cell>
          <table:table-cell office:value-type="string">
            <text:p>FDO AHO PREM</text:p>
          </table:table-cell>
          <table:table-cell office:value-type="string">
            <text:p>Prestamo Empleado</text:p>
          </table:table-cell>
          <table:table-cell table:formula="of:=[.C197]=[.C198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string">
            <text:p>FDO AHOR CIA</text:p>
          </table:table-cell>
          <table:table-cell office:value-type="string">
            <text:p>Fondo Ahorro Patrón</text:p>
          </table:table-cell>
          <table:table-cell table:formula="of:=[.C198]=[.C199]" office:value-type="boolean" office:boolean-value="true">
            <text:p>VERDADER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8">
            <text:p>308</text:p>
          </table:table-cell>
          <table:table-cell office:value-type="string">
            <text:p>FDO AHOR CIA</text:p>
          </table:table-cell>
          <table:table-cell office:value-type="string">
            <text:p>Fondo Ahorro Patrón</text:p>
          </table:table-cell>
          <table:table-cell table:formula="of:=[.C199]=[.C20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09">
            <text:p>309</text:p>
          </table:table-cell>
          <table:table-cell office:value-type="string">
            <text:p>FDO AHOR EMP</text:p>
          </table:table-cell>
          <table:table-cell office:value-type="string">
            <text:p>Fondo Ahorro Empl</text:p>
          </table:table-cell>
          <table:table-cell table:formula="of:=[.C200]=[.C20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0">
            <text:p>310</text:p>
          </table:table-cell>
          <table:table-cell office:value-type="string">
            <text:p>FEDECACES</text:p>
          </table:table-cell>
          <table:table-cell office:value-type="string">
            <text:p>Fedecaces</text:p>
          </table:table-cell>
          <table:table-cell table:formula="of:=[.C201]=[.C20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97">
            <text:p>97</text:p>
          </table:table-cell>
          <table:table-cell office:value-type="string">
            <text:p>FER LEY STAF</text:p>
          </table:table-cell>
          <table:table-cell office:value-type="string">
            <text:p>Feriado por Ley Staff</text:p>
          </table:table-cell>
          <table:table-cell table:formula="of:=[.C202]=[.C20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98">
            <text:p>98</text:p>
          </table:table-cell>
          <table:table-cell office:value-type="string">
            <text:p>FER POR LEY</text:p>
          </table:table-cell>
          <table:table-cell office:value-type="string">
            <text:p>Feriado por Ley</text:p>
          </table:table-cell>
          <table:table-cell table:formula="of:=[.C203]=[.C20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99">
            <text:p>99</text:p>
          </table:table-cell>
          <table:table-cell office:value-type="string">
            <text:p>FER STAFF</text:p>
          </table:table-cell>
          <table:table-cell office:value-type="string">
            <text:p>Feriado Trabajado Staff</text:p>
          </table:table-cell>
          <table:table-cell table:formula="of:=[.C204]=[.C20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1">
            <text:p>311</text:p>
          </table:table-cell>
          <table:table-cell office:value-type="string">
            <text:p>FERIA SALUD</text:p>
          </table:table-cell>
          <table:table-cell office:value-type="string">
            <text:p>Feria Salud</text:p>
          </table:table-cell>
          <table:table-cell table:formula="of:=[.C205]=[.C20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0">
            <text:p>100</text:p>
          </table:table-cell>
          <table:table-cell office:value-type="string">
            <text:p>FES TR DI EX</text:p>
          </table:table-cell>
          <table:table-cell office:value-type="string">
            <text:p>Festivo Trabajado Exento</text:p>
          </table:table-cell>
          <table:table-cell table:formula="of:=[.C206]=[.C20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1">
            <text:p>101</text:p>
          </table:table-cell>
          <table:table-cell office:value-type="string">
            <text:p>FES TR DI GR</text:p>
          </table:table-cell>
          <table:table-cell office:value-type="string">
            <text:p>Festivo Trabajado Gravado</text:p>
          </table:table-cell>
          <table:table-cell table:formula="of:=[.C207]=[.C20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2">
            <text:p>102</text:p>
          </table:table-cell>
          <table:table-cell office:value-type="string">
            <text:p>FESTIVO TRAB</text:p>
          </table:table-cell>
          <table:table-cell office:value-type="string">
            <text:p>Festivo Trabajado</text:p>
          </table:table-cell>
          <table:table-cell table:formula="of:=[.C208]=[.C20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2">
            <text:p>312</text:p>
          </table:table-cell>
          <table:table-cell office:value-type="string">
            <text:p>FONACOT</text:p>
          </table:table-cell>
          <table:table-cell office:value-type="string">
            <text:p>Prestamo FONACOT</text:p>
          </table:table-cell>
          <table:table-cell table:formula="of:=[.C209]=[.C21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3">
            <text:p>313</text:p>
          </table:table-cell>
          <table:table-cell table:number-columns-repeated="2" office:value-type="string">
            <text:p>FSV</text:p>
          </table:table-cell>
          <table:table-cell table:formula="of:=[.C210]=[.C21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4">
            <text:p>314</text:p>
          </table:table-cell>
          <table:table-cell office:value-type="string">
            <text:p>GAFETES</text:p>
          </table:table-cell>
          <table:table-cell office:value-type="string">
            <text:p>Gafetes</text:p>
          </table:table-cell>
          <table:table-cell table:formula="of:=[.C211]=[.C21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5">
            <text:p>315</text:p>
          </table:table-cell>
          <table:table-cell office:value-type="string">
            <text:p>GOLDS GYM S</text:p>
          </table:table-cell>
          <table:table-cell office:value-type="string">
            <text:p>Golds Gym</text:p>
          </table:table-cell>
          <table:table-cell table:formula="of:=[.C212]=[.C21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3">
            <text:p>103</text:p>
          </table:table-cell>
          <table:table-cell office:value-type="string">
            <text:p>GRAT ESP DEF</text:p>
          </table:table-cell>
          <table:table-cell office:value-type="string">
            <text:p>Gratificación Esp Defunción</text:p>
          </table:table-cell>
          <table:table-cell table:formula="of:=[.C213]=[.C21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4">
            <text:p>104</text:p>
          </table:table-cell>
          <table:table-cell office:value-type="string">
            <text:p>HE DIU DES</text:p>
          </table:table-cell>
          <table:table-cell office:value-type="string">
            <text:p>Hra Ext Diurna Descanso</text:p>
          </table:table-cell>
          <table:table-cell table:formula="of:=[.C214]=[.C21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5">
            <text:p>105</text:p>
          </table:table-cell>
          <table:table-cell office:value-type="string">
            <text:p>HE DIU DES A</text:p>
          </table:table-cell>
          <table:table-cell office:value-type="string">
            <text:p>Hra Ext Diurna Descanso Per An</text:p>
          </table:table-cell>
          <table:table-cell table:formula="of:=[.C215]=[.C21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6">
            <text:p>106</text:p>
          </table:table-cell>
          <table:table-cell office:value-type="string">
            <text:p>HE DIU FES</text:p>
          </table:table-cell>
          <table:table-cell office:value-type="string">
            <text:p>Hra Ext Diurna Festivo</text:p>
          </table:table-cell>
          <table:table-cell table:formula="of:=[.C216]=[.C21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7">
            <text:p>107</text:p>
          </table:table-cell>
          <table:table-cell office:value-type="string">
            <text:p>HE DIU FES A</text:p>
          </table:table-cell>
          <table:table-cell office:value-type="string">
            <text:p>Hra Ext Diurna Festivo Per Ant</text:p>
          </table:table-cell>
          <table:table-cell table:formula="of:=[.C217]=[.C21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8">
            <text:p>108</text:p>
          </table:table-cell>
          <table:table-cell office:value-type="string">
            <text:p>HE DIU NOR</text:p>
          </table:table-cell>
          <table:table-cell office:value-type="string">
            <text:p>Hra Ext Diurna Normal</text:p>
          </table:table-cell>
          <table:table-cell table:formula="of:=[.C218]=[.C21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09">
            <text:p>109</text:p>
          </table:table-cell>
          <table:table-cell office:value-type="string">
            <text:p>HE DIU NOR A</text:p>
          </table:table-cell>
          <table:table-cell office:value-type="string">
            <text:p>Hra Ext Diurna Normal Per Ant</text:p>
          </table:table-cell>
          <table:table-cell table:formula="of:=[.C219]=[.C22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0">
            <text:p>110</text:p>
          </table:table-cell>
          <table:table-cell office:value-type="string">
            <text:p>HE NOC DES</text:p>
          </table:table-cell>
          <table:table-cell office:value-type="string">
            <text:p>Hra Ext Nocturna Descanso</text:p>
          </table:table-cell>
          <table:table-cell table:formula="of:=[.C220]=[.C22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1">
            <text:p>111</text:p>
          </table:table-cell>
          <table:table-cell office:value-type="string">
            <text:p>HE NOC DES A</text:p>
          </table:table-cell>
          <table:table-cell office:value-type="string">
            <text:p>Hra Ext Nocturna Desc Per Ant</text:p>
          </table:table-cell>
          <table:table-cell table:formula="of:=[.C221]=[.C22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2">
            <text:p>112</text:p>
          </table:table-cell>
          <table:table-cell office:value-type="string">
            <text:p>HE NOC FES</text:p>
          </table:table-cell>
          <table:table-cell office:value-type="string">
            <text:p>Hra Ext Nocturna Festivo</text:p>
          </table:table-cell>
          <table:table-cell table:formula="of:=[.C222]=[.C22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3">
            <text:p>113</text:p>
          </table:table-cell>
          <table:table-cell office:value-type="string">
            <text:p>HE NOC FES A</text:p>
          </table:table-cell>
          <table:table-cell office:value-type="string">
            <text:p>Hra Ext Nocturna Fest Per Ant</text:p>
          </table:table-cell>
          <table:table-cell table:formula="of:=[.C223]=[.C22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4">
            <text:p>114</text:p>
          </table:table-cell>
          <table:table-cell office:value-type="string">
            <text:p>HE NOC NOR</text:p>
          </table:table-cell>
          <table:table-cell office:value-type="string">
            <text:p>Hra Ext Nocturna Normal</text:p>
          </table:table-cell>
          <table:table-cell table:formula="of:=[.C224]=[.C22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5">
            <text:p>115</text:p>
          </table:table-cell>
          <table:table-cell office:value-type="string">
            <text:p>HE NOC NOR A</text:p>
          </table:table-cell>
          <table:table-cell office:value-type="string">
            <text:p>Hra Ext Nocturna Normal Per An</text:p>
          </table:table-cell>
          <table:table-cell table:formula="of:=[.C225]=[.C22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6">
            <text:p>316</text:p>
          </table:table-cell>
          <table:table-cell office:value-type="string">
            <text:p>HERBALIFE</text:p>
          </table:table-cell>
          <table:table-cell office:value-type="string">
            <text:p>Herbalife</text:p>
          </table:table-cell>
          <table:table-cell table:formula="of:=[.C226]=[.C22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7">
            <text:p>317</text:p>
          </table:table-cell>
          <table:table-cell office:value-type="string">
            <text:p>HIPOTECARIA</text:p>
          </table:table-cell>
          <table:table-cell office:value-type="string">
            <text:p>La Hipotecaria</text:p>
          </table:table-cell>
          <table:table-cell table:formula="of:=[.C227]=[.C22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6">
            <text:p>116</text:p>
          </table:table-cell>
          <table:table-cell office:value-type="string">
            <text:p>HORAS AL 100</text:p>
          </table:table-cell>
          <table:table-cell office:value-type="string">
            <text:p>Horas Extras al 100%</text:p>
          </table:table-cell>
          <table:table-cell table:formula="of:=[.C228]=[.C22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7">
            <text:p>117</text:p>
          </table:table-cell>
          <table:table-cell office:value-type="string">
            <text:p>HORAS AL 35%</text:p>
          </table:table-cell>
          <table:table-cell office:value-type="string">
            <text:p>Horas Extras Al 35%</text:p>
          </table:table-cell>
          <table:table-cell table:formula="of:=[.C229]=[.C23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8">
            <text:p>118</text:p>
          </table:table-cell>
          <table:table-cell office:value-type="string">
            <text:p>HORAS EXTRAS</text:p>
          </table:table-cell>
          <table:table-cell office:value-type="string">
            <text:p>Horas Extras</text:p>
          </table:table-cell>
          <table:table-cell table:formula="of:=[.C230]=[.C23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19">
            <text:p>119</text:p>
          </table:table-cell>
          <table:table-cell office:value-type="string">
            <text:p>HR 100% STAF</text:p>
          </table:table-cell>
          <table:table-cell office:value-type="string">
            <text:p>Horas Extras al 100% Staff</text:p>
          </table:table-cell>
          <table:table-cell table:formula="of:=[.C231]=[.C23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0">
            <text:p>120</text:p>
          </table:table-cell>
          <table:table-cell office:value-type="string">
            <text:p>HR 35% STAFF</text:p>
          </table:table-cell>
          <table:table-cell office:value-type="string">
            <text:p>Horas Extras al 35% Staff</text:p>
          </table:table-cell>
          <table:table-cell table:formula="of:=[.C232]=[.C23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1">
            <text:p>121</text:p>
          </table:table-cell>
          <table:table-cell office:value-type="string">
            <text:p>HR CAT ANT</text:p>
          </table:table-cell>
          <table:table-cell office:value-type="string">
            <text:p>15% Nocturno (reclamación)</text:p>
          </table:table-cell>
          <table:table-cell table:formula="of:=[.C233]=[.C23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2">
            <text:p>122</text:p>
          </table:table-cell>
          <table:table-cell office:value-type="string">
            <text:p>HR DIA DESC</text:p>
          </table:table-cell>
          <table:table-cell office:value-type="string">
            <text:p>Horas en día de descanso</text:p>
          </table:table-cell>
          <table:table-cell table:formula="of:=[.C234]=[.C23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3">
            <text:p>123</text:p>
          </table:table-cell>
          <table:table-cell office:value-type="string">
            <text:p>HRS CONT AGE</text:p>
          </table:table-cell>
          <table:table-cell office:value-type="string">
            <text:p>Horas Contingencia por Ley</text:p>
          </table:table-cell>
          <table:table-cell table:formula="of:=[.C235]=[.C23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4">
            <text:p>124</text:p>
          </table:table-cell>
          <table:table-cell office:value-type="string">
            <text:p>HRS CONT EXT</text:p>
          </table:table-cell>
          <table:table-cell office:value-type="string">
            <text:p>Contingencia trabajado extra</text:p>
          </table:table-cell>
          <table:table-cell table:formula="of:=[.C236]=[.C23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5">
            <text:p>125</text:p>
          </table:table-cell>
          <table:table-cell office:value-type="string">
            <text:p>HRS CONT TRA</text:p>
          </table:table-cell>
          <table:table-cell office:value-type="string">
            <text:p>Horas Contingencia Trabajado</text:p>
          </table:table-cell>
          <table:table-cell table:formula="of:=[.C237]=[.C23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6">
            <text:p>126</text:p>
          </table:table-cell>
          <table:table-cell office:value-type="string">
            <text:p>HRS DIA LIB</text:p>
          </table:table-cell>
          <table:table-cell office:value-type="string">
            <text:p>Horas Día Libre</text:p>
          </table:table-cell>
          <table:table-cell table:formula="of:=[.C238]=[.C23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7">
            <text:p>127</text:p>
          </table:table-cell>
          <table:table-cell office:value-type="string">
            <text:p>HRS DOBLES</text:p>
          </table:table-cell>
          <table:table-cell office:value-type="string">
            <text:p>Horas Dobles</text:p>
          </table:table-cell>
          <table:table-cell table:formula="of:=[.C239]=[.C24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8">
            <text:p>128</text:p>
          </table:table-cell>
          <table:table-cell office:value-type="string">
            <text:p>HRS EXT PA</text:p>
          </table:table-cell>
          <table:table-cell office:value-type="string">
            <text:p>Horas Extras Periodo Anterior</text:p>
          </table:table-cell>
          <table:table-cell table:formula="of:=[.C240]=[.C24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29">
            <text:p>129</text:p>
          </table:table-cell>
          <table:table-cell office:value-type="string">
            <text:p>HRS EXTRAS</text:p>
          </table:table-cell>
          <table:table-cell office:value-type="string">
            <text:p>Horas Extras</text:p>
          </table:table-cell>
          <table:table-cell table:formula="of:=[.C241]=[.C24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30">
            <text:p>130</text:p>
          </table:table-cell>
          <table:table-cell office:value-type="string">
            <text:p>HRS FALT ANT</text:p>
          </table:table-cell>
          <table:table-cell office:value-type="string">
            <text:p>Horas Faltantes (reclamación)</text:p>
          </table:table-cell>
          <table:table-cell table:formula="of:=[.C242]=[.C24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31">
            <text:p>131</text:p>
          </table:table-cell>
          <table:table-cell office:value-type="string">
            <text:p>HRS FEST EXT</text:p>
          </table:table-cell>
          <table:table-cell office:value-type="string">
            <text:p>Feriado trabajado extra</text:p>
          </table:table-cell>
          <table:table-cell table:formula="of:=[.C243]=[.C24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32">
            <text:p>132</text:p>
          </table:table-cell>
          <table:table-cell office:value-type="string">
            <text:p>HRS FESTIVO</text:p>
          </table:table-cell>
          <table:table-cell office:value-type="string">
            <text:p>Feriado Trabajado</text:p>
          </table:table-cell>
          <table:table-cell table:formula="of:=[.C244]=[.C24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8">
            <text:p>318</text:p>
          </table:table-cell>
          <table:table-cell office:value-type="string">
            <text:p>HRS INC ENF</text:p>
          </table:table-cell>
          <table:table-cell office:value-type="string">
            <text:p>Incapacidad Enfermedad</text:p>
          </table:table-cell>
          <table:table-cell table:formula="of:=[.C245]=[.C24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19">
            <text:p>319</text:p>
          </table:table-cell>
          <table:table-cell office:value-type="string">
            <text:p>HRS INC EPRF</text:p>
          </table:table-cell>
          <table:table-cell office:value-type="string">
            <text:p>Incapacidad enferm profesional</text:p>
          </table:table-cell>
          <table:table-cell table:formula="of:=[.C246]=[.C24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0">
            <text:p>320</text:p>
          </table:table-cell>
          <table:table-cell office:value-type="string">
            <text:p>HRS INC MAT</text:p>
          </table:table-cell>
          <table:table-cell office:value-type="string">
            <text:p>Incapacidad por maternidad</text:p>
          </table:table-cell>
          <table:table-cell table:formula="of:=[.C247]=[.C24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1">
            <text:p>321</text:p>
          </table:table-cell>
          <table:table-cell office:value-type="string">
            <text:p>HRS INC RT</text:p>
          </table:table-cell>
          <table:table-cell office:value-type="string">
            <text:p>Incapacidad por riesgo trabajo</text:p>
          </table:table-cell>
          <table:table-cell table:formula="of:=[.C248]=[.C24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33">
            <text:p>133</text:p>
          </table:table-cell>
          <table:table-cell office:value-type="string">
            <text:p>HRS LIB EXT</text:p>
          </table:table-cell>
          <table:table-cell office:value-type="string">
            <text:p>Horas Día Libre Extra</text:p>
          </table:table-cell>
          <table:table-cell table:formula="of:=[.C249]=[.C25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2">
            <text:p>322</text:p>
          </table:table-cell>
          <table:table-cell office:value-type="string">
            <text:p>HRS NO TRAB</text:p>
          </table:table-cell>
          <table:table-cell office:value-type="string">
            <text:p>Horas no trabajadas</text:p>
          </table:table-cell>
          <table:table-cell table:formula="of:=[.C250]=[.C25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34">
            <text:p>134</text:p>
          </table:table-cell>
          <table:table-cell office:value-type="string">
            <text:p>HRS NOCTURNA</text:p>
          </table:table-cell>
          <table:table-cell office:value-type="string">
            <text:p>Horas nocturnas 15%</text:p>
          </table:table-cell>
          <table:table-cell table:formula="of:=[.C251]=[.C25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35">
            <text:p>135</text:p>
          </table:table-cell>
          <table:table-cell office:value-type="string">
            <text:p>HRS TRIPLES</text:p>
          </table:table-cell>
          <table:table-cell office:value-type="string">
            <text:p>Horas Triples</text:p>
          </table:table-cell>
          <table:table-cell table:formula="of:=[.C252]=[.C25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3">
            <text:p>323</text:p>
          </table:table-cell>
          <table:table-cell office:value-type="string">
            <text:p>IMP ISR</text:p>
          </table:table-cell>
          <table:table-cell office:value-type="string">
            <text:p>ISR</text:p>
          </table:table-cell>
          <table:table-cell table:formula="of:=[.C253]=[.C254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6">
            <text:p>136</text:p>
          </table:table-cell>
          <table:table-cell office:value-type="string">
            <text:p>IMPUESTO EST</text:p>
          </table:table-cell>
          <table:table-cell office:value-type="string">
            <text:p>Impuesto Nómina Estatal</text:p>
          </table:table-cell>
          <table:table-cell table:formula="of:=[.C254]=[.C255]" office:value-type="boolean" office:boolean-value="true">
            <text:p>VERDADER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4">
            <text:p>324</text:p>
          </table:table-cell>
          <table:table-cell office:value-type="string">
            <text:p>IMPUESTO EST</text:p>
          </table:table-cell>
          <table:table-cell office:value-type="string">
            <text:p>Impuesto Nómina Estatal</text:p>
          </table:table-cell>
          <table:table-cell table:formula="of:=[.C255]=[.C25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5">
            <text:p>325</text:p>
          </table:table-cell>
          <table:table-cell office:value-type="string">
            <text:p>INC ENF ANT</text:p>
          </table:table-cell>
          <table:table-cell office:value-type="string">
            <text:p>Enfermedad General Anterior</text:p>
          </table:table-cell>
          <table:table-cell table:formula="of:=[.C256]=[.C25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6">
            <text:p>326</text:p>
          </table:table-cell>
          <table:table-cell office:value-type="string">
            <text:p>INC MAT ANT</text:p>
          </table:table-cell>
          <table:table-cell office:value-type="string">
            <text:p>Permiso Maternidad - Anterior</text:p>
          </table:table-cell>
          <table:table-cell table:formula="of:=[.C257]=[.C25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7">
            <text:p>327</text:p>
          </table:table-cell>
          <table:table-cell office:value-type="string">
            <text:p>INC PER ANT</text:p>
          </table:table-cell>
          <table:table-cell office:value-type="string">
            <text:p>Incapacidad Periodo Anterior</text:p>
          </table:table-cell>
          <table:table-cell table:formula="of:=[.C258]=[.C25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8">
            <text:p>328</text:p>
          </table:table-cell>
          <table:table-cell office:value-type="string">
            <text:p>INC RSGO ANT</text:p>
          </table:table-cell>
          <table:table-cell office:value-type="string">
            <text:p>Incap Riesgo Trabajo - Ant</text:p>
          </table:table-cell>
          <table:table-cell table:formula="of:=[.C259]=[.C26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29">
            <text:p>329</text:p>
          </table:table-cell>
          <table:table-cell office:value-type="string">
            <text:p>INC TRAY ANT</text:p>
          </table:table-cell>
          <table:table-cell office:value-type="string">
            <text:p>Riesgo en Trayecto - Anterior</text:p>
          </table:table-cell>
          <table:table-cell table:formula="of:=[.C260]=[.C26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0">
            <text:p>330</text:p>
          </table:table-cell>
          <table:table-cell office:value-type="string">
            <text:p>INCAP ENF TR</text:p>
          </table:table-cell>
          <table:table-cell office:value-type="string">
            <text:p>Enfermedad Profesional</text:p>
          </table:table-cell>
          <table:table-cell table:formula="of:=[.C261]=[.C26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1">
            <text:p>331</text:p>
          </table:table-cell>
          <table:table-cell office:value-type="string">
            <text:p>INCAP ENFERM</text:p>
          </table:table-cell>
          <table:table-cell office:value-type="string">
            <text:p>Enfermedad General</text:p>
          </table:table-cell>
          <table:table-cell table:formula="of:=[.C262]=[.C26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2">
            <text:p>332</text:p>
          </table:table-cell>
          <table:table-cell office:value-type="string">
            <text:p>INCAP RETRO</text:p>
          </table:table-cell>
          <table:table-cell office:value-type="string">
            <text:p>Delta Incapacidades</text:p>
          </table:table-cell>
          <table:table-cell table:formula="of:=[.C263]=[.C26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3">
            <text:p>333</text:p>
          </table:table-cell>
          <table:table-cell office:value-type="string">
            <text:p>INCAP TRAYEC</text:p>
          </table:table-cell>
          <table:table-cell office:value-type="string">
            <text:p>Incapacidad Riesgo en Trayecto</text:p>
          </table:table-cell>
          <table:table-cell table:formula="of:=[.C264]=[.C26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4">
            <text:p>334</text:p>
          </table:table-cell>
          <table:table-cell office:value-type="string">
            <text:p>INCAPACID A2</text:p>
          </table:table-cell>
          <table:table-cell office:value-type="string">
            <text:p>Incapacidad Tipo A</text:p>
          </table:table-cell>
          <table:table-cell table:formula="of:=[.C265]=[.C26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5">
            <text:p>335</text:p>
          </table:table-cell>
          <table:table-cell office:value-type="string">
            <text:p>INCAPACIDA A</text:p>
          </table:table-cell>
          <table:table-cell office:value-type="string">
            <text:p>Incapacidad Tipo A</text:p>
          </table:table-cell>
          <table:table-cell table:formula="of:=[.C266]=[.C26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6">
            <text:p>336</text:p>
          </table:table-cell>
          <table:table-cell office:value-type="string">
            <text:p>INCAPACIDA B</text:p>
          </table:table-cell>
          <table:table-cell office:value-type="string">
            <text:p>Incapacidad Tipo B</text:p>
          </table:table-cell>
          <table:table-cell table:formula="of:=[.C267]=[.C26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7">
            <text:p>337</text:p>
          </table:table-cell>
          <table:table-cell office:value-type="string">
            <text:p>INCAPACIDA C</text:p>
          </table:table-cell>
          <table:table-cell office:value-type="string">
            <text:p>Incapacidad Tipo C</text:p>
          </table:table-cell>
          <table:table-cell table:formula="of:=[.C268]=[.C269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7">
            <text:p>137</text:p>
          </table:table-cell>
          <table:table-cell office:value-type="string">
            <text:p>INDEMNIZACIO</text:p>
          </table:table-cell>
          <table:table-cell office:value-type="string">
            <text:p>Indemnización</text:p>
          </table:table-cell>
          <table:table-cell table:formula="of:=[.C269]=[.C270]" office:value-type="boolean" office:boolean-value="true">
            <text:p>VERDADER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38">
            <text:p>138</text:p>
          </table:table-cell>
          <table:table-cell office:value-type="string">
            <text:p>INDEMNIZACIO</text:p>
          </table:table-cell>
          <table:table-cell office:value-type="string">
            <text:p>Indemnizacion</text:p>
          </table:table-cell>
          <table:table-cell table:formula="of:=[.C270]=[.C271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9">
            <text:p>139</text:p>
          </table:table-cell>
          <table:table-cell table:number-columns-repeated="2" office:value-type="string">
            <text:p>INFONAVIT</text:p>
          </table:table-cell>
          <table:table-cell table:formula="of:=[.C271]=[.C272]" office:value-type="boolean" office:boolean-value="true">
            <text:p>VERDADER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8">
            <text:p>338</text:p>
          </table:table-cell>
          <table:table-cell table:number-columns-repeated="2" office:value-type="string">
            <text:p>INFONAVIT</text:p>
          </table:table-cell>
          <table:table-cell table:formula="of:=[.C272]=[.C27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39">
            <text:p>339</text:p>
          </table:table-cell>
          <table:table-cell table:number-columns-repeated="2" office:value-type="string">
            <text:p>IPSFA</text:p>
          </table:table-cell>
          <table:table-cell table:formula="of:=[.C273]=[.C274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string">
            <text:p>ISN</text:p>
          </table:table-cell>
          <table:table-cell office:value-type="string">
            <text:p>Impuesto Estatal Exenciones</text:p>
          </table:table-cell>
          <table:table-cell table:formula="of:=[.C274]=[.C275]" office:value-type="boolean" office:boolean-value="true">
            <text:p>VERDADER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0">
            <text:p>340</text:p>
          </table:table-cell>
          <table:table-cell office:value-type="string">
            <text:p>ISN</text:p>
          </table:table-cell>
          <table:table-cell office:value-type="string">
            <text:p>Impuesto Estatal Exenciones</text:p>
          </table:table-cell>
          <table:table-cell table:formula="of:=[.C275]=[.C27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1">
            <text:p>341</text:p>
          </table:table-cell>
          <table:table-cell office:value-type="string">
            <text:p>ISR</text:p>
          </table:table-cell>
          <table:table-cell office:value-type="string">
            <text:p>Impuestos</text:p>
          </table:table-cell>
          <table:table-cell table:formula="of:=[.C276]=[.C27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2">
            <text:p>342</text:p>
          </table:table-cell>
          <table:table-cell office:value-type="string">
            <text:p>ISR A CARGO</text:p>
          </table:table-cell>
          <table:table-cell office:value-type="string">
            <text:p>ISR a Cargo</text:p>
          </table:table-cell>
          <table:table-cell table:formula="of:=[.C277]=[.C278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1">
            <text:p>141</text:p>
          </table:table-cell>
          <table:table-cell office:value-type="string">
            <text:p>ISR A FAVOR</text:p>
          </table:table-cell>
          <table:table-cell office:value-type="string">
            <text:p>ISR a Favor</text:p>
          </table:table-cell>
          <table:table-cell table:formula="of:=[.C278]=[.C279]" office:value-type="boolean" office:boolean-value="true">
            <text:p>VERDADER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3">
            <text:p>343</text:p>
          </table:table-cell>
          <table:table-cell office:value-type="string">
            <text:p>ISR A FAVOR</text:p>
          </table:table-cell>
          <table:table-cell office:value-type="string">
            <text:p>ISR a Favor</text:p>
          </table:table-cell>
          <table:table-cell table:formula="of:=[.C279]=[.C28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4">
            <text:p>344</text:p>
          </table:table-cell>
          <table:table-cell office:value-type="string">
            <text:p>ISR NETO 95</text:p>
          </table:table-cell>
          <table:table-cell office:value-type="string">
            <text:p>ISR Neto Artículo 95</text:p>
          </table:table-cell>
          <table:table-cell table:formula="of:=[.C280]=[.C28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5">
            <text:p>345</text:p>
          </table:table-cell>
          <table:table-cell office:value-type="string">
            <text:p>ISR NETO 96</text:p>
          </table:table-cell>
          <table:table-cell office:value-type="string">
            <text:p>ISR Neto Artículo 96</text:p>
          </table:table-cell>
          <table:table-cell table:formula="of:=[.C281]=[.C28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6">
            <text:p>346</text:p>
          </table:table-cell>
          <table:table-cell table:number-columns-repeated="2" office:value-type="string">
            <text:p>ISSS</text:p>
          </table:table-cell>
          <table:table-cell table:formula="of:=[.C282]=[.C28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7">
            <text:p>347</text:p>
          </table:table-cell>
          <table:table-cell office:value-type="string">
            <text:p>ISSS PENS</text:p>
          </table:table-cell>
          <table:table-cell office:value-type="string">
            <text:p>ISSS Pensionado</text:p>
          </table:table-cell>
          <table:table-cell table:formula="of:=[.C283]=[.C28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8">
            <text:p>348</text:p>
          </table:table-cell>
          <table:table-cell office:value-type="string">
            <text:p>LA ARGENTINA</text:p>
          </table:table-cell>
          <table:table-cell office:value-type="string">
            <text:p>La Argentina</text:p>
          </table:table-cell>
          <table:table-cell table:formula="of:=[.C284]=[.C28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49">
            <text:p>349</text:p>
          </table:table-cell>
          <table:table-cell office:value-type="string">
            <text:p>LENTES</text:p>
          </table:table-cell>
          <table:table-cell office:value-type="string">
            <text:p>Lentes</text:p>
          </table:table-cell>
          <table:table-cell table:formula="of:=[.C285]=[.C28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0">
            <text:p>350</text:p>
          </table:table-cell>
          <table:table-cell office:value-type="string">
            <text:p>LIBRAS DE AM</text:p>
          </table:table-cell>
          <table:table-cell office:value-type="string">
            <text:p>Libras de Amor</text:p>
          </table:table-cell>
          <table:table-cell table:formula="of:=[.C286]=[.C28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1">
            <text:p>351</text:p>
          </table:table-cell>
          <table:table-cell office:value-type="string">
            <text:p>LIC MATERDA.</text:p>
          </table:table-cell>
          <table:table-cell office:value-type="string">
            <text:p>Licencia Maternidad</text:p>
          </table:table-cell>
          <table:table-cell table:formula="of:=[.C287]=[.C28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2">
            <text:p>352</text:p>
          </table:table-cell>
          <table:table-cell office:value-type="string">
            <text:p>LIC MATERDAD</text:p>
          </table:table-cell>
          <table:table-cell office:value-type="string">
            <text:p>Licencia Maternidad</text:p>
          </table:table-cell>
          <table:table-cell table:formula="of:=[.C288]=[.C28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42">
            <text:p>142</text:p>
          </table:table-cell>
          <table:table-cell office:value-type="string">
            <text:p>LIC MATERN</text:p>
          </table:table-cell>
          <table:table-cell office:value-type="string">
            <text:p>Licencia Maternidad</text:p>
          </table:table-cell>
          <table:table-cell table:formula="of:=[.C289]=[.C29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3">
            <text:p>353</text:p>
          </table:table-cell>
          <table:table-cell office:value-type="string">
            <text:p>MISCELANEOS</text:p>
          </table:table-cell>
          <table:table-cell office:value-type="string">
            <text:p>Misceláneos</text:p>
          </table:table-cell>
          <table:table-cell table:formula="of:=[.C290]=[.C29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4">
            <text:p>354</text:p>
          </table:table-cell>
          <table:table-cell office:value-type="string">
            <text:p>MUE ELIZONDO</text:p>
          </table:table-cell>
          <table:table-cell office:value-type="string">
            <text:p>Muebleria Elizondo</text:p>
          </table:table-cell>
          <table:table-cell table:formula="of:=[.C291]=[.C29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5">
            <text:p>355</text:p>
          </table:table-cell>
          <table:table-cell office:value-type="string">
            <text:p>MUEB ESTAND</text:p>
          </table:table-cell>
          <table:table-cell office:value-type="string">
            <text:p>Muebleria Standard</text:p>
          </table:table-cell>
          <table:table-cell table:formula="of:=[.C292]=[.C29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43">
            <text:p>143</text:p>
          </table:table-cell>
          <table:table-cell office:value-type="string">
            <text:p>NOCT HRS</text:p>
          </table:table-cell>
          <table:table-cell office:value-type="string">
            <text:p>15% Nocturno</text:p>
          </table:table-cell>
          <table:table-cell table:formula="of:=[.C293]=[.C29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44">
            <text:p>144</text:p>
          </table:table-cell>
          <table:table-cell office:value-type="string">
            <text:p>NOCT PA</text:p>
          </table:table-cell>
          <table:table-cell office:value-type="string">
            <text:p>Nocturnidad Periodo Anterior</text:p>
          </table:table-cell>
          <table:table-cell table:formula="of:=[.C294]=[.C29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6">
            <text:p>356</text:p>
          </table:table-cell>
          <table:table-cell office:value-type="string">
            <text:p>NOCT PER ANT</text:p>
          </table:table-cell>
          <table:table-cell office:value-type="string">
            <text:p>Descuento Nocturnidad Per Ant</text:p>
          </table:table-cell>
          <table:table-cell table:formula="of:=[.C295]=[.C29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45">
            <text:p>145</text:p>
          </table:table-cell>
          <table:table-cell office:value-type="string">
            <text:p>NOCTURNIDAD</text:p>
          </table:table-cell>
          <table:table-cell office:value-type="string">
            <text:p>Nocturnidad</text:p>
          </table:table-cell>
          <table:table-cell table:formula="of:=[.C296]=[.C29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7">
            <text:p>357</text:p>
          </table:table-cell>
          <table:table-cell office:value-type="string">
            <text:p>OPT SOL VIS</text:p>
          </table:table-cell>
          <table:table-cell office:value-type="string">
            <text:p>Optica Soluciones Visuales</text:p>
          </table:table-cell>
          <table:table-cell table:formula="of:=[.C297]=[.C29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8">
            <text:p>358</text:p>
          </table:table-cell>
          <table:table-cell office:value-type="string">
            <text:p>OPT VISIOM</text:p>
          </table:table-cell>
          <table:table-cell office:value-type="string">
            <text:p>Optica Visiometrics</text:p>
          </table:table-cell>
          <table:table-cell table:formula="of:=[.C298]=[.C29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59">
            <text:p>359</text:p>
          </table:table-cell>
          <table:table-cell office:value-type="string">
            <text:p>OPTICA</text:p>
          </table:table-cell>
          <table:table-cell office:value-type="string">
            <text:p>Optica</text:p>
          </table:table-cell>
          <table:table-cell table:formula="of:=[.C299]=[.C30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0">
            <text:p>360</text:p>
          </table:table-cell>
          <table:table-cell office:value-type="string">
            <text:p>OPTICA DARL</text:p>
          </table:table-cell>
          <table:table-cell office:value-type="string">
            <text:p>Optica Darlyn</text:p>
          </table:table-cell>
          <table:table-cell table:formula="of:=[.C300]=[.C30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1">
            <text:p>361</text:p>
          </table:table-cell>
          <table:table-cell office:value-type="string">
            <text:p>OTRAS DEDUC1</text:p>
          </table:table-cell>
          <table:table-cell office:value-type="string">
            <text:p>Otras Deducciones</text:p>
          </table:table-cell>
          <table:table-cell table:formula="of:=[.C301]=[.C30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2">
            <text:p>362</text:p>
          </table:table-cell>
          <table:table-cell office:value-type="string">
            <text:p>OTRAS DEDUCC</text:p>
          </table:table-cell>
          <table:table-cell office:value-type="string">
            <text:p>Otras Deducciones</text:p>
          </table:table-cell>
          <table:table-cell table:formula="of:=[.C302]=[.C30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3">
            <text:p>363</text:p>
          </table:table-cell>
          <table:table-cell office:value-type="string">
            <text:p>OTROS</text:p>
          </table:table-cell>
          <table:table-cell office:value-type="string">
            <text:p>Otros</text:p>
          </table:table-cell>
          <table:table-cell table:formula="of:=[.C303]=[.C30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46">
            <text:p>146</text:p>
          </table:table-cell>
          <table:table-cell office:value-type="string">
            <text:p>OTROS INGRES</text:p>
          </table:table-cell>
          <table:table-cell office:value-type="string">
            <text:p>Otros Ingresos</text:p>
          </table:table-cell>
          <table:table-cell table:formula="of:=[.C304]=[.C30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47">
            <text:p>147</text:p>
          </table:table-cell>
          <table:table-cell office:value-type="string">
            <text:p>PAGO DED IMP</text:p>
          </table:table-cell>
          <table:table-cell office:value-type="string">
            <text:p>Pago por deducción improcedent</text:p>
          </table:table-cell>
          <table:table-cell table:formula="of:=[.C305]=[.C30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4">
            <text:p>364</text:p>
          </table:table-cell>
          <table:table-cell office:value-type="string">
            <text:p>PENS ALIM S</text:p>
          </table:table-cell>
          <table:table-cell office:value-type="string">
            <text:p>Pensión Alimenticia</text:p>
          </table:table-cell>
          <table:table-cell table:formula="of:=[.C306]=[.C30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5">
            <text:p>365</text:p>
          </table:table-cell>
          <table:table-cell office:value-type="string">
            <text:p>PENSION ALIM</text:p>
          </table:table-cell>
          <table:table-cell office:value-type="string">
            <text:p>Pensión Alimenticia</text:p>
          </table:table-cell>
          <table:table-cell table:formula="of:=[.C307]=[.C30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6">
            <text:p>366</text:p>
          </table:table-cell>
          <table:table-cell office:value-type="string">
            <text:p>PENSION C FI</text:p>
          </table:table-cell>
          <table:table-cell office:value-type="string">
            <text:p>Pensión Alimenticia</text:p>
          </table:table-cell>
          <table:table-cell table:formula="of:=[.C308]=[.C30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7">
            <text:p>367</text:p>
          </table:table-cell>
          <table:table-cell office:value-type="string">
            <text:p>PENSION NETO</text:p>
          </table:table-cell>
          <table:table-cell office:value-type="string">
            <text:p>Pensión Alimenticia</text:p>
          </table:table-cell>
          <table:table-cell table:formula="of:=[.C309]=[.C31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8">
            <text:p>368</text:p>
          </table:table-cell>
          <table:table-cell office:value-type="string">
            <text:p>PENSION T-I</text:p>
          </table:table-cell>
          <table:table-cell office:value-type="string">
            <text:p>Pensión Alimenticia</text:p>
          </table:table-cell>
          <table:table-cell table:formula="of:=[.C310]=[.C31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69">
            <text:p>369</text:p>
          </table:table-cell>
          <table:table-cell office:value-type="string">
            <text:p>PENSION TOT</text:p>
          </table:table-cell>
          <table:table-cell office:value-type="string">
            <text:p>Pensión Alimenticia</text:p>
          </table:table-cell>
          <table:table-cell table:formula="of:=[.C311]=[.C31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0">
            <text:p>370</text:p>
          </table:table-cell>
          <table:table-cell office:value-type="string">
            <text:p>PER CAPITA S</text:p>
          </table:table-cell>
          <table:table-cell office:value-type="string">
            <text:p>Per Cápita (SFS)</text:p>
          </table:table-cell>
          <table:table-cell table:formula="of:=[.C312]=[.C31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48">
            <text:p>148</text:p>
          </table:table-cell>
          <table:table-cell office:value-type="string">
            <text:p>PERM C/GOCE</text:p>
          </table:table-cell>
          <table:table-cell office:value-type="string">
            <text:p>Permiso con goce</text:p>
          </table:table-cell>
          <table:table-cell table:formula="of:=[.C313]=[.C31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1">
            <text:p>371</text:p>
          </table:table-cell>
          <table:table-cell office:value-type="string">
            <text:p>PERMI S/G HR</text:p>
          </table:table-cell>
          <table:table-cell office:value-type="string">
            <text:p>Ausencia No Remunerada Hrs</text:p>
          </table:table-cell>
          <table:table-cell table:formula="of:=[.C314]=[.C31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2">
            <text:p>372</text:p>
          </table:table-cell>
          <table:table-cell office:value-type="string">
            <text:p>PERMI S/GOCE</text:p>
          </table:table-cell>
          <table:table-cell office:value-type="string">
            <text:p>Ausencia No Remunerada</text:p>
          </table:table-cell>
          <table:table-cell table:formula="of:=[.C315]=[.C31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3">
            <text:p>373</text:p>
          </table:table-cell>
          <table:table-cell office:value-type="string">
            <text:p>POSADA</text:p>
          </table:table-cell>
          <table:table-cell office:value-type="string">
            <text:p>Posada</text:p>
          </table:table-cell>
          <table:table-cell table:formula="of:=[.C316]=[.C31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49">
            <text:p>149</text:p>
          </table:table-cell>
          <table:table-cell office:value-type="string">
            <text:p>PRE SUB BECA</text:p>
          </table:table-cell>
          <table:table-cell office:value-type="string">
            <text:p>Préstamo Subsidio Bécate</text:p>
          </table:table-cell>
          <table:table-cell table:formula="of:=[.C317]=[.C31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1">
            <text:p>151</text:p>
          </table:table-cell>
          <table:table-cell office:value-type="string">
            <text:p>PRE-AVISO</text:p>
          </table:table-cell>
          <table:table-cell office:value-type="string">
            <text:p>Pre-Aviso*</text:p>
          </table:table-cell>
          <table:table-cell table:formula="of:=[.C318]=[.C31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0">
            <text:p>150</text:p>
          </table:table-cell>
          <table:table-cell office:value-type="string">
            <text:p>PREAVISO</text:p>
          </table:table-cell>
          <table:table-cell office:value-type="string">
            <text:p>Preaviso de baja</text:p>
          </table:table-cell>
          <table:table-cell table:formula="of:=[.C319]=[.C32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2">
            <text:p>152</text:p>
          </table:table-cell>
          <table:table-cell office:value-type="string">
            <text:p>PREM ASI ANT</text:p>
          </table:table-cell>
          <table:table-cell office:value-type="string">
            <text:p>Premio Asistencia Anterior</text:p>
          </table:table-cell>
          <table:table-cell table:formula="of:=[.C320]=[.C32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3">
            <text:p>153</text:p>
          </table:table-cell>
          <table:table-cell office:value-type="string">
            <text:p>PREM PUN ANT</text:p>
          </table:table-cell>
          <table:table-cell office:value-type="string">
            <text:p>Premio Puntualidad Anterior</text:p>
          </table:table-cell>
          <table:table-cell table:formula="of:=[.C321]=[.C32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4">
            <text:p>154</text:p>
          </table:table-cell>
          <table:table-cell office:value-type="string">
            <text:p>PREMIO</text:p>
          </table:table-cell>
          <table:table-cell office:value-type="string">
            <text:p>Premio por Compañia</text:p>
          </table:table-cell>
          <table:table-cell table:formula="of:=[.C322]=[.C32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4">
            <text:p>374</text:p>
          </table:table-cell>
          <table:table-cell office:value-type="string">
            <text:p>PRES BCO POP</text:p>
          </table:table-cell>
          <table:table-cell office:value-type="string">
            <text:p>Prestamo Banco Popular</text:p>
          </table:table-cell>
          <table:table-cell table:formula="of:=[.C323]=[.C32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5">
            <text:p>375</text:p>
          </table:table-cell>
          <table:table-cell office:value-type="string">
            <text:p>PRES FONACOT</text:p>
          </table:table-cell>
          <table:table-cell office:value-type="string">
            <text:p>Préstamos FONACOT</text:p>
          </table:table-cell>
          <table:table-cell table:formula="of:=[.C324]=[.C32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6">
            <text:p>376</text:p>
          </table:table-cell>
          <table:table-cell office:value-type="string">
            <text:p>PRESTAMO CIA</text:p>
          </table:table-cell>
          <table:table-cell office:value-type="string">
            <text:p>Préstamos Empresa</text:p>
          </table:table-cell>
          <table:table-cell table:formula="of:=[.C325]=[.C32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7">
            <text:p>377</text:p>
          </table:table-cell>
          <table:table-cell office:value-type="string">
            <text:p>PRESTAMOS</text:p>
          </table:table-cell>
          <table:table-cell office:value-type="string">
            <text:p>Prestamos</text:p>
          </table:table-cell>
          <table:table-cell table:formula="of:=[.C326]=[.C32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8">
            <text:p>378</text:p>
          </table:table-cell>
          <table:table-cell office:value-type="string">
            <text:p>PRICEMART</text:p>
          </table:table-cell>
          <table:table-cell office:value-type="string">
            <text:p>Pricemart</text:p>
          </table:table-cell>
          <table:table-cell table:formula="of:=[.C327]=[.C32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79">
            <text:p>379</text:p>
          </table:table-cell>
          <table:table-cell office:value-type="string">
            <text:p>PRIM BC TRAB</text:p>
          </table:table-cell>
          <table:table-cell office:value-type="string">
            <text:p>Primer Banco de los Trabajador</text:p>
          </table:table-cell>
          <table:table-cell table:formula="of:=[.C328]=[.C32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5">
            <text:p>155</text:p>
          </table:table-cell>
          <table:table-cell office:value-type="string">
            <text:p>PRIMA ANTIG</text:p>
          </table:table-cell>
          <table:table-cell office:value-type="string">
            <text:p>Prima Antigüedad</text:p>
          </table:table-cell>
          <table:table-cell table:formula="of:=[.C329]=[.C33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6">
            <text:p>156</text:p>
          </table:table-cell>
          <table:table-cell office:value-type="string">
            <text:p>PRIMA DOM EX</text:p>
          </table:table-cell>
          <table:table-cell office:value-type="string">
            <text:p>Prima Dominical Exenta</text:p>
          </table:table-cell>
          <table:table-cell table:formula="of:=[.C330]=[.C33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7">
            <text:p>157</text:p>
          </table:table-cell>
          <table:table-cell office:value-type="string">
            <text:p>PRIMA DOM GR</text:p>
          </table:table-cell>
          <table:table-cell office:value-type="string">
            <text:p>Prima Dominical Gravable</text:p>
          </table:table-cell>
          <table:table-cell table:formula="of:=[.C331]=[.C33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8">
            <text:p>158</text:p>
          </table:table-cell>
          <table:table-cell office:value-type="string">
            <text:p>PRIMA VAC EX</text:p>
          </table:table-cell>
          <table:table-cell office:value-type="string">
            <text:p>Prima Vacacional Exenta</text:p>
          </table:table-cell>
          <table:table-cell table:formula="of:=[.C332]=[.C33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59">
            <text:p>159</text:p>
          </table:table-cell>
          <table:table-cell office:value-type="string">
            <text:p>PRIMA VAC GR</text:p>
          </table:table-cell>
          <table:table-cell office:value-type="string">
            <text:p>Prima Vacacional Gravable</text:p>
          </table:table-cell>
          <table:table-cell table:formula="of:=[.C333]=[.C33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0">
            <text:p>380</text:p>
          </table:table-cell>
          <table:table-cell office:value-type="string">
            <text:p>PRO GRAL REP</text:p>
          </table:table-cell>
          <table:table-cell office:value-type="string">
            <text:p>PGR</text:p>
          </table:table-cell>
          <table:table-cell table:formula="of:=[.C334]=[.C33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1">
            <text:p>381</text:p>
          </table:table-cell>
          <table:table-cell office:value-type="string">
            <text:p>PROC GRAL RE</text:p>
          </table:table-cell>
          <table:table-cell office:value-type="string">
            <text:p>PGR 30%</text:p>
          </table:table-cell>
          <table:table-cell table:formula="of:=[.C335]=[.C33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2">
            <text:p>382</text:p>
          </table:table-cell>
          <table:table-cell office:value-type="string">
            <text:p>PROMERICA</text:p>
          </table:table-cell>
          <table:table-cell office:value-type="string">
            <text:p>Promerica</text:p>
          </table:table-cell>
          <table:table-cell table:formula="of:=[.C336]=[.C33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3">
            <text:p>383</text:p>
          </table:table-cell>
          <table:table-cell office:value-type="string">
            <text:p>PROMOB/FAMSA</text:p>
          </table:table-cell>
          <table:table-cell office:value-type="string">
            <text:p>PROMOBIEN/FAMSA</text:p>
          </table:table-cell>
          <table:table-cell table:formula="of:=[.C337]=[.C33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4">
            <text:p>384</text:p>
          </table:table-cell>
          <table:table-cell office:value-type="string">
            <text:p>PSGS PER ANT</text:p>
          </table:table-cell>
          <table:table-cell office:value-type="string">
            <text:p>Perm sin goce Periodo Anterior</text:p>
          </table:table-cell>
          <table:table-cell table:formula="of:=[.C338]=[.C33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0">
            <text:p>160</text:p>
          </table:table-cell>
          <table:table-cell office:value-type="string">
            <text:p>PTU EXENTO</text:p>
          </table:table-cell>
          <table:table-cell office:value-type="string">
            <text:p>PTU Exento</text:p>
          </table:table-cell>
          <table:table-cell table:formula="of:=[.C339]=[.C34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1">
            <text:p>161</text:p>
          </table:table-cell>
          <table:table-cell office:value-type="string">
            <text:p>PTU GRAVADO</text:p>
          </table:table-cell>
          <table:table-cell office:value-type="string">
            <text:p>PTU Gravable</text:p>
          </table:table-cell>
          <table:table-cell table:formula="of:=[.C340]=[.C34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5">
            <text:p>385</text:p>
          </table:table-cell>
          <table:table-cell office:value-type="string">
            <text:p>REB CAFEPEND</text:p>
          </table:table-cell>
          <table:table-cell office:value-type="string">
            <text:p>Descuentos Pendientes</text:p>
          </table:table-cell>
          <table:table-cell table:formula="of:=[.C341]=[.C34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6">
            <text:p>386</text:p>
          </table:table-cell>
          <table:table-cell office:value-type="string">
            <text:p>REBAJ ALQUIL</text:p>
          </table:table-cell>
          <table:table-cell office:value-type="string">
            <text:p>Rebajo de Alquiler</text:p>
          </table:table-cell>
          <table:table-cell table:formula="of:=[.C342]=[.C34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7">
            <text:p>387</text:p>
          </table:table-cell>
          <table:table-cell office:value-type="string">
            <text:p>REBAJA SALAR</text:p>
          </table:table-cell>
          <table:table-cell office:value-type="string">
            <text:p>Rebaja Salarial</text:p>
          </table:table-cell>
          <table:table-cell table:formula="of:=[.C343]=[.C34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2">
            <text:p>162</text:p>
          </table:table-cell>
          <table:table-cell office:value-type="string">
            <text:p>REC HRS 35%</text:p>
          </table:table-cell>
          <table:table-cell office:value-type="string">
            <text:p>Horas extras 35% (reclamación)</text:p>
          </table:table-cell>
          <table:table-cell table:formula="of:=[.C344]=[.C34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8">
            <text:p>388</text:p>
          </table:table-cell>
          <table:table-cell office:value-type="string">
            <text:p>RECUP ANTICI</text:p>
          </table:table-cell>
          <table:table-cell office:value-type="string">
            <text:p>Recuperación Anticipo</text:p>
          </table:table-cell>
          <table:table-cell table:formula="of:=[.C345]=[.C34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3">
            <text:p>163</text:p>
          </table:table-cell>
          <table:table-cell office:value-type="string">
            <text:p>REEM ENF COM</text:p>
          </table:table-cell>
          <table:table-cell office:value-type="string">
            <text:p>Reembolso por Enfermedad Común</text:p>
          </table:table-cell>
          <table:table-cell table:formula="of:=[.C346]=[.C34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4">
            <text:p>164</text:p>
          </table:table-cell>
          <table:table-cell office:value-type="string">
            <text:p>REEM GAS ED</text:p>
          </table:table-cell>
          <table:table-cell office:value-type="string">
            <text:p>Reembolso Gastos Educativos TP</text:p>
          </table:table-cell>
          <table:table-cell table:formula="of:=[.C347]=[.C34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5">
            <text:p>165</text:p>
          </table:table-cell>
          <table:table-cell office:value-type="string">
            <text:p>REEM VARIOS</text:p>
          </table:table-cell>
          <table:table-cell office:value-type="string">
            <text:p>Reembolso Varios</text:p>
          </table:table-cell>
          <table:table-cell table:formula="of:=[.C348]=[.C34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6">
            <text:p>166</text:p>
          </table:table-cell>
          <table:table-cell office:value-type="string">
            <text:p>REEMBOL ISR</text:p>
          </table:table-cell>
          <table:table-cell office:value-type="string">
            <text:p>Reembolso ISR</text:p>
          </table:table-cell>
          <table:table-cell table:formula="of:=[.C349]=[.C35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7">
            <text:p>167</text:p>
          </table:table-cell>
          <table:table-cell office:value-type="string">
            <text:p>REG PASCUAL</text:p>
          </table:table-cell>
          <table:table-cell office:value-type="string">
            <text:p>Regalía Pascual</text:p>
          </table:table-cell>
          <table:table-cell table:formula="of:=[.C350]=[.C35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89">
            <text:p>389</text:p>
          </table:table-cell>
          <table:table-cell office:value-type="string">
            <text:p>REGRESO CLAS</text:p>
          </table:table-cell>
          <table:table-cell office:value-type="string">
            <text:p>Programa Regreso a Clases</text:p>
          </table:table-cell>
          <table:table-cell table:formula="of:=[.C351]=[.C35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8">
            <text:p>168</text:p>
          </table:table-cell>
          <table:table-cell office:value-type="string">
            <text:p>REIN INCA PA</text:p>
          </table:table-cell>
          <table:table-cell office:value-type="string">
            <text:p>Reintegro Incapacidad Periodo</text:p>
          </table:table-cell>
          <table:table-cell table:formula="of:=[.C352]=[.C35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69">
            <text:p>169</text:p>
          </table:table-cell>
          <table:table-cell office:value-type="string">
            <text:p>REINT CUO BC</text:p>
          </table:table-cell>
          <table:table-cell office:value-type="string">
            <text:p>Reintegro Cuota Banco</text:p>
          </table:table-cell>
          <table:table-cell table:formula="of:=[.C353]=[.C35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0">
            <text:p>170</text:p>
          </table:table-cell>
          <table:table-cell office:value-type="string">
            <text:p>REINT DP7</text:p>
          </table:table-cell>
          <table:table-cell office:value-type="string">
            <text:p>Reintegro DP7</text:p>
          </table:table-cell>
          <table:table-cell table:formula="of:=[.C354]=[.C35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1">
            <text:p>171</text:p>
          </table:table-cell>
          <table:table-cell office:value-type="string">
            <text:p>REINT GAFETE</text:p>
          </table:table-cell>
          <table:table-cell office:value-type="string">
            <text:p>Reintegro Gafete</text:p>
          </table:table-cell>
          <table:table-cell table:formula="of:=[.C355]=[.C35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2">
            <text:p>172</text:p>
          </table:table-cell>
          <table:table-cell office:value-type="string">
            <text:p>REINT PSGS</text:p>
          </table:table-cell>
          <table:table-cell office:value-type="string">
            <text:p>Reintegro Perm sin Goce Sldo</text:p>
          </table:table-cell>
          <table:table-cell table:formula="of:=[.C356]=[.C35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3">
            <text:p>173</text:p>
          </table:table-cell>
          <table:table-cell office:value-type="string">
            <text:p>REINT TACCES</text:p>
          </table:table-cell>
          <table:table-cell office:value-type="string">
            <text:p>Reintegro Tarjeta de Acceso</text:p>
          </table:table-cell>
          <table:table-cell table:formula="of:=[.C357]=[.C35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4">
            <text:p>174</text:p>
          </table:table-cell>
          <table:table-cell office:value-type="string">
            <text:p>REINTEG ISR</text:p>
          </table:table-cell>
          <table:table-cell office:value-type="string">
            <text:p>Reintegro ISR</text:p>
          </table:table-cell>
          <table:table-cell table:formula="of:=[.C358]=[.C35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5">
            <text:p>175</text:p>
          </table:table-cell>
          <table:table-cell office:value-type="string">
            <text:p>REINTEG VAR</text:p>
          </table:table-cell>
          <table:table-cell office:value-type="string">
            <text:p>Reintegros Varios</text:p>
          </table:table-cell>
          <table:table-cell table:formula="of:=[.C359]=[.C36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6">
            <text:p>176</text:p>
          </table:table-cell>
          <table:table-cell office:value-type="string">
            <text:p>REPOSICION</text:p>
          </table:table-cell>
          <table:table-cell office:value-type="string">
            <text:p>Reposicion</text:p>
          </table:table-cell>
          <table:table-cell table:formula="of:=[.C360]=[.C36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0">
            <text:p>390</text:p>
          </table:table-cell>
          <table:table-cell office:value-type="string">
            <text:p>RETEN EXPAT</text:p>
          </table:table-cell>
          <table:table-cell office:value-type="string">
            <text:p>Retención Expatriados</text:p>
          </table:table-cell>
          <table:table-cell table:formula="of:=[.C361]=[.C36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7">
            <text:p>177</text:p>
          </table:table-cell>
          <table:table-cell office:value-type="string">
            <text:p>RETIRO VOLUN</text:p>
          </table:table-cell>
          <table:table-cell office:value-type="string">
            <text:p>Compensación Económica</text:p>
          </table:table-cell>
          <table:table-cell table:formula="of:=[.C362]=[.C36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8">
            <text:p>178</text:p>
          </table:table-cell>
          <table:table-cell office:value-type="string">
            <text:p>RETRO SALAR</text:p>
          </table:table-cell>
          <table:table-cell office:value-type="string">
            <text:p>Retroactivo Salarial</text:p>
          </table:table-cell>
          <table:table-cell table:formula="of:=[.C363]=[.C36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1">
            <text:p>391</text:p>
          </table:table-cell>
          <table:table-cell office:value-type="string">
            <text:p>RISR NETO142</text:p>
          </table:table-cell>
          <table:table-cell office:value-type="string">
            <text:p>RISR Neto Art 142</text:p>
          </table:table-cell>
          <table:table-cell table:formula="of:=[.C364]=[.C36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79">
            <text:p>179</text:p>
          </table:table-cell>
          <table:table-cell office:value-type="string">
            <text:p>SALARIO PEND</text:p>
          </table:table-cell>
          <table:table-cell office:value-type="string">
            <text:p>Salario Pendiente p/Finiquitos</text:p>
          </table:table-cell>
          <table:table-cell table:formula="of:=[.C365]=[.C366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0">
            <text:p>180</text:p>
          </table:table-cell>
          <table:table-cell office:value-type="string">
            <text:p>SAR</text:p>
          </table:table-cell>
          <table:table-cell office:value-type="string">
            <text:p>Jubilación (SAR)</text:p>
          </table:table-cell>
          <table:table-cell table:formula="of:=[.C366]=[.C367]" office:value-type="boolean" office:boolean-value="true">
            <text:p>VERDADER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2">
            <text:p>392</text:p>
          </table:table-cell>
          <table:table-cell office:value-type="string">
            <text:p>SAR</text:p>
          </table:table-cell>
          <table:table-cell office:value-type="string">
            <text:p>Jubilación (SAR)</text:p>
          </table:table-cell>
          <table:table-cell table:formula="of:=[.C367]=[.C36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3">
            <text:p>393</text:p>
          </table:table-cell>
          <table:table-cell office:value-type="string">
            <text:p>SCOTIABANK</text:p>
          </table:table-cell>
          <table:table-cell office:value-type="string">
            <text:p>Scotiabank</text:p>
          </table:table-cell>
          <table:table-cell table:formula="of:=[.C368]=[.C36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4">
            <text:p>394</text:p>
          </table:table-cell>
          <table:table-cell office:value-type="string">
            <text:p>SEG SOC BP</text:p>
          </table:table-cell>
          <table:table-cell office:value-type="string">
            <text:p>Seguridad Social Banco Popular</text:p>
          </table:table-cell>
          <table:table-cell table:formula="of:=[.C369]=[.C37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5">
            <text:p>395</text:p>
          </table:table-cell>
          <table:table-cell office:value-type="string">
            <text:p>SEG SOC EM</text:p>
          </table:table-cell>
          <table:table-cell office:value-type="string">
            <text:p>Seguridad Social Enf y Mater</text:p>
          </table:table-cell>
          <table:table-cell table:formula="of:=[.C370]=[.C37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6">
            <text:p>396</text:p>
          </table:table-cell>
          <table:table-cell office:value-type="string">
            <text:p>SEG SOC RP</text:p>
          </table:table-cell>
          <table:table-cell office:value-type="string">
            <text:p>Seguridad Soc Retiro Pensión</text:p>
          </table:table-cell>
          <table:table-cell table:formula="of:=[.C371]=[.C37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7">
            <text:p>397</text:p>
          </table:table-cell>
          <table:table-cell office:value-type="string">
            <text:p>SEGURO AUTO</text:p>
          </table:table-cell>
          <table:table-cell office:value-type="string">
            <text:p>Seguro De Auto</text:p>
          </table:table-cell>
          <table:table-cell table:formula="of:=[.C372]=[.C37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8">
            <text:p>398</text:p>
          </table:table-cell>
          <table:table-cell office:value-type="string">
            <text:p>SEGURO AUTO1</text:p>
          </table:table-cell>
          <table:table-cell office:value-type="string">
            <text:p>Seguro Auto 1</text:p>
          </table:table-cell>
          <table:table-cell table:formula="of:=[.C373]=[.C37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399">
            <text:p>399</text:p>
          </table:table-cell>
          <table:table-cell office:value-type="string">
            <text:p>SEGURO AUTO2</text:p>
          </table:table-cell>
          <table:table-cell office:value-type="string">
            <text:p>Seguro de Auto 2017</text:p>
          </table:table-cell>
          <table:table-cell table:formula="of:=[.C374]=[.C37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0">
            <text:p>400</text:p>
          </table:table-cell>
          <table:table-cell office:value-type="string">
            <text:p>SEGURO AUTO3</text:p>
          </table:table-cell>
          <table:table-cell office:value-type="string">
            <text:p>Seguro de Auto 2018</text:p>
          </table:table-cell>
          <table:table-cell table:formula="of:=[.C375]=[.C37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1">
            <text:p>401</text:p>
          </table:table-cell>
          <table:table-cell office:value-type="string">
            <text:p>SEGURO VOLUN</text:p>
          </table:table-cell>
          <table:table-cell office:value-type="string">
            <text:p>Seguro Voluntario</text:p>
          </table:table-cell>
          <table:table-cell table:formula="of:=[.C376]=[.C37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2">
            <text:p>402</text:p>
          </table:table-cell>
          <table:table-cell office:value-type="string">
            <text:p>SFS EMP DCA</text:p>
          </table:table-cell>
          <table:table-cell office:value-type="string">
            <text:p>Desc. Cat. Ant. SFS Empleado</text:p>
          </table:table-cell>
          <table:table-cell table:formula="of:=[.C377]=[.C37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3">
            <text:p>403</text:p>
          </table:table-cell>
          <table:table-cell office:value-type="string">
            <text:p>SFS EMPLEADO</text:p>
          </table:table-cell>
          <table:table-cell office:value-type="string">
            <text:p>SFS Empleado</text:p>
          </table:table-cell>
          <table:table-cell table:formula="of:=[.C378]=[.C37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4">
            <text:p>404</text:p>
          </table:table-cell>
          <table:table-cell office:value-type="string">
            <text:p>SGMMAYORES</text:p>
          </table:table-cell>
          <table:table-cell office:value-type="string">
            <text:p>SGMMayores</text:p>
          </table:table-cell>
          <table:table-cell table:formula="of:=[.C379]=[.C38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5">
            <text:p>405</text:p>
          </table:table-cell>
          <table:table-cell office:value-type="string">
            <text:p>SGMMENORES</text:p>
          </table:table-cell>
          <table:table-cell office:value-type="string">
            <text:p>SGMMenores</text:p>
          </table:table-cell>
          <table:table-cell table:formula="of:=[.C380]=[.C38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81">
            <text:p>181</text:p>
          </table:table-cell>
          <table:table-cell office:value-type="string">
            <text:p>SLDO NETO</text:p>
          </table:table-cell>
          <table:table-cell office:value-type="string">
            <text:p>Sueldo por Cuenta Inactiva</text:p>
          </table:table-cell>
          <table:table-cell table:formula="of:=[.C381]=[.C38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6">
            <text:p>406</text:p>
          </table:table-cell>
          <table:table-cell table:number-columns-repeated="2" office:value-type="string">
            <text:p>SMART FIT</text:p>
          </table:table-cell>
          <table:table-cell table:formula="of:=[.C382]=[.C38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7">
            <text:p>407</text:p>
          </table:table-cell>
          <table:table-cell office:value-type="string">
            <text:p>SUB EMP PAG</text:p>
          </table:table-cell>
          <table:table-cell office:value-type="string">
            <text:p>Subsidio al Empleo Pagado</text:p>
          </table:table-cell>
          <table:table-cell table:formula="of:=[.C383]=[.C38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82">
            <text:p>182</text:p>
          </table:table-cell>
          <table:table-cell office:value-type="string">
            <text:p>SUB ENF 100P</text:p>
          </table:table-cell>
          <table:table-cell office:value-type="string">
            <text:p>Subsidio Enfr General 100 Pct</text:p>
          </table:table-cell>
          <table:table-cell table:formula="of:=[.C384]=[.C38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83">
            <text:p>183</text:p>
          </table:table-cell>
          <table:table-cell office:value-type="string">
            <text:p>SUB ENF 40P</text:p>
          </table:table-cell>
          <table:table-cell office:value-type="string">
            <text:p>Subsidio Enfr General 40 Pct</text:p>
          </table:table-cell>
          <table:table-cell table:formula="of:=[.C385]=[.C38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84">
            <text:p>184</text:p>
          </table:table-cell>
          <table:table-cell office:value-type="string">
            <text:p>SUB MATERN</text:p>
          </table:table-cell>
          <table:table-cell office:value-type="string">
            <text:p>Subsidio Incap Maternidad</text:p>
          </table:table-cell>
          <table:table-cell table:formula="of:=[.C386]=[.C38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85">
            <text:p>185</text:p>
          </table:table-cell>
          <table:table-cell office:value-type="string">
            <text:p>SUB1 INCAP B</text:p>
          </table:table-cell>
          <table:table-cell office:value-type="string">
            <text:p>Subsidio Incapacidad B</text:p>
          </table:table-cell>
          <table:table-cell table:formula="of:=[.C387]=[.C38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86">
            <text:p>186</text:p>
          </table:table-cell>
          <table:table-cell office:value-type="string">
            <text:p>SUB3 INCA A2</text:p>
          </table:table-cell>
          <table:table-cell office:value-type="string">
            <text:p>Subsidio Incapacidad A</text:p>
          </table:table-cell>
          <table:table-cell table:formula="of:=[.C388]=[.C38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87">
            <text:p>187</text:p>
          </table:table-cell>
          <table:table-cell office:value-type="string">
            <text:p>SUB3 INCAP A</text:p>
          </table:table-cell>
          <table:table-cell office:value-type="string">
            <text:p>Subsidio Incapacidad A</text:p>
          </table:table-cell>
          <table:table-cell table:formula="of:=[.C389]=[.C39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88">
            <text:p>188</text:p>
          </table:table-cell>
          <table:table-cell office:value-type="string">
            <text:p>SUELDO</text:p>
          </table:table-cell>
          <table:table-cell office:value-type="string">
            <text:p>Sueldo</text:p>
          </table:table-cell>
          <table:table-cell table:formula="of:=[.C390]=[.C39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89">
            <text:p>189</text:p>
          </table:table-cell>
          <table:table-cell office:value-type="string">
            <text:p>SUELDO FINIQ</text:p>
          </table:table-cell>
          <table:table-cell office:value-type="string">
            <text:p>Sueldo Finiquito</text:p>
          </table:table-cell>
          <table:table-cell table:formula="of:=[.C391]=[.C39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0">
            <text:p>190</text:p>
          </table:table-cell>
          <table:table-cell office:value-type="string">
            <text:p>SUELDO ORD</text:p>
          </table:table-cell>
          <table:table-cell office:value-type="string">
            <text:p>Sueldo</text:p>
          </table:table-cell>
          <table:table-cell table:formula="of:=[.C392]=[.C39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1">
            <text:p>191</text:p>
          </table:table-cell>
          <table:table-cell office:value-type="string">
            <text:p>SUELDO PANT</text:p>
          </table:table-cell>
          <table:table-cell office:value-type="string">
            <text:p>Sueldo Periodo Anterior</text:p>
          </table:table-cell>
          <table:table-cell table:formula="of:=[.C393]=[.C39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2">
            <text:p>192</text:p>
          </table:table-cell>
          <table:table-cell office:value-type="string">
            <text:p>SUELDO RETRO</text:p>
          </table:table-cell>
          <table:table-cell office:value-type="string">
            <text:p>Sueldo Retroactivo</text:p>
          </table:table-cell>
          <table:table-cell table:formula="of:=[.C394]=[.C39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3">
            <text:p>193</text:p>
          </table:table-cell>
          <table:table-cell office:value-type="string">
            <text:p>SUELDO VACAC</text:p>
          </table:table-cell>
          <table:table-cell office:value-type="string">
            <text:p>sueldo Vacaciones</text:p>
          </table:table-cell>
          <table:table-cell table:formula="of:=[.C395]=[.C39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4">
            <text:p>194</text:p>
          </table:table-cell>
          <table:table-cell office:value-type="string">
            <text:p>SUELDO.</text:p>
          </table:table-cell>
          <table:table-cell office:value-type="string">
            <text:p>Sueldo.</text:p>
          </table:table-cell>
          <table:table-cell table:formula="of:=[.C396]=[.C39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8">
            <text:p>408</text:p>
          </table:table-cell>
          <table:table-cell office:value-type="string">
            <text:p>SUS PER ANT</text:p>
          </table:table-cell>
          <table:table-cell office:value-type="string">
            <text:p>Suspension Periodo Anterior</text:p>
          </table:table-cell>
          <table:table-cell table:formula="of:=[.C397]=[.C39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09">
            <text:p>409</text:p>
          </table:table-cell>
          <table:table-cell office:value-type="string">
            <text:p>SUSPENSION</text:p>
          </table:table-cell>
          <table:table-cell office:value-type="string">
            <text:p>Suspension</text:p>
          </table:table-cell>
          <table:table-cell table:formula="of:=[.C398]=[.C39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10">
            <text:p>410</text:p>
          </table:table-cell>
          <table:table-cell office:value-type="string">
            <text:p>SUST ACTIVOS</text:p>
          </table:table-cell>
          <table:table-cell office:value-type="string">
            <text:p>Sustitucion de Activos</text:p>
          </table:table-cell>
          <table:table-cell table:formula="of:=[.C399]=[.C40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5">
            <text:p>195</text:p>
          </table:table-cell>
          <table:table-cell office:value-type="string">
            <text:p>T EXTRA EXEN</text:p>
          </table:table-cell>
          <table:table-cell office:value-type="string">
            <text:p>Tiempo Extra Exento</text:p>
          </table:table-cell>
          <table:table-cell table:formula="of:=[.C400]=[.C40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6">
            <text:p>196</text:p>
          </table:table-cell>
          <table:table-cell office:value-type="string">
            <text:p>T EXTRA GRAV</text:p>
          </table:table-cell>
          <table:table-cell office:value-type="string">
            <text:p>Tiempo Extra Gravable</text:p>
          </table:table-cell>
          <table:table-cell table:formula="of:=[.C401]=[.C40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11">
            <text:p>411</text:p>
          </table:table-cell>
          <table:table-cell office:value-type="string">
            <text:p>TARJ ACCESO</text:p>
          </table:table-cell>
          <table:table-cell office:value-type="string">
            <text:p>Tarjetas de Acceso</text:p>
          </table:table-cell>
          <table:table-cell table:formula="of:=[.C402]=[.C40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12">
            <text:p>412</text:p>
          </table:table-cell>
          <table:table-cell office:value-type="string">
            <text:p>TARJETA ID</text:p>
          </table:table-cell>
          <table:table-cell office:value-type="string">
            <text:p>Tarjeta de Identificación</text:p>
          </table:table-cell>
          <table:table-cell table:formula="of:=[.C403]=[.C40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13">
            <text:p>413</text:p>
          </table:table-cell>
          <table:table-cell office:value-type="string">
            <text:p>TELETON</text:p>
          </table:table-cell>
          <table:table-cell office:value-type="string">
            <text:p>Teletón</text:p>
          </table:table-cell>
          <table:table-cell table:formula="of:=[.C404]=[.C40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14">
            <text:p>414</text:p>
          </table:table-cell>
          <table:table-cell office:value-type="string">
            <text:p>TRIBUNAL MC</text:p>
          </table:table-cell>
          <table:table-cell office:value-type="string">
            <text:p>Tribunal de Menor Cuantía</text:p>
          </table:table-cell>
          <table:table-cell table:formula="of:=[.C405]=[.C40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7">
            <text:p>197</text:p>
          </table:table-cell>
          <table:table-cell office:value-type="string">
            <text:p>TRIPLE CESAN</text:p>
          </table:table-cell>
          <table:table-cell office:value-type="string">
            <text:p>Triple Cesantia</text:p>
          </table:table-cell>
          <table:table-cell table:formula="of:=[.C406]=[.C40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15">
            <text:p>415</text:p>
          </table:table-cell>
          <table:table-cell table:number-columns-repeated="2" office:value-type="string">
            <text:p>UPISSS</text:p>
          </table:table-cell>
          <table:table-cell table:formula="of:=[.C407]=[.C40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8">
            <text:p>198</text:p>
          </table:table-cell>
          <table:table-cell office:value-type="string">
            <text:p>VAC DISFRUT</text:p>
          </table:table-cell>
          <table:table-cell office:value-type="string">
            <text:p>Vacaciones</text:p>
          </table:table-cell>
          <table:table-cell table:formula="of:=[.C408]=[.C40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199">
            <text:p>199</text:p>
          </table:table-cell>
          <table:table-cell office:value-type="string">
            <text:p>VAC DISFRUT.</text:p>
          </table:table-cell>
          <table:table-cell office:value-type="string">
            <text:p>Vacaciones.</text:p>
          </table:table-cell>
          <table:table-cell table:formula="of:=[.C409]=[.C410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0">
            <text:p>200</text:p>
          </table:table-cell>
          <table:table-cell office:value-type="string">
            <text:p>VAC PAGADAS</text:p>
          </table:table-cell>
          <table:table-cell office:value-type="string">
            <text:p>Vacaciones Remuneradas</text:p>
          </table:table-cell>
          <table:table-cell table:formula="of:=[.C410]=[.C411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1">
            <text:p>201</text:p>
          </table:table-cell>
          <table:table-cell office:value-type="string">
            <text:p>VAC PROP ANV</text:p>
          </table:table-cell>
          <table:table-cell office:value-type="string">
            <text:p>Vacacn Proporc Antigüedad</text:p>
          </table:table-cell>
          <table:table-cell table:formula="of:=[.C411]=[.C412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2">
            <text:p>202</text:p>
          </table:table-cell>
          <table:table-cell office:value-type="string">
            <text:p>VACA FINI</text:p>
          </table:table-cell>
          <table:table-cell office:value-type="string">
            <text:p>Vacaciones Finiquitos</text:p>
          </table:table-cell>
          <table:table-cell table:formula="of:=[.C412]=[.C413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3">
            <text:p>203</text:p>
          </table:table-cell>
          <table:table-cell office:value-type="string">
            <text:p>VACAC ANTIG</text:p>
          </table:table-cell>
          <table:table-cell office:value-type="string">
            <text:p>Vacaciones Antiguedad 5 años</text:p>
          </table:table-cell>
          <table:table-cell table:formula="of:=[.C413]=[.C414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4">
            <text:p>204</text:p>
          </table:table-cell>
          <table:table-cell office:value-type="string">
            <text:p>VACACION</text:p>
          </table:table-cell>
          <table:table-cell office:value-type="string">
            <text:p>30% Vacacion</text:p>
          </table:table-cell>
          <table:table-cell table:formula="of:=[.C414]=[.C415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5">
            <text:p>205</text:p>
          </table:table-cell>
          <table:table-cell office:value-type="string">
            <text:p>VACACIONES</text:p>
          </table:table-cell>
          <table:table-cell office:value-type="string">
            <text:p>Días Vacación</text:p>
          </table:table-cell>
          <table:table-cell table:formula="of:=[.C415]=[.C416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206">
            <text:p>206</text:p>
          </table:table-cell>
          <table:table-cell office:value-type="string">
            <text:p>VALES DESP</text:p>
          </table:table-cell>
          <table:table-cell office:value-type="string">
            <text:p>Vales Despensa</text:p>
          </table:table-cell>
          <table:table-cell table:formula="of:=[.C416]=[.C417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16">
            <text:p>416</text:p>
          </table:table-cell>
          <table:table-cell office:value-type="string">
            <text:p>VIALIDAD</text:p>
          </table:table-cell>
          <table:table-cell office:value-type="string">
            <text:p>Vialidad</text:p>
          </table:table-cell>
          <table:table-cell table:formula="of:=[.C417]=[.C418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17">
            <text:p>417</text:p>
          </table:table-cell>
          <table:table-cell office:value-type="string">
            <text:p>VIKINGO</text:p>
          </table:table-cell>
          <table:table-cell office:value-type="string">
            <text:p>Fripick</text:p>
          </table:table-cell>
          <table:table-cell table:formula="of:=[.C418]=[.C419]" office:value-type="boolean" office:boolean-value="false">
            <text:p>FALSO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float" office:value="418">
            <text:p>418</text:p>
          </table:table-cell>
          <table:table-cell office:value-type="string">
            <text:p>ZAPA PET PAN</text:p>
          </table:table-cell>
          <table:table-cell office:value-type="string">
            <text:p>Zapatería Peter Pan</text:p>
          </table:table-cell>
          <table:table-cell table:formula="of:=[.C419]=[.C420]" office:value-type="boolean" office:boolean-value="false">
            <text:p>FALS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/>
          <table:table-cell table:number-columns-repeated="3"/>
          <table:table-cell office:value-type="float" office:value="58">
            <text:p>5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419">
            <text:p>419</text:p>
          </table:table-cell>
        </table:table-row>
        <table:table-row table:style-name="ro2"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CUOTA IMSS P</text:p>
          </table:table-cell>
          <table:table-cell table:style-name="Default" office:value-type="string">
            <text:p>'</text:p>
          </table:table-cell>
          <table:table-cell table:number-columns-repeated="3"/>
          <table:table-cell table:formula="of:=[.H420]+[.H421]" office:value-type="float" office:value="477">
            <text:p>477</text:p>
          </table:table-cell>
        </table:table-row>
        <table:table-row table:style-name="ro2"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CYV PAT</text:p>
          </table:table-cell>
          <table:table-cell table:style-name="Default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DEDU CANDADO</text:p>
          </table:table-cell>
          <table:table-cell table:style-name="Default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FDO AHOR CIA</text:p>
          </table:table-cell>
          <table:table-cell table:style-name="Default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IMPUESTO EST</text:p>
          </table:table-cell>
          <table:table-cell table:style-name="Default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INDEMNIZACIO</text:p>
          </table:table-cell>
          <table:table-cell table:style-name="Default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INFONAVIT</text:p>
          </table:table-cell>
          <table:table-cell table:style-name="Default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ISN</text:p>
          </table:table-cell>
          <table:table-cell table:style-name="Default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ISR A FAVOR</text:p>
          </table:table-cell>
          <table:table-cell table:style-name="Default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SAR</text:p>
          </table:table-cell>
          <table:table-cell table:style-name="Default" office:value-type="string">
            <text:p>'</text:p>
          </table:table-cell>
          <table:table-cell table:number-columns-repeated="4"/>
        </table:table-row>
      </table:table>
      <table:table table:name="Sheet1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ce1"/>
        <table:table-column table:style-name="co8" table:default-cell-style-name="Excel_20_Built-in_20_Normal"/>
        <table:table-column table:style-name="co9" table:default-cell-style-name="ce1"/>
        <table:table-column table:style-name="co10" table:default-cell-style-name="ce2"/>
        <table:table-column table:style-name="co11" table:default-cell-style-name="ce4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ce5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" table:default-cell-style-name="Excel_20_Built-in_20_Normal"/>
        <table:table-column table:style-name="co18" table:number-columns-repeated="1002" table:default-cell-style-name="Excel_20_Built-in_20_Normal"/>
        <table:table-column table:style-name="co18" table:number-columns-repeated="9" table:default-cell-style-name="Default"/>
        <table:table-row table:style-name="ro2">
          <table:table-cell table:style-name="ce3" office:value-type="string">
            <text:p>Consecutivo</text:p>
          </table:table-cell>
          <table:table-cell table:style-name="ce3" office:value-type="string">
            <text:p>Paises</text:p>
          </table:table-cell>
          <table:table-cell table:style-name="ce3" office:value-type="string">
            <text:p>Clave_Paises</text:p>
          </table:table-cell>
          <table:table-cell table:style-name="ce3" office:value-type="string">
            <text:p>Concepto PeopleSoft</text:p>
          </table:table-cell>
          <table:table-cell table:style-name="ce3" office:value-type="string">
            <text:p>Descripción PeopleSost</text:p>
          </table:table-cell>
          <table:table-cell table:style-name="ce3" office:value-type="string">
            <text:p>Tipo_Concepto</text:p>
          </table:table-cell>
          <table:table-cell table:style-name="ce3" office:value-type="string">
            <text:p>TipoConceptoId</text:p>
          </table:table-cell>
          <table:table-cell office:value-type="string">
            <text:p>ConceptoId</text:p>
          </table:table-cell>
          <table:table-cell office:value-type="string">
            <text:p>Descripcion</text:p>
          </table:table-cell>
          <table:table-cell office:value-type="string">
            <text:p>Descripcion Nueva</text:p>
          </table:table-cell>
          <table:table-cell office:value-type="string">
            <text:p>Descripción PeopleSoft</text:p>
          </table:table-cell>
          <table:table-cell office:value-type="string">
            <text:p>TipoConceptoId</text:p>
          </table:table-cell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20 D X ANIO</text:p>
          </table:table-cell>
          <table:table-cell office:value-type="string">
            <text:p>Indemnización 20 Dias/Año</text:p>
          </table:table-cell>
          <table:table-cell office:value-type="string">
            <text:p>Percepción</text:p>
          </table:table-cell>
          <table:table-cell table:formula="of:=[.D2]=[.J2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style-name="Default"/>
          <table:table-cell table:number-columns-repeated="2"/>
          <table:table-cell/>
          <table:table-cell table:number-columns-repeated="2"/>
          <table:table-cell table:formula="of:=[.D3]=[.J3]" office:value-type="boolean" office:boolean-value="true">
            <text:p>VERDADERO</text:p>
          </table:table-cell>
          <table:table-cell office:value-type="float" office:value="1">
            <text:p>1</text:p>
          </table:table-cell>
          <table:table-cell office:value-type="string">
            <text:p>BONO 3D</text:p>
          </table:table-cell>
          <table:table-cell table:style-name="ce7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3 MESES</text:p>
          </table:table-cell>
          <table:table-cell office:value-type="string">
            <text:p>Indemnización 3 Meses</text:p>
          </table:table-cell>
          <table:table-cell office:value-type="string">
            <text:p>Percepción</text:p>
          </table:table-cell>
          <table:table-cell table:formula="of:=[.D4]=[.J4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30% VACACION</text:p>
          </table:table-cell>
          <table:table-cell office:value-type="string">
            <text:p>30% de vacaciones</text:p>
          </table:table-cell>
          <table:table-cell office:value-type="string">
            <text:p>Percepción</text:p>
          </table:table-cell>
          <table:table-cell table:formula="of:=[.D5]=[.J5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AGUINAL FINI</text:p>
          </table:table-cell>
          <table:table-cell office:value-type="string">
            <text:p>Aguinaldo Finiquito</text:p>
          </table:table-cell>
          <table:table-cell office:value-type="string">
            <text:p>Percepción</text:p>
          </table:table-cell>
          <table:table-cell table:formula="of:=[.D6]=[.J6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CRC, ESV</text:p>
          </table:table-cell>
          <table:table-cell/>
          <table:table-cell office:value-type="string">
            <text:p>AGUINALDO</text:p>
          </table:table-cell>
          <table:table-cell office:value-type="string">
            <text:p>Aguinaldo</text:p>
          </table:table-cell>
          <table:table-cell office:value-type="string">
            <text:p>Percepción</text:p>
          </table:table-cell>
          <table:table-cell table:formula="of:=[.D7]=[.J7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AGUINALDO EX</text:p>
          </table:table-cell>
          <table:table-cell office:value-type="string">
            <text:p>Aguinaldo Exento</text:p>
          </table:table-cell>
          <table:table-cell office:value-type="string">
            <text:p>Percepción</text:p>
          </table:table-cell>
          <table:table-cell table:formula="of:=[.D8]=[.J8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AGUINALDO GR</text:p>
          </table:table-cell>
          <table:table-cell office:value-type="string">
            <text:p>Aguinaldo Gravable</text:p>
          </table:table-cell>
          <table:table-cell office:value-type="string">
            <text:p>Percepción</text:p>
          </table:table-cell>
          <table:table-cell table:formula="of:=[.D9]=[.J9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CRC</text:p>
          </table:table-cell>
          <table:table-cell/>
          <table:table-cell office:value-type="string">
            <text:p>AJU RETROACT</text:p>
          </table:table-cell>
          <table:table-cell office:value-type="string">
            <text:p>Ajuste Retroactivo</text:p>
          </table:table-cell>
          <table:table-cell office:value-type="string">
            <text:p>Percepción</text:p>
          </table:table-cell>
          <table:table-cell table:formula="of:=[.D10]=[.J10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DRP</text:p>
          </table:table-cell>
          <table:table-cell/>
          <table:table-cell office:value-type="string">
            <text:p>ALLOWANCES</text:p>
          </table:table-cell>
          <table:table-cell office:value-type="string">
            <text:p>Allowances</text:p>
          </table:table-cell>
          <table:table-cell office:value-type="string">
            <text:p>Percepción</text:p>
          </table:table-cell>
          <table:table-cell table:formula="of:=[.D11]=[.J11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CRC</text:p>
          </table:table-cell>
          <table:table-cell/>
          <table:table-cell office:value-type="string">
            <text:p>ANTICIPO</text:p>
          </table:table-cell>
          <table:table-cell office:value-type="string">
            <text:p>Anticipo de Sueldo</text:p>
          </table:table-cell>
          <table:table-cell office:value-type="string">
            <text:p>Percepción</text:p>
          </table:table-cell>
          <table:table-cell table:formula="of:=[.D12]=[.J12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APOYO REN</text:p>
          </table:table-cell>
          <table:table-cell office:value-type="string">
            <text:p>Apoyo Renta</text:p>
          </table:table-cell>
          <table:table-cell office:value-type="string">
            <text:p>Percepción</text:p>
          </table:table-cell>
          <table:table-cell table:formula="of:=[.D13]=[.J13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DRP</text:p>
          </table:table-cell>
          <table:table-cell/>
          <table:table-cell office:value-type="string">
            <text:p>ASIST ECONOM</text:p>
          </table:table-cell>
          <table:table-cell office:value-type="string">
            <text:p>Asistencia Económica</text:p>
          </table:table-cell>
          <table:table-cell office:value-type="string">
            <text:p>Percepción</text:p>
          </table:table-cell>
          <table:table-cell table:formula="of:=[.D14]=[.J14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DRP</text:p>
          </table:table-cell>
          <table:table-cell/>
          <table:table-cell office:value-type="string">
            <text:p>ASIST-ECONOM</text:p>
          </table:table-cell>
          <table:table-cell office:value-type="string">
            <text:p>Asistencia Económica</text:p>
          </table:table-cell>
          <table:table-cell office:value-type="string">
            <text:p>Percepción</text:p>
          </table:table-cell>
          <table:table-cell table:formula="of:=[.D15]=[.J15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ASUE PER ANT</text:p>
          </table:table-cell>
          <table:table-cell office:value-type="string">
            <text:p>Asueto Periodo Anterior</text:p>
          </table:table-cell>
          <table:table-cell office:value-type="string">
            <text:p>Percepción</text:p>
          </table:table-cell>
          <table:table-cell table:formula="of:=[.D16]=[.J16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ASUETOS</text:p>
          </table:table-cell>
          <table:table-cell office:value-type="string">
            <text:p>Asuetos</text:p>
          </table:table-cell>
          <table:table-cell office:value-type="string">
            <text:p>Percepción</text:p>
          </table:table-cell>
          <table:table-cell table:formula="of:=[.D17]=[.J17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ASUETOSF</text:p>
          </table:table-cell>
          <table:table-cell office:value-type="string">
            <text:p>Asuetos</text:p>
          </table:table-cell>
          <table:table-cell office:value-type="string">
            <text:p>Percepción</text:p>
          </table:table-cell>
          <table:table-cell table:formula="of:=[.D18]=[.J18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DRP</text:p>
          </table:table-cell>
          <table:table-cell/>
          <table:table-cell office:value-type="string">
            <text:p>AV SUE VAC</text:p>
          </table:table-cell>
          <table:table-cell office:value-type="string">
            <text:p>Avance Sueldo por Vacaciones</text:p>
          </table:table-cell>
          <table:table-cell office:value-type="string">
            <text:p>Percepción</text:p>
          </table:table-cell>
          <table:table-cell table:formula="of:=[.D19]=[.J19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AYUDA TRANSP</text:p>
          </table:table-cell>
          <table:table-cell office:value-type="string">
            <text:p>Ayuda Transporte</text:p>
          </table:table-cell>
          <table:table-cell office:value-type="string">
            <text:p>Percepción</text:p>
          </table:table-cell>
          <table:table-cell table:formula="of:=[.D20]=[.J20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BENE DEFUN</text:p>
          </table:table-cell>
          <table:table-cell office:value-type="string">
            <text:p>Bonificación</text:p>
          </table:table-cell>
          <table:table-cell office:value-type="string">
            <text:p>Percepción</text:p>
          </table:table-cell>
          <table:table-cell table:formula="of:=[.D21]=[.J21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</text:p>
          </table:table-cell>
          <table:table-cell office:value-type="string">
            <text:p>Bono Vales Despensa Efectivo</text:p>
          </table:table-cell>
          <table:table-cell office:value-type="string">
            <text:p>Percepción</text:p>
          </table:table-cell>
          <table:table-cell table:formula="of:=[.D22]=[.J22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DRP</text:p>
          </table:table-cell>
          <table:table-cell/>
          <table:table-cell office:value-type="string">
            <text:p>BONO ANT</text:p>
          </table:table-cell>
          <table:table-cell office:value-type="string">
            <text:p>Bono por Antigüedad</text:p>
          </table:table-cell>
          <table:table-cell office:value-type="string">
            <text:p>Percepción</text:p>
          </table:table-cell>
          <table:table-cell table:formula="of:=[.D23]=[.J23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CRC</text:p>
          </table:table-cell>
          <table:table-cell/>
          <table:table-cell office:value-type="string">
            <text:p>BONO ASISTEN</text:p>
          </table:table-cell>
          <table:table-cell office:value-type="string">
            <text:p>Bono de Asistencia</text:p>
          </table:table-cell>
          <table:table-cell office:value-type="string">
            <text:p>Percepción</text:p>
          </table:table-cell>
          <table:table-cell table:formula="of:=[.D24]=[.J24]" office:value-type="boolean" office:boolean-value="true">
            <text:p>VERDADERO</text:p>
          </table:table-cell>
          <table:table-cell office:value-type="float" office:value="44">
            <text:p>44</text:p>
          </table:table-cell>
          <table:table-cell office:value-type="string">
            <text:p>BONO ASISTENCIA</text:p>
          </table:table-cell>
          <table:table-cell office:value-type="string">
            <text:p>BONO ASISTEN</text:p>
          </table:table-cell>
          <table:table-cell table:style-name="ce2" office:value-type="string">
            <text:p>Bono de Asistenci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table:style-name="Default"/>
          <table:table-cell table:number-columns-repeated="2"/>
          <table:table-cell/>
          <table:table-cell table:number-columns-repeated="2"/>
          <table:table-cell table:formula="of:=[.D25]=[.J25]" office:value-type="boolean" office:boolean-value="true">
            <text:p>VERDADERO</text:p>
          </table:table-cell>
          <table:table-cell office:value-type="float" office:value="3">
            <text:p>3</text:p>
          </table:table-cell>
          <table:table-cell office:value-type="string">
            <text:p>BONO BENEFIT DAY</text:p>
          </table:table-cell>
          <table:table-cell table:style-name="ce8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BD</text:p>
          </table:table-cell>
          <table:table-cell office:value-type="string">
            <text:p>Bono BD</text:p>
          </table:table-cell>
          <table:table-cell office:value-type="string">
            <text:p>Percepción</text:p>
          </table:table-cell>
          <table:table-cell table:formula="of:=[.D26]=[.J26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BECATE</text:p>
          </table:table-cell>
          <table:table-cell office:value-type="string">
            <text:p>Bono Becate</text:p>
          </table:table-cell>
          <table:table-cell office:value-type="string">
            <text:p>Percepción</text:p>
          </table:table-cell>
          <table:table-cell table:formula="of:=[.D27]=[.J27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BILIN</text:p>
          </table:table-cell>
          <table:table-cell office:value-type="string">
            <text:p>Bono Bilingue</text:p>
          </table:table-cell>
          <table:table-cell office:value-type="string">
            <text:p>Percepción</text:p>
          </table:table-cell>
          <table:table-cell table:formula="of:=[.D28]=[.J28]" office:value-type="boolean" office:boolean-value="true">
            <text:p>VERDADERO</text:p>
          </table:table-cell>
          <table:table-cell office:value-type="float" office:value="2">
            <text:p>2</text:p>
          </table:table-cell>
          <table:table-cell office:value-type="string">
            <text:p>BONO BILINGÜE</text:p>
          </table:table-cell>
          <table:table-cell office:value-type="string">
            <text:p>BONO BILIN</text:p>
          </table:table-cell>
          <table:table-cell table:style-name="ce2" office:value-type="string">
            <text:p>Bono Bilingue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México, DRP</text:p>
          </table:table-cell>
          <table:table-cell/>
          <table:table-cell office:value-type="string">
            <text:p>BONO C</text:p>
          </table:table-cell>
          <table:table-cell office:value-type="string">
            <text:p>Bono C</text:p>
          </table:table-cell>
          <table:table-cell office:value-type="string">
            <text:p>Percepción</text:p>
          </table:table-cell>
          <table:table-cell table:formula="of:=[.D29]=[.J29]" office:value-type="boolean" office:boolean-value="true">
            <text:p>VERDADERO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ONO C</text:p>
          </table:table-cell>
          <table:table-cell table:style-name="ce2" office:value-type="string">
            <text:p>Bono C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CAMPAÑA</text:p>
          </table:table-cell>
          <table:table-cell office:value-type="string">
            <text:p>Bono Campaña</text:p>
          </table:table-cell>
          <table:table-cell office:value-type="string">
            <text:p>Percepción</text:p>
          </table:table-cell>
          <table:table-cell table:formula="of:=[.D30]=[.J30]" office:value-type="boolean" office:boolean-value="true">
            <text:p>VERDADERO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ONO CAMPAÑA</text:p>
          </table:table-cell>
          <table:table-cell table:style-name="ce2" office:value-type="string">
            <text:p>Bono Campañ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table:style-name="Default"/>
          <table:table-cell table:number-columns-repeated="2"/>
          <table:table-cell/>
          <table:table-cell table:number-columns-repeated="2"/>
          <table:table-cell table:formula="of:=[.D31]=[.J31]" office:value-type="boolean" office:boolean-value="true">
            <text:p>VERDADERO</text:p>
          </table:table-cell>
          <table:table-cell office:value-type="float" office:value="37">
            <text:p>37</text:p>
          </table:table-cell>
          <table:table-cell office:value-type="string">
            <text:p>BONO CHOICE HOTELS PLATINUM</text:p>
          </table:table-cell>
          <table:table-cell table:style-name="ce8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, DRP</text:p>
          </table:table-cell>
          <table:table-cell/>
          <table:table-cell office:value-type="string">
            <text:p>BONO CLIENTE</text:p>
          </table:table-cell>
          <table:table-cell office:value-type="string">
            <text:p>Bono Cliente</text:p>
          </table:table-cell>
          <table:table-cell office:value-type="string">
            <text:p>Percepción</text:p>
          </table:table-cell>
          <table:table-cell table:formula="of:=[.D32]=[.J32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COM STA</text:p>
          </table:table-cell>
          <table:table-cell office:value-type="string">
            <text:p>Bono Componente Staff</text:p>
          </table:table-cell>
          <table:table-cell office:value-type="string">
            <text:p>Percepción</text:p>
          </table:table-cell>
          <table:table-cell table:formula="of:=[.D33]=[.J33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CRC</text:p>
          </table:table-cell>
          <table:table-cell/>
          <table:table-cell office:value-type="string">
            <text:p>BONO COM VTA</text:p>
          </table:table-cell>
          <table:table-cell office:value-type="string">
            <text:p>Comisión por Ventas</text:p>
          </table:table-cell>
          <table:table-cell office:value-type="string">
            <text:p>Percepción</text:p>
          </table:table-cell>
          <table:table-cell table:formula="of:=[.D34]=[.J34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COMP HR</text:p>
          </table:table-cell>
          <table:table-cell office:value-type="string">
            <text:p>Bono Componente Horas</text:p>
          </table:table-cell>
          <table:table-cell office:value-type="string">
            <text:p>Percepción</text:p>
          </table:table-cell>
          <table:table-cell table:formula="of:=[.D35]=[.J35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COMP PR</text:p>
          </table:table-cell>
          <table:table-cell office:value-type="string">
            <text:p>Bono Componente Prestaciones</text:p>
          </table:table-cell>
          <table:table-cell office:value-type="string">
            <text:p>Percepción</text:p>
          </table:table-cell>
          <table:table-cell table:formula="of:=[.D36]=[.J36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COMPENS</text:p>
          </table:table-cell>
          <table:table-cell office:value-type="string">
            <text:p>Bono Compensacion</text:p>
          </table:table-cell>
          <table:table-cell office:value-type="string">
            <text:p>Percepción</text:p>
          </table:table-cell>
          <table:table-cell table:formula="of:=[.D37]=[.J37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COMPON</text:p>
          </table:table-cell>
          <table:table-cell office:value-type="string">
            <text:p>Bono Componente</text:p>
          </table:table-cell>
          <table:table-cell office:value-type="string">
            <text:p>Percepción</text:p>
          </table:table-cell>
          <table:table-cell table:formula="of:=[.D38]=[.J38]" office:value-type="boolean" office:boolean-value="true">
            <text:p>VERDADERO</text:p>
          </table:table-cell>
          <table:table-cell office:value-type="float" office:value="7">
            <text:p>7</text:p>
          </table:table-cell>
          <table:table-cell office:value-type="string">
            <text:p>BONO COMPONENTE</text:p>
          </table:table-cell>
          <table:table-cell office:value-type="string">
            <text:p>BONO COMPON</text:p>
          </table:table-cell>
          <table:table-cell table:style-name="ce2" office:value-type="string">
            <text:p>Bono Componente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CON EMP</text:p>
          </table:table-cell>
          <table:table-cell office:value-type="string">
            <text:p>Bono Conoce Tu Empresa</text:p>
          </table:table-cell>
          <table:table-cell office:value-type="string">
            <text:p>Percepción</text:p>
          </table:table-cell>
          <table:table-cell table:formula="of:=[.D39]=[.J39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CONTRAT</text:p>
          </table:table-cell>
          <table:table-cell office:value-type="string">
            <text:p>Bono Contratación</text:p>
          </table:table-cell>
          <table:table-cell office:value-type="string">
            <text:p>Percepción</text:p>
          </table:table-cell>
          <table:table-cell table:formula="of:=[.D40]=[.J40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style-name="Default"/>
          <table:table-cell table:number-columns-repeated="2"/>
          <table:table-cell/>
          <table:table-cell table:number-columns-repeated="2"/>
          <table:table-cell table:formula="of:=[.D41]=[.J41]" office:value-type="boolean" office:boolean-value="true">
            <text:p>VERDADERO</text:p>
          </table:table-cell>
          <table:table-cell office:value-type="float" office:value="6">
            <text:p>6</text:p>
          </table:table-cell>
          <table:table-cell office:value-type="string">
            <text:p>BONO CUENTA</text:p>
          </table:table-cell>
          <table:table-cell table:style-name="ce9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BONO CTA PL</text:p>
          </table:table-cell>
          <table:table-cell office:value-type="string">
            <text:p>Bono Cuenta Platinum</text:p>
          </table:table-cell>
          <table:table-cell office:value-type="string">
            <text:p>Percepción</text:p>
          </table:table-cell>
          <table:table-cell table:formula="of:=[.D42]=[.J42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México, CRC, DRP</text:p>
          </table:table-cell>
          <table:table-cell/>
          <table:table-cell office:value-type="string">
            <text:p>BONO DESEMPE</text:p>
          </table:table-cell>
          <table:table-cell office:value-type="string">
            <text:p>Bono por Desempeño</text:p>
          </table:table-cell>
          <table:table-cell office:value-type="string">
            <text:p>Percepción</text:p>
          </table:table-cell>
          <table:table-cell table:formula="of:=[.D43]=[.J43]" office:value-type="boolean" office:boolean-value="true">
            <text:p>VERDADERO</text:p>
          </table:table-cell>
          <table:table-cell office:value-type="float" office:value="8">
            <text:p>8</text:p>
          </table:table-cell>
          <table:table-cell office:value-type="string">
            <text:p>BONO DESEMPEÑO</text:p>
          </table:table-cell>
          <table:table-cell office:value-type="string">
            <text:p>BONO DESEMPE</text:p>
          </table:table-cell>
          <table:table-cell table:style-name="ce2" office:value-type="string">
            <text:p>Bono por Desempeño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ENTRENA</text:p>
          </table:table-cell>
          <table:table-cell office:value-type="string">
            <text:p>Bono Entrenamiento</text:p>
          </table:table-cell>
          <table:table-cell office:value-type="string">
            <text:p>Percepción</text:p>
          </table:table-cell>
          <table:table-cell table:formula="of:=[.D44]=[.J44]" office:value-type="boolean" office:boolean-value="true">
            <text:p>VERDADERO</text:p>
          </table:table-cell>
          <table:table-cell office:value-type="float" office:value="9">
            <text:p>9</text:p>
          </table:table-cell>
          <table:table-cell office:value-type="string">
            <text:p>BONO ENTRENAMIENTO</text:p>
          </table:table-cell>
          <table:table-cell office:value-type="string">
            <text:p>BONO ENTRENA</text:p>
          </table:table-cell>
          <table:table-cell table:style-name="ce2" office:value-type="string">
            <text:p>Bono Entrenamiento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ESP VES</text:p>
          </table:table-cell>
          <table:table-cell office:value-type="string">
            <text:p>Bono Especial Vespertino</text:p>
          </table:table-cell>
          <table:table-cell office:value-type="string">
            <text:p>Percepción</text:p>
          </table:table-cell>
          <table:table-cell table:formula="of:=[.D45]=[.J45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DRP</text:p>
          </table:table-cell>
          <table:table-cell/>
          <table:table-cell office:value-type="string">
            <text:p>BONO EXTEN</text:p>
          </table:table-cell>
          <table:table-cell office:value-type="string">
            <text:p>Bono Horario Extendido</text:p>
          </table:table-cell>
          <table:table-cell office:value-type="string">
            <text:p>Percepción</text:p>
          </table:table-cell>
          <table:table-cell table:formula="of:=[.D46]=[.J46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EXTR PV</text:p>
          </table:table-cell>
          <table:table-cell office:value-type="string">
            <text:p>Bono Extraordinario PV</text:p>
          </table:table-cell>
          <table:table-cell office:value-type="string">
            <text:p>Percepción</text:p>
          </table:table-cell>
          <table:table-cell table:formula="of:=[.D47]=[.J47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México, ESV</text:p>
          </table:table-cell>
          <table:table-cell/>
          <table:table-cell office:value-type="string">
            <text:p>BONO EXTRA</text:p>
          </table:table-cell>
          <table:table-cell office:value-type="string">
            <text:p>Bono Extraordinario</text:p>
          </table:table-cell>
          <table:table-cell office:value-type="string">
            <text:p>Percepción</text:p>
          </table:table-cell>
          <table:table-cell table:formula="of:=[.D48]=[.J48]" office:value-type="boolean" office:boolean-value="true">
            <text:p>VERDADERO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BONO EXTRA</text:p>
          </table:table-cell>
          <table:table-cell table:style-name="ce2" office:value-type="string">
            <text:p>Bono Extraordinario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table:style-name="Default"/>
          <table:table-cell table:number-columns-repeated="2"/>
          <table:table-cell/>
          <table:table-cell table:number-columns-repeated="2"/>
          <table:table-cell table:formula="of:=[.D49]=[.J49]" office:value-type="boolean" office:boolean-value="true">
            <text:p>VERDADERO</text:p>
          </table:table-cell>
          <table:table-cell office:value-type="float" office:value="10">
            <text:p>10</text:p>
          </table:table-cell>
          <table:table-cell office:value-type="string">
            <text:p>BONO EXTRAORDINARIO</text:p>
          </table:table-cell>
          <table:table-cell table:style-name="Default"/>
          <table:table-cell table:style-name="ce2" office:value-type="string">
            <text:p>Bono Extraordinario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table:style-name="Default"/>
          <table:table-cell table:number-columns-repeated="2"/>
          <table:table-cell/>
          <table:table-cell table:number-columns-repeated="2"/>
          <table:table-cell table:formula="of:=[.D50]=[.J50]" office:value-type="boolean" office:boolean-value="true">
            <text:p>VERDADERO</text:p>
          </table:table-cell>
          <table:table-cell office:value-type="float" office:value="38">
            <text:p>38</text:p>
          </table:table-cell>
          <table:table-cell office:value-type="string">
            <text:p>BONO FEDEX FXO</text:p>
          </table:table-cell>
          <table:table-cell table:style-name="ce8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BONO FFH</text:p>
          </table:table-cell>
          <table:table-cell office:value-type="string">
            <text:p>Bonos Referidos</text:p>
          </table:table-cell>
          <table:table-cell office:value-type="string">
            <text:p>Percepción</text:p>
          </table:table-cell>
          <table:table-cell table:formula="of:=[.D51]=[.J51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ce5"/>
          <table:table-cell table:style-name="Default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BONO FIJO</text:p>
          </table:table-cell>
          <table:table-cell office:value-type="string">
            <text:p>Bono Fijo</text:p>
          </table:table-cell>
          <table:table-cell office:value-type="string">
            <text:p>Percepción</text:p>
          </table:table-cell>
          <table:table-cell table:formula="of:=[.D52]=[.J52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DRP</text:p>
          </table:table-cell>
          <table:table-cell/>
          <table:table-cell office:value-type="string">
            <text:p>BONO FLE PRO</text:p>
          </table:table-cell>
          <table:table-cell office:value-type="string">
            <text:p>Bono Flex / Probatoria</text:p>
          </table:table-cell>
          <table:table-cell office:value-type="string">
            <text:p>Percepción</text:p>
          </table:table-cell>
          <table:table-cell table:formula="of:=[.D53]=[.J53]" office:value-type="boolean" office:boolean-value="true">
            <text:p>VERDADERO</text:p>
          </table:table-cell>
          <table:table-cell office:value-type="float" office:value="35">
            <text:p>35</text:p>
          </table:table-cell>
          <table:table-cell office:value-type="string">
            <text:p>BONO FLEX / PROBATORIA</text:p>
          </table:table-cell>
          <table:table-cell office:value-type="string">
            <text:p>BONO FLE PRO</text:p>
          </table:table-cell>
          <table:table-cell table:style-name="ce2" office:value-type="string">
            <text:p>Bono Flex / Probatori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, ESV</text:p>
          </table:table-cell>
          <table:table-cell/>
          <table:table-cell office:value-type="string">
            <text:p>BONO FLEX</text:p>
          </table:table-cell>
          <table:table-cell office:value-type="string">
            <text:p>Bono Flexible</text:p>
          </table:table-cell>
          <table:table-cell office:value-type="string">
            <text:p>Percepción</text:p>
          </table:table-cell>
          <table:table-cell table:formula="of:=[.D54]=[.J54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BONO FRAUD</text:p>
          </table:table-cell>
          <table:table-cell office:value-type="string">
            <text:p>Bono Compensación</text:p>
          </table:table-cell>
          <table:table-cell office:value-type="string">
            <text:p>Percepción</text:p>
          </table:table-cell>
          <table:table-cell table:formula="of:=[.D55]=[.J55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BONO FXO</text:p>
          </table:table-cell>
          <table:table-cell office:value-type="string">
            <text:p>Bono Linea FXO</text:p>
          </table:table-cell>
          <table:table-cell office:value-type="string">
            <text:p>Percepción</text:p>
          </table:table-cell>
          <table:table-cell table:formula="of:=[.D56]=[.J56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, DRP</text:p>
          </table:table-cell>
          <table:table-cell/>
          <table:table-cell office:value-type="string">
            <text:p>BONO IGP-3D</text:p>
          </table:table-cell>
          <table:table-cell office:value-type="string">
            <text:p>Bono IGP-3D</text:p>
          </table:table-cell>
          <table:table-cell office:value-type="string">
            <text:p>Percepción</text:p>
          </table:table-cell>
          <table:table-cell table:formula="of:=[.D57]=[.J57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N</text:p>
          </table:table-cell>
          <table:table-cell office:value-type="string">
            <text:p>Bono N</text:p>
          </table:table-cell>
          <table:table-cell office:value-type="string">
            <text:p>Percepción</text:p>
          </table:table-cell>
          <table:table-cell table:formula="of:=[.D58]=[.J58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ESV</text:p>
          </table:table-cell>
          <table:table-cell/>
          <table:table-cell office:value-type="string">
            <text:p>BONO NH</text:p>
          </table:table-cell>
          <table:table-cell office:value-type="string">
            <text:p>Bono New Hiring</text:p>
          </table:table-cell>
          <table:table-cell office:value-type="string">
            <text:p>Percepción</text:p>
          </table:table-cell>
          <table:table-cell table:formula="of:=[.D59]=[.J59]" office:value-type="boolean" office:boolean-value="true">
            <text:p>VERDADERO</text:p>
          </table:table-cell>
          <table:table-cell office:value-type="float" office:value="39">
            <text:p>39</text:p>
          </table:table-cell>
          <table:table-cell office:value-type="string">
            <text:p>BONO NEW HIRE</text:p>
          </table:table-cell>
          <table:table-cell office:value-type="string">
            <text:p>BONO NH</text:p>
          </table:table-cell>
          <table:table-cell table:style-name="ce2" office:value-type="string">
            <text:p>Bono New Hiri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NOCT</text:p>
          </table:table-cell>
          <table:table-cell office:value-type="string">
            <text:p>Bono Nocturno</text:p>
          </table:table-cell>
          <table:table-cell office:value-type="string">
            <text:p>Percepción</text:p>
          </table:table-cell>
          <table:table-cell table:formula="of:=[.D60]=[.J60]" office:value-type="boolean" office:boolean-value="true">
            <text:p>VERDADERO</text:p>
          </table:table-cell>
          <table:table-cell office:value-type="float" office:value="11">
            <text:p>11</text:p>
          </table:table-cell>
          <table:table-cell office:value-type="string">
            <text:p>BONO NOCTURNO</text:p>
          </table:table-cell>
          <table:table-cell office:value-type="string">
            <text:p>BONO NOCT</text:p>
          </table:table-cell>
          <table:table-cell table:style-name="ce2" office:value-type="string">
            <text:p>Bono Nocturno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NOCT 01</text:p>
          </table:table-cell>
          <table:table-cell office:value-type="string">
            <text:p>Bono Nocturno 01</text:p>
          </table:table-cell>
          <table:table-cell office:value-type="string">
            <text:p>Percepción</text:p>
          </table:table-cell>
          <table:table-cell table:formula="of:=[.D61]=[.J61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NOCT 02</text:p>
          </table:table-cell>
          <table:table-cell office:value-type="string">
            <text:p>Bono Nocturno 02</text:p>
          </table:table-cell>
          <table:table-cell office:value-type="string">
            <text:p>Percepción</text:p>
          </table:table-cell>
          <table:table-cell table:formula="of:=[.D62]=[.J62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NOCT 03</text:p>
          </table:table-cell>
          <table:table-cell office:value-type="string">
            <text:p>Bono Nocturno 03</text:p>
          </table:table-cell>
          <table:table-cell office:value-type="string">
            <text:p>Percepción</text:p>
          </table:table-cell>
          <table:table-cell table:formula="of:=[.D63]=[.J63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NOCT 04</text:p>
          </table:table-cell>
          <table:table-cell office:value-type="string">
            <text:p>Bono Nocturno 04</text:p>
          </table:table-cell>
          <table:table-cell office:value-type="string">
            <text:p>Percepción</text:p>
          </table:table-cell>
          <table:table-cell table:formula="of:=[.D64]=[.J64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NOCT 10</text:p>
          </table:table-cell>
          <table:table-cell office:value-type="string">
            <text:p>Bono Nocturno 10</text:p>
          </table:table-cell>
          <table:table-cell office:value-type="string">
            <text:p>Percepción</text:p>
          </table:table-cell>
          <table:table-cell table:formula="of:=[.D65]=[.J65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México</text:p>
          </table:table-cell>
          <table:table-cell/>
          <table:table-cell office:value-type="string">
            <text:p>BONO NOCT 11</text:p>
          </table:table-cell>
          <table:table-cell office:value-type="string">
            <text:p>Bono Nocturno 11</text:p>
          </table:table-cell>
          <table:table-cell office:value-type="string">
            <text:p>Percepción</text:p>
          </table:table-cell>
          <table:table-cell table:formula="of:=[.D66]=[.J66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BONO NOCT 8</text:p>
          </table:table-cell>
          <table:table-cell office:value-type="string">
            <text:p>Bono Nocturno 8</text:p>
          </table:table-cell>
          <table:table-cell office:value-type="string">
            <text:p>Percepción</text:p>
          </table:table-cell>
          <table:table-cell table:formula="of:=[.D67]=[.J67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BONO NOCT 9</text:p>
          </table:table-cell>
          <table:table-cell office:value-type="string">
            <text:p>Bono Nocturno 9</text:p>
          </table:table-cell>
          <table:table-cell office:value-type="string">
            <text:p>Percepción</text:p>
          </table:table-cell>
          <table:table-cell table:formula="of:=[.D68]=[.J68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ONO PER ANT</text:p>
          </table:table-cell>
          <table:table-cell office:value-type="string">
            <text:p>Bono Performance Periodo Ant</text:p>
          </table:table-cell>
          <table:table-cell office:value-type="string">
            <text:p>Percepción</text:p>
          </table:table-cell>
          <table:table-cell table:formula="of:=[.D69]=[.J69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</text:p>
          </table:table-cell>
          <table:table-cell/>
          <table:table-cell office:value-type="string">
            <text:p>BONO PER PRU</text:p>
          </table:table-cell>
          <table:table-cell office:value-type="string">
            <text:p>Bono período de Prueba</text:p>
          </table:table-cell>
          <table:table-cell office:value-type="string">
            <text:p>Percepción</text:p>
          </table:table-cell>
          <table:table-cell table:formula="of:=[.D70]=[.J70]" office:value-type="boolean" office:boolean-value="true">
            <text:p>VERDADERO</text:p>
          </table:table-cell>
          <table:table-cell office:value-type="float" office:value="13">
            <text:p>13</text:p>
          </table:table-cell>
          <table:table-cell office:value-type="string">
            <text:p>BONO PERIODO DE PRUEBA</text:p>
          </table:table-cell>
          <table:table-cell office:value-type="string">
            <text:p>BONO PER PRU</text:p>
          </table:table-cell>
          <table:table-cell table:style-name="ce2" office:value-type="string">
            <text:p>Bono período de Prueb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/>
          <table:table-cell office:value-type="string">
            <text:p>ESV</text:p>
          </table:table-cell>
          <table:table-cell/>
          <table:table-cell office:value-type="string">
            <text:p>BONO PERFOR</text:p>
          </table:table-cell>
          <table:table-cell office:value-type="string">
            <text:p>Bono Performance</text:p>
          </table:table-cell>
          <table:table-cell office:value-type="string">
            <text:p>Percepción</text:p>
          </table:table-cell>
          <table:table-cell table:formula="of:=[.D71]=[.J71]" office:value-type="boolean" office:boolean-value="true">
            <text:p>VERDADERO</text:p>
          </table:table-cell>
          <table:table-cell office:value-type="float" office:value="40">
            <text:p>40</text:p>
          </table:table-cell>
          <table:table-cell office:value-type="string">
            <text:p>BONO PERFORMANCE</text:p>
          </table:table-cell>
          <table:table-cell office:value-type="string">
            <text:p>BONO PERFOR</text:p>
          </table:table-cell>
          <table:table-cell table:style-name="ce2" office:value-type="string">
            <text:p>Bono Performance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</text:p>
          </table:table-cell>
          <table:table-cell/>
          <table:table-cell office:value-type="string">
            <text:p>BONO PERMAN</text:p>
          </table:table-cell>
          <table:table-cell office:value-type="string">
            <text:p>Bono Permanencia</text:p>
          </table:table-cell>
          <table:table-cell office:value-type="string">
            <text:p>Percepción</text:p>
          </table:table-cell>
          <table:table-cell table:formula="of:=[.D72]=[.J72]" office:value-type="boolean" office:boolean-value="true">
            <text:p>VERDADERO</text:p>
          </table:table-cell>
          <table:table-cell office:value-type="float" office:value="14">
            <text:p>14</text:p>
          </table:table-cell>
          <table:table-cell office:value-type="string">
            <text:p>BONO PERMANENCIA</text:p>
          </table:table-cell>
          <table:table-cell office:value-type="string">
            <text:p>BONO PERMAN</text:p>
          </table:table-cell>
          <table:table-cell table:style-name="ce2" office:value-type="string">
            <text:p>Bono Permanenci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</text:p>
          </table:table-cell>
          <table:table-cell/>
          <table:table-cell office:value-type="string">
            <text:p>BONO PORCENT</text:p>
          </table:table-cell>
          <table:table-cell office:value-type="string">
            <text:p>Bono Porcentaje</text:p>
          </table:table-cell>
          <table:table-cell office:value-type="string">
            <text:p>Percepción</text:p>
          </table:table-cell>
          <table:table-cell table:formula="of:=[.D73]=[.J73]" office:value-type="boolean" office:boolean-value="true">
            <text:p>VERDADERO</text:p>
          </table:table-cell>
          <table:table-cell office:value-type="float" office:value="12">
            <text:p>12</text:p>
          </table:table-cell>
          <table:table-cell office:value-type="string">
            <text:p>BONO PORCENTAJE</text:p>
          </table:table-cell>
          <table:table-cell office:value-type="string">
            <text:p>BONO PORCENT</text:p>
          </table:table-cell>
          <table:table-cell table:style-name="ce2" office:value-type="string">
            <text:p>Bono Porcentaje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74]=[.J74]" office:value-type="boolean" office:boolean-value="true">
            <text:p>VERDADERO</text:p>
          </table:table-cell>
          <table:table-cell office:value-type="float" office:value="17">
            <text:p>17</text:p>
          </table:table-cell>
          <table:table-cell office:value-type="string">
            <text:p>BONO PORCENTAJE</text:p>
          </table:table-cell>
          <table:table-cell table:style-name="Default"/>
          <table:table-cell table:style-name="ce2" office:value-type="string">
            <text:p>Bono Porcentaje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</text:p>
          </table:table-cell>
          <table:table-cell/>
          <table:table-cell office:value-type="string">
            <text:p>BONO PRIMAVE</text:p>
          </table:table-cell>
          <table:table-cell office:value-type="string">
            <text:p>Bono Primavera</text:p>
          </table:table-cell>
          <table:table-cell office:value-type="string">
            <text:p>Percepción</text:p>
          </table:table-cell>
          <table:table-cell table:formula="of:=[.D75]=[.J75]" office:value-type="boolean" office:boolean-value="true">
            <text:p>VERDADERO</text:p>
          </table:table-cell>
          <table:table-cell office:value-type="float" office:value="15">
            <text:p>15</text:p>
          </table:table-cell>
          <table:table-cell office:value-type="string">
            <text:p>BONO PRIMAVERA</text:p>
          </table:table-cell>
          <table:table-cell office:value-type="string">
            <text:p>BONO PRIMAVE</text:p>
          </table:table-cell>
          <table:table-cell table:style-name="ce2" office:value-type="string">
            <text:p>Bono Primaver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/>
          <table:table-cell office:value-type="string">
            <text:p>DRP</text:p>
          </table:table-cell>
          <table:table-cell/>
          <table:table-cell office:value-type="string">
            <text:p>BONO PROD</text:p>
          </table:table-cell>
          <table:table-cell office:value-type="string">
            <text:p>Bono Productividad</text:p>
          </table:table-cell>
          <table:table-cell office:value-type="string">
            <text:p>Percepción</text:p>
          </table:table-cell>
          <table:table-cell table:formula="of:=[.D76]=[.J76]" office:value-type="boolean" office:boolean-value="true">
            <text:p>VERDADERO</text:p>
          </table:table-cell>
          <table:table-cell office:value-type="float" office:value="16">
            <text:p>16</text:p>
          </table:table-cell>
          <table:table-cell office:value-type="string">
            <text:p>BONO PRODUCTIVIDAD</text:p>
          </table:table-cell>
          <table:table-cell office:value-type="string">
            <text:p>BONO PROD</text:p>
          </table:table-cell>
          <table:table-cell table:style-name="ce2" office:value-type="string">
            <text:p>Bono Productividad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BONO PRODUC</text:p>
          </table:table-cell>
          <table:table-cell office:value-type="string">
            <text:p>Bono de productividad</text:p>
          </table:table-cell>
          <table:table-cell office:value-type="string">
            <text:p>Percepción</text:p>
          </table:table-cell>
          <table:table-cell table:formula="of:=[.D77]=[.J77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/>
          <table:table-cell office:value-type="string">
            <text:p>CRC</text:p>
          </table:table-cell>
          <table:table-cell/>
          <table:table-cell office:value-type="string">
            <text:p>BONO PROMO</text:p>
          </table:table-cell>
          <table:table-cell office:value-type="string">
            <text:p>Bono Por Promoción</text:p>
          </table:table-cell>
          <table:table-cell office:value-type="string">
            <text:p>Percepción</text:p>
          </table:table-cell>
          <table:table-cell table:formula="of:=[.D78]=[.J78]" office:value-type="boolean" office:boolean-value="true">
            <text:p>VERDADERO</text:p>
          </table:table-cell>
          <table:table-cell office:value-type="float" office:value="45">
            <text:p>45</text:p>
          </table:table-cell>
          <table:table-cell office:value-type="string">
            <text:p>BONO PROMOCION</text:p>
          </table:table-cell>
          <table:table-cell office:value-type="string">
            <text:p>BONO PROMO</text:p>
          </table:table-cell>
          <table:table-cell table:style-name="ce2" office:value-type="string">
            <text:p>Bono Por Promoción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BONO RAF</text:p>
          </table:table-cell>
          <table:table-cell office:value-type="string">
            <text:p>Bono RAF</text:p>
          </table:table-cell>
          <table:table-cell office:value-type="string">
            <text:p>Percepción</text:p>
          </table:table-cell>
          <table:table-cell table:formula="of:=[.D79]=[.J79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BONO REC IGP</text:p>
          </table:table-cell>
          <table:table-cell office:value-type="string">
            <text:p>Bono IGP-3D (reclamación)</text:p>
          </table:table-cell>
          <table:table-cell office:value-type="string">
            <text:p>Percepción</text:p>
          </table:table-cell>
          <table:table-cell table:formula="of:=[.D80]=[.J80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/>
          <table:table-cell office:value-type="string">
            <text:p>DRP</text:p>
          </table:table-cell>
          <table:table-cell/>
          <table:table-cell office:value-type="string">
            <text:p>BONO REF</text:p>
          </table:table-cell>
          <table:table-cell office:value-type="string">
            <text:p>Bono Referido</text:p>
          </table:table-cell>
          <table:table-cell office:value-type="string">
            <text:p>Percepción</text:p>
          </table:table-cell>
          <table:table-cell table:formula="of:=[.D81]=[.J81]" office:value-type="boolean" office:boolean-value="true">
            <text:p>VERDADERO</text:p>
          </table:table-cell>
          <table:table-cell office:value-type="float" office:value="18">
            <text:p>18</text:p>
          </table:table-cell>
          <table:table-cell office:value-type="string">
            <text:p>BONO REFERIDOS</text:p>
          </table:table-cell>
          <table:table-cell office:value-type="string">
            <text:p>BONO REF</text:p>
          </table:table-cell>
          <table:table-cell table:style-name="ce2" office:value-type="string">
            <text:p>Bono Referido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ONO RELO</text:p>
          </table:table-cell>
          <table:table-cell office:value-type="string">
            <text:p>Bono por Compañía</text:p>
          </table:table-cell>
          <table:table-cell office:value-type="string">
            <text:p>Percepción</text:p>
          </table:table-cell>
          <table:table-cell table:formula="of:=[.D82]=[.J82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, CRC</text:p>
          </table:table-cell>
          <table:table-cell/>
          <table:table-cell office:value-type="string">
            <text:p>BONO RELOCAL</text:p>
          </table:table-cell>
          <table:table-cell office:value-type="string">
            <text:p>Bono Relocalización</text:p>
          </table:table-cell>
          <table:table-cell office:value-type="string">
            <text:p>Percepción</text:p>
          </table:table-cell>
          <table:table-cell table:formula="of:=[.D83]=[.J83]" office:value-type="boolean" office:boolean-value="true">
            <text:p>VERDADERO</text:p>
          </table:table-cell>
          <table:table-cell office:value-type="float" office:value="32">
            <text:p>32</text:p>
          </table:table-cell>
          <table:table-cell office:value-type="string">
            <text:p>BONO RELOCALIZACIÓN</text:p>
          </table:table-cell>
          <table:table-cell office:value-type="string">
            <text:p>BONO RELOCAL</text:p>
          </table:table-cell>
          <table:table-cell table:style-name="ce2" office:value-type="string">
            <text:p>Bono Relocalización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BONO RENTA</text:p>
          </table:table-cell>
          <table:table-cell office:value-type="string">
            <text:p>Bono Ayuda Renta</text:p>
          </table:table-cell>
          <table:table-cell office:value-type="string">
            <text:p>Percepción</text:p>
          </table:table-cell>
          <table:table-cell table:formula="of:=[.D84]=[.J84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, ESV, DRP</text:p>
          </table:table-cell>
          <table:table-cell/>
          <table:table-cell office:value-type="string">
            <text:p>BONO RESULT</text:p>
          </table:table-cell>
          <table:table-cell office:value-type="string">
            <text:p>Bono por Resultado</text:p>
          </table:table-cell>
          <table:table-cell office:value-type="string">
            <text:p>Percepción</text:p>
          </table:table-cell>
          <table:table-cell table:formula="of:=[.D85]=[.J85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BONO RET SDO</text:p>
          </table:table-cell>
          <table:table-cell office:value-type="string">
            <text:p>Bono Ret Sdo</text:p>
          </table:table-cell>
          <table:table-cell office:value-type="string">
            <text:p>Percepción</text:p>
          </table:table-cell>
          <table:table-cell table:formula="of:=[.D86]=[.J86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BONO RETEN</text:p>
          </table:table-cell>
          <table:table-cell office:value-type="string">
            <text:p>Bono de Retención</text:p>
          </table:table-cell>
          <table:table-cell office:value-type="string">
            <text:p>Percepción</text:p>
          </table:table-cell>
          <table:table-cell table:formula="of:=[.D87]=[.J87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BONO SENIOR</text:p>
          </table:table-cell>
          <table:table-cell office:value-type="string">
            <text:p>Bono Senior</text:p>
          </table:table-cell>
          <table:table-cell office:value-type="string">
            <text:p>Percepción</text:p>
          </table:table-cell>
          <table:table-cell table:formula="of:=[.D88]=[.J88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/>
          <table:table-cell office:value-type="string">
            <text:p>ESV</text:p>
          </table:table-cell>
          <table:table-cell/>
          <table:table-cell office:value-type="string">
            <text:p>BONO TRAININ</text:p>
          </table:table-cell>
          <table:table-cell office:value-type="string">
            <text:p>Bono Training</text:p>
          </table:table-cell>
          <table:table-cell office:value-type="string">
            <text:p>Percepción</text:p>
          </table:table-cell>
          <table:table-cell table:formula="of:=[.D89]=[.J89]" office:value-type="boolean" office:boolean-value="true">
            <text:p>VERDADERO</text:p>
          </table:table-cell>
          <table:table-cell office:value-type="float" office:value="42">
            <text:p>42</text:p>
          </table:table-cell>
          <table:table-cell office:value-type="string">
            <text:p>BONO TRAINING</text:p>
          </table:table-cell>
          <table:table-cell office:value-type="string">
            <text:p>BONO TRAININ</text:p>
          </table:table-cell>
          <table:table-cell table:style-name="ce2" office:value-type="string">
            <text:p>Bono Traini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BONO TRANS</text:p>
          </table:table-cell>
          <table:table-cell office:value-type="string">
            <text:p>Bono Apoyo Transporte</text:p>
          </table:table-cell>
          <table:table-cell office:value-type="string">
            <text:p>Percepción</text:p>
          </table:table-cell>
          <table:table-cell table:formula="of:=[.D90]=[.J90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ONO VARIOS</text:p>
          </table:table-cell>
          <table:table-cell office:value-type="string">
            <text:p>Bono Varios</text:p>
          </table:table-cell>
          <table:table-cell office:value-type="string">
            <text:p>Percepción</text:p>
          </table:table-cell>
          <table:table-cell table:formula="of:=[.D91]=[.J91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BONO VIATICO</text:p>
          </table:table-cell>
          <table:table-cell office:value-type="string">
            <text:p>Bono Viaticos</text:p>
          </table:table-cell>
          <table:table-cell office:value-type="string">
            <text:p>Percepción</text:p>
          </table:table-cell>
          <table:table-cell table:formula="of:=[.D92]=[.J92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93]=[.J93]" office:value-type="boolean" office:boolean-value="true">
            <text:p>VERDADERO</text:p>
          </table:table-cell>
          <table:table-cell office:value-type="float" office:value="47">
            <text:p>47</text:p>
          </table:table-cell>
          <table:table-cell office:value-type="string">
            <text:p>CAJA DE AHORRO</text:p>
          </table:table-cell>
          <table:table-cell table:style-name="ce8"/>
          <table:table-cell table:style-name="ce2"/>
          <table:table-cell office:value-type="float" office:value="2">
            <text:p>2</text:p>
          </table:table-cell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94]=[.J94]" office:value-type="boolean" office:boolean-value="true">
            <text:p>VERDADERO</text:p>
          </table:table-cell>
          <table:table-cell office:value-type="float" office:value="23">
            <text:p>23</text:p>
          </table:table-cell>
          <table:table-cell office:value-type="string">
            <text:p>CAMBIOS SALARIALES</text:p>
          </table:table-cell>
          <table:table-cell table:style-name="ce8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95]=[.J95]" office:value-type="boolean" office:boolean-value="true">
            <text:p>VERDADERO</text:p>
          </table:table-cell>
          <table:table-cell office:value-type="float" office:value="48">
            <text:p>48</text:p>
          </table:table-cell>
          <table:table-cell office:value-type="string">
            <text:p>CASAS COMERCIALES</text:p>
          </table:table-cell>
          <table:table-cell table:style-name="ce8"/>
          <table:table-cell table:style-name="ce2"/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RC, DRP</text:p>
          </table:table-cell>
          <table:table-cell/>
          <table:table-cell office:value-type="string">
            <text:p>CESANTIA</text:p>
          </table:table-cell>
          <table:table-cell office:value-type="string">
            <text:p>Cesantia</text:p>
          </table:table-cell>
          <table:table-cell office:value-type="string">
            <text:p>Percepción</text:p>
          </table:table-cell>
          <table:table-cell table:formula="of:=[.D96]=[.J96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ESANTÍA RD</text:p>
          </table:table-cell>
          <table:table-cell office:value-type="string">
            <text:p>Cesantía</text:p>
          </table:table-cell>
          <table:table-cell office:value-type="string">
            <text:p>Percepción</text:p>
          </table:table-cell>
          <table:table-cell table:formula="of:=[.D97]=[.J97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OM RV</text:p>
          </table:table-cell>
          <table:table-cell office:value-type="string">
            <text:p>Complemento Compensacion Econo</text:p>
          </table:table-cell>
          <table:table-cell office:value-type="string">
            <text:p>Percepción</text:p>
          </table:table-cell>
          <table:table-cell table:formula="of:=[.D98]=[.J98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OMAGUI</text:p>
          </table:table-cell>
          <table:table-cell office:value-type="string">
            <text:p>Complemento de Aguinaldo</text:p>
          </table:table-cell>
          <table:table-cell office:value-type="string">
            <text:p>Percepción</text:p>
          </table:table-cell>
          <table:table-cell table:formula="of:=[.D99]=[.J99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ISION VTA</text:p>
          </table:table-cell>
          <table:table-cell office:value-type="string">
            <text:p>Comisión de Ventas</text:p>
          </table:table-cell>
          <table:table-cell office:value-type="string">
            <text:p>Percepción</text:p>
          </table:table-cell>
          <table:table-cell table:formula="of:=[.D100]=[.J100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ISIONES</text:p>
          </table:table-cell>
          <table:table-cell office:value-type="string">
            <text:p>Comisiones</text:p>
          </table:table-cell>
          <table:table-cell office:value-type="string">
            <text:p>Percepción</text:p>
          </table:table-cell>
          <table:table-cell table:formula="of:=[.D101]=[.J101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M REWARD</text:p>
          </table:table-cell>
          <table:table-cell office:value-type="string">
            <text:p>Commitment Reward</text:p>
          </table:table-cell>
          <table:table-cell office:value-type="string">
            <text:p>Percepción</text:p>
          </table:table-cell>
          <table:table-cell table:formula="of:=[.D102]=[.J102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OMMAT</text:p>
          </table:table-cell>
          <table:table-cell office:value-type="string">
            <text:p>Complemento de Maternidad</text:p>
          </table:table-cell>
          <table:table-cell office:value-type="string">
            <text:p>Percepción</text:p>
          </table:table-cell>
          <table:table-cell table:formula="of:=[.D103]=[.J103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OMP ADMVO</text:p>
          </table:table-cell>
          <table:table-cell office:value-type="string">
            <text:p>Complemento Administrativo</text:p>
          </table:table-cell>
          <table:table-cell office:value-type="string">
            <text:p>Percepción</text:p>
          </table:table-cell>
          <table:table-cell table:formula="of:=[.D104]=[.J104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P EXTCONV</text:p>
          </table:table-cell>
          <table:table-cell office:value-type="string">
            <text:p>Compensación Extraord Convenio</text:p>
          </table:table-cell>
          <table:table-cell office:value-type="string">
            <text:p>Percepción</text:p>
          </table:table-cell>
          <table:table-cell table:formula="of:=[.D105]=[.J105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OMP ISR</text:p>
          </table:table-cell>
          <table:table-cell office:value-type="string">
            <text:p>Compensación ISR</text:p>
          </table:table-cell>
          <table:table-cell office:value-type="string">
            <text:p>Percepción</text:p>
          </table:table-cell>
          <table:table-cell table:formula="of:=[.D106]=[.J106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OMP SALARIO</text:p>
          </table:table-cell>
          <table:table-cell office:value-type="string">
            <text:p>Complemento de Salario</text:p>
          </table:table-cell>
          <table:table-cell office:value-type="string">
            <text:p>Percepción</text:p>
          </table:table-cell>
          <table:table-cell table:formula="of:=[.D107]=[.J107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PEN EXTRA</text:p>
          </table:table-cell>
          <table:table-cell office:value-type="string">
            <text:p>Compensaciones Extra</text:p>
          </table:table-cell>
          <table:table-cell office:value-type="string">
            <text:p>Percepción</text:p>
          </table:table-cell>
          <table:table-cell table:formula="of:=[.D108]=[.J108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PEN NOINT</text:p>
          </table:table-cell>
          <table:table-cell office:value-type="string">
            <text:p>Compensación No Integrable</text:p>
          </table:table-cell>
          <table:table-cell office:value-type="string">
            <text:p>Percepción</text:p>
          </table:table-cell>
          <table:table-cell table:formula="of:=[.D109]=[.J109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</text:p>
          </table:table-cell>
          <table:table-cell/>
          <table:table-cell office:value-type="string">
            <text:p>COMPONENTE</text:p>
          </table:table-cell>
          <table:table-cell office:value-type="string">
            <text:p>Componente</text:p>
          </table:table-cell>
          <table:table-cell office:value-type="string">
            <text:p>Percepción</text:p>
          </table:table-cell>
          <table:table-cell table:formula="of:=[.D110]=[.J110]" office:value-type="boolean" office:boolean-value="true">
            <text:p>VERDADERO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COMPONENTE</text:p>
          </table:table-cell>
          <table:table-cell table:style-name="ce2" office:value-type="string">
            <text:p>Componente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UOTA IMSS P</text:p>
          </table:table-cell>
          <table:table-cell office:value-type="string">
            <text:p>Cuotas IMSS Pagadas p/Patrón</text:p>
          </table:table-cell>
          <table:table-cell office:value-type="string">
            <text:p>Percepción</text:p>
          </table:table-cell>
          <table:table-cell table:formula="of:=[.D111]=[.J111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YV PAT</text:p>
          </table:table-cell>
          <table:table-cell office:value-type="string">
            <text:p>Cesantía y Vejez Patrón</text:p>
          </table:table-cell>
          <table:table-cell office:value-type="string">
            <text:p>Percepción</text:p>
          </table:table-cell>
          <table:table-cell table:formula="of:=[.D112]=[.J112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EDU CANDADO</text:p>
          </table:table-cell>
          <table:table-cell office:value-type="string">
            <text:p>Deducciones Candado</text:p>
          </table:table-cell>
          <table:table-cell office:value-type="string">
            <text:p>Percepción</text:p>
          </table:table-cell>
          <table:table-cell table:formula="of:=[.D113]=[.J113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DEF MAT NAC</text:p>
          </table:table-cell>
          <table:table-cell office:value-type="string">
            <text:p>Permiso con goce</text:p>
          </table:table-cell>
          <table:table-cell office:value-type="string">
            <text:p>Percepción</text:p>
          </table:table-cell>
          <table:table-cell table:formula="of:=[.D114]=[.J114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DEF/MAT/NAC</text:p>
          </table:table-cell>
          <table:table-cell office:value-type="string">
            <text:p>Permiso con goce Staff</text:p>
          </table:table-cell>
          <table:table-cell office:value-type="string">
            <text:p>Percepción</text:p>
          </table:table-cell>
          <table:table-cell table:formula="of:=[.D115]=[.J115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ES TR DI EX</text:p>
          </table:table-cell>
          <table:table-cell office:value-type="string">
            <text:p>Descanso Trabajado Exento</text:p>
          </table:table-cell>
          <table:table-cell office:value-type="string">
            <text:p>Percepción</text:p>
          </table:table-cell>
          <table:table-cell table:formula="of:=[.D116]=[.J116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ES TR DI GR</text:p>
          </table:table-cell>
          <table:table-cell office:value-type="string">
            <text:p>Descanso Trabajado Gravado</text:p>
          </table:table-cell>
          <table:table-cell office:value-type="string">
            <text:p>Percepción</text:p>
          </table:table-cell>
          <table:table-cell table:formula="of:=[.D117]=[.J117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EV FONACOT</text:p>
          </table:table-cell>
          <table:table-cell office:value-type="string">
            <text:p>Devolucion Fonacot</text:p>
          </table:table-cell>
          <table:table-cell office:value-type="string">
            <text:p>Percepción</text:p>
          </table:table-cell>
          <table:table-cell table:formula="of:=[.D118]=[.J118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</text:p>
          </table:table-cell>
          <table:table-cell/>
          <table:table-cell office:value-type="string">
            <text:p>DEV INFONA</text:p>
          </table:table-cell>
          <table:table-cell office:value-type="string">
            <text:p>Devolución Infonavit</text:p>
          </table:table-cell>
          <table:table-cell office:value-type="string">
            <text:p>Percepción</text:p>
          </table:table-cell>
          <table:table-cell table:formula="of:=[.D119]=[.J119]" office:value-type="boolean" office:boolean-value="true">
            <text:p>VERDADERO</text:p>
          </table:table-cell>
          <table:table-cell office:value-type="float" office:value="20">
            <text:p>20</text:p>
          </table:table-cell>
          <table:table-cell office:value-type="string">
            <text:p>DEVOLUCION INFONAVIT</text:p>
          </table:table-cell>
          <table:table-cell office:value-type="string">
            <text:p>DEV INFONA</text:p>
          </table:table-cell>
          <table:table-cell table:style-name="ce2" office:value-type="string">
            <text:p>Devolución Infonavit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DIA CONT STA</text:p>
          </table:table-cell>
          <table:table-cell office:value-type="string">
            <text:p>Día Contingencia por Ley</text:p>
          </table:table-cell>
          <table:table-cell office:value-type="string">
            <text:p>Percepción</text:p>
          </table:table-cell>
          <table:table-cell table:formula="of:=[.D120]=[.J120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DIA CONT TRA</text:p>
          </table:table-cell>
          <table:table-cell office:value-type="string">
            <text:p>Día Contingencia Trabajado</text:p>
          </table:table-cell>
          <table:table-cell office:value-type="string">
            <text:p>Percepción</text:p>
          </table:table-cell>
          <table:table-cell table:formula="of:=[.D121]=[.J121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122]=[.J122]" office:value-type="boolean" office:boolean-value="true">
            <text:p>VERDADERO</text:p>
          </table:table-cell>
          <table:table-cell office:value-type="float" office:value="21">
            <text:p>21</text:p>
          </table:table-cell>
          <table:table-cell office:value-type="string">
            <text:p>DIA FESTIVO</text:p>
          </table:table-cell>
          <table:table-cell table:style-name="ce8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DIAS PER ANT</text:p>
          </table:table-cell>
          <table:table-cell office:value-type="string">
            <text:p>Día Faltante Cat. Ant. Staff</text:p>
          </table:table-cell>
          <table:table-cell office:value-type="string">
            <text:p>Percepción</text:p>
          </table:table-cell>
          <table:table-cell table:formula="of:=[.D123]=[.J123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DIF VACAC</text:p>
          </table:table-cell>
          <table:table-cell office:value-type="string">
            <text:p>Diferencia por Vacaciones</text:p>
          </table:table-cell>
          <table:table-cell office:value-type="string">
            <text:p>Percepción</text:p>
          </table:table-cell>
          <table:table-cell table:formula="of:=[.D124]=[.J124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125]=[.J125]" office:value-type="boolean" office:boolean-value="true">
            <text:p>VERDADERO</text:p>
          </table:table-cell>
          <table:table-cell office:value-type="float" office:value="49">
            <text:p>49</text:p>
          </table:table-cell>
          <table:table-cell office:value-type="string">
            <text:p>DONATIVOS</text:p>
          </table:table-cell>
          <table:table-cell table:style-name="ce8"/>
          <table:table-cell table:style-name="ce2"/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DO AHO C RE</text:p>
          </table:table-cell>
          <table:table-cell office:value-type="string">
            <text:p>Fondo Ahorro Patrón Reparto</text:p>
          </table:table-cell>
          <table:table-cell office:value-type="string">
            <text:p>Percepción</text:p>
          </table:table-cell>
          <table:table-cell table:formula="of:=[.D126]=[.J126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DO AHO E RE</text:p>
          </table:table-cell>
          <table:table-cell office:value-type="string">
            <text:p>Fondo Ahorro Emplado Reparto</text:p>
          </table:table-cell>
          <table:table-cell office:value-type="string">
            <text:p>Percepción</text:p>
          </table:table-cell>
          <table:table-cell table:formula="of:=[.D127]=[.J127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DO AHO INCO</text:p>
          </table:table-cell>
          <table:table-cell office:value-type="string">
            <text:p>Fdo Interes Compañia</text:p>
          </table:table-cell>
          <table:table-cell office:value-type="string">
            <text:p>Percepción</text:p>
          </table:table-cell>
          <table:table-cell table:formula="of:=[.D128]=[.J128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DO AHO INEM</text:p>
          </table:table-cell>
          <table:table-cell office:value-type="string">
            <text:p>Fdo Aho Interes Empleado</text:p>
          </table:table-cell>
          <table:table-cell office:value-type="string">
            <text:p>Percepción</text:p>
          </table:table-cell>
          <table:table-cell table:formula="of:=[.D129]=[.J129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DO AHO PRCO</text:p>
          </table:table-cell>
          <table:table-cell office:value-type="string">
            <text:p>Prestamo Compañia</text:p>
          </table:table-cell>
          <table:table-cell office:value-type="string">
            <text:p>Percepción</text:p>
          </table:table-cell>
          <table:table-cell table:formula="of:=[.D130]=[.J130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DO AHO PREM</text:p>
          </table:table-cell>
          <table:table-cell office:value-type="string">
            <text:p>Prestamo Empleado</text:p>
          </table:table-cell>
          <table:table-cell office:value-type="string">
            <text:p>Percepción</text:p>
          </table:table-cell>
          <table:table-cell table:formula="of:=[.D131]=[.J131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DO AHOR CIA</text:p>
          </table:table-cell>
          <table:table-cell office:value-type="string">
            <text:p>Fondo Ahorro Patrón</text:p>
          </table:table-cell>
          <table:table-cell office:value-type="string">
            <text:p>Percepción</text:p>
          </table:table-cell>
          <table:table-cell table:formula="of:=[.D132]=[.J132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FER LEY STAF</text:p>
          </table:table-cell>
          <table:table-cell office:value-type="string">
            <text:p>Feriado por Ley Staff</text:p>
          </table:table-cell>
          <table:table-cell office:value-type="string">
            <text:p>Percepción</text:p>
          </table:table-cell>
          <table:table-cell table:formula="of:=[.D133]=[.J133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FER POR LEY</text:p>
          </table:table-cell>
          <table:table-cell office:value-type="string">
            <text:p>Feriado por Ley</text:p>
          </table:table-cell>
          <table:table-cell office:value-type="string">
            <text:p>Percepción</text:p>
          </table:table-cell>
          <table:table-cell table:formula="of:=[.D134]=[.J134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FER STAFF</text:p>
          </table:table-cell>
          <table:table-cell office:value-type="string">
            <text:p>Feriado Trabajado Staff</text:p>
          </table:table-cell>
          <table:table-cell office:value-type="string">
            <text:p>Percepción</text:p>
          </table:table-cell>
          <table:table-cell table:formula="of:=[.D135]=[.J135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ES TR DI EX</text:p>
          </table:table-cell>
          <table:table-cell office:value-type="string">
            <text:p>Festivo Trabajado Exento</text:p>
          </table:table-cell>
          <table:table-cell office:value-type="string">
            <text:p>Percepción</text:p>
          </table:table-cell>
          <table:table-cell table:formula="of:=[.D136]=[.J136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ES TR DI GR</text:p>
          </table:table-cell>
          <table:table-cell office:value-type="string">
            <text:p>Festivo Trabajado Gravado</text:p>
          </table:table-cell>
          <table:table-cell office:value-type="string">
            <text:p>Percepción</text:p>
          </table:table-cell>
          <table:table-cell table:formula="of:=[.D137]=[.J137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ESTIVO TRAB</text:p>
          </table:table-cell>
          <table:table-cell office:value-type="string">
            <text:p>Festivo Trabajado</text:p>
          </table:table-cell>
          <table:table-cell office:value-type="string">
            <text:p>Percepción</text:p>
          </table:table-cell>
          <table:table-cell table:formula="of:=[.D138]=[.J138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139]=[.J139]" office:value-type="boolean" office:boolean-value="true">
            <text:p>VERDADERO</text:p>
          </table:table-cell>
          <table:table-cell office:value-type="float" office:value="50">
            <text:p>50</text:p>
          </table:table-cell>
          <table:table-cell office:value-type="string">
            <text:p>FINIQUITOS</text:p>
          </table:table-cell>
          <table:table-cell table:style-name="ce8"/>
          <table:table-cell table:style-name="ce2"/>
          <table:table-cell office:value-type="float" office:value="2">
            <text:p>2</text:p>
          </table:table-cell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140]=[.J140]" office:value-type="boolean" office:boolean-value="true">
            <text:p>VERDADERO</text:p>
          </table:table-cell>
          <table:table-cell office:value-type="float" office:value="51">
            <text:p>51</text:p>
          </table:table-cell>
          <table:table-cell office:value-type="string">
            <text:p>FONDO DE AHORRO</text:p>
          </table:table-cell>
          <table:table-cell table:style-name="ce8"/>
          <table:table-cell table:style-name="ce2"/>
          <table:table-cell office:value-type="float" office:value="2">
            <text:p>2</text:p>
          </table:table-cell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141]=[.J141]" office:value-type="boolean" office:boolean-value="true">
            <text:p>VERDADERO</text:p>
          </table:table-cell>
          <table:table-cell office:value-type="float" office:value="52">
            <text:p>52</text:p>
          </table:table-cell>
          <table:table-cell office:value-type="string">
            <text:p>GAFETES / CREDENCIAL ID</text:p>
          </table:table-cell>
          <table:table-cell table:style-name="ce8"/>
          <table:table-cell table:style-name="ce2"/>
          <table:table-cell office:value-type="float" office:value="2">
            <text:p>2</text:p>
          </table:table-cell>
          <table:table-cell table:number-columns-repeated="1012"/>
        </table:table-row>
        <table:table-row table:style-name="ro2" table:visibility="filter">
          <table:table-cell/>
          <table:table-cell office:value-type="string">
            <text:p>DRP</text:p>
          </table:table-cell>
          <table:table-cell/>
          <table:table-cell office:value-type="string">
            <text:p>GRAT ESP</text:p>
          </table:table-cell>
          <table:table-cell office:value-type="string">
            <text:p>Gratificación Especial</text:p>
          </table:table-cell>
          <table:table-cell office:value-type="string">
            <text:p>Percepción</text:p>
          </table:table-cell>
          <table:table-cell table:formula="of:=[.D142]=[.J142]" office:value-type="boolean" office:boolean-value="true">
            <text:p>VERDADERO</text:p>
          </table:table-cell>
          <table:table-cell office:value-type="float" office:value="36">
            <text:p>36</text:p>
          </table:table-cell>
          <table:table-cell office:value-type="string">
            <text:p>GRATIFICACION ESPECIAL</text:p>
          </table:table-cell>
          <table:table-cell office:value-type="string">
            <text:p>GRAT ESP</text:p>
          </table:table-cell>
          <table:table-cell table:style-name="ce2" office:value-type="string">
            <text:p>Gratificación Especial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GRAT ESP DEF</text:p>
          </table:table-cell>
          <table:table-cell office:value-type="string">
            <text:p>Gratificación Esp Defunción</text:p>
          </table:table-cell>
          <table:table-cell office:value-type="string">
            <text:p>Percepción</text:p>
          </table:table-cell>
          <table:table-cell table:formula="of:=[.D143]=[.J143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</text:p>
          </table:table-cell>
          <table:table-cell/>
          <table:table-cell office:value-type="string">
            <text:p>GRATIFICACIO</text:p>
          </table:table-cell>
          <table:table-cell office:value-type="string">
            <text:p>Gratificación</text:p>
          </table:table-cell>
          <table:table-cell office:value-type="string">
            <text:p>Percepción</text:p>
          </table:table-cell>
          <table:table-cell table:formula="of:=[.D144]=[.J144]" office:value-type="boolean" office:boolean-value="true">
            <text:p>VERDADERO</text:p>
          </table:table-cell>
          <table:table-cell office:value-type="float" office:value="22">
            <text:p>22</text:p>
          </table:table-cell>
          <table:table-cell office:value-type="string">
            <text:p>GRATIFICACION</text:p>
          </table:table-cell>
          <table:table-cell office:value-type="string">
            <text:p>GRATIFICACIO</text:p>
          </table:table-cell>
          <table:table-cell table:style-name="ce2" office:value-type="string">
            <text:p>Gratificación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DIU DES</text:p>
          </table:table-cell>
          <table:table-cell office:value-type="string">
            <text:p>Hra Ext Diurna Descanso</text:p>
          </table:table-cell>
          <table:table-cell office:value-type="string">
            <text:p>Percepción</text:p>
          </table:table-cell>
          <table:table-cell table:formula="of:=[.D145]=[.J145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DIU DES A</text:p>
          </table:table-cell>
          <table:table-cell office:value-type="string">
            <text:p>Hra Ext Diurna Descanso Per An</text:p>
          </table:table-cell>
          <table:table-cell office:value-type="string">
            <text:p>Percepción</text:p>
          </table:table-cell>
          <table:table-cell table:formula="of:=[.D146]=[.J146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DIU FES</text:p>
          </table:table-cell>
          <table:table-cell office:value-type="string">
            <text:p>Hra Ext Diurna Festivo</text:p>
          </table:table-cell>
          <table:table-cell office:value-type="string">
            <text:p>Percepción</text:p>
          </table:table-cell>
          <table:table-cell table:formula="of:=[.D147]=[.J147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DIU FES A</text:p>
          </table:table-cell>
          <table:table-cell office:value-type="string">
            <text:p>Hra Ext Diurna Festivo Per Ant</text:p>
          </table:table-cell>
          <table:table-cell office:value-type="string">
            <text:p>Percepción</text:p>
          </table:table-cell>
          <table:table-cell table:formula="of:=[.D148]=[.J148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DIU NOR</text:p>
          </table:table-cell>
          <table:table-cell office:value-type="string">
            <text:p>Hra Ext Diurna Normal</text:p>
          </table:table-cell>
          <table:table-cell office:value-type="string">
            <text:p>Percepción</text:p>
          </table:table-cell>
          <table:table-cell table:formula="of:=[.D149]=[.J149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DIU NOR A</text:p>
          </table:table-cell>
          <table:table-cell office:value-type="string">
            <text:p>Hra Ext Diurna Normal Per Ant</text:p>
          </table:table-cell>
          <table:table-cell office:value-type="string">
            <text:p>Percepción</text:p>
          </table:table-cell>
          <table:table-cell table:formula="of:=[.D150]=[.J150]" office:value-type="boolean" office:boolean-value="false">
            <text:p>FALSO</text:p>
          </table:table-cell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NOC DES</text:p>
          </table:table-cell>
          <table:table-cell office:value-type="string">
            <text:p>Hra Ext Nocturna Descanso</text:p>
          </table:table-cell>
          <table:table-cell office:value-type="string">
            <text:p>Percepción</text:p>
          </table:table-cell>
          <table:table-cell table:formula="of:=[.D151]=[.J151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NOC DES A</text:p>
          </table:table-cell>
          <table:table-cell office:value-type="string">
            <text:p>Hra Ext Nocturna Desc Per Ant</text:p>
          </table:table-cell>
          <table:table-cell office:value-type="string">
            <text:p>Percepción</text:p>
          </table:table-cell>
          <table:table-cell table:formula="of:=[.D152]=[.J152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NOC FES</text:p>
          </table:table-cell>
          <table:table-cell office:value-type="string">
            <text:p>Hra Ext Nocturna Festivo</text:p>
          </table:table-cell>
          <table:table-cell office:value-type="string">
            <text:p>Percepción</text:p>
          </table:table-cell>
          <table:table-cell table:formula="of:=[.D153]=[.J153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NOC FES A</text:p>
          </table:table-cell>
          <table:table-cell office:value-type="string">
            <text:p>Hra Ext Nocturna Fest Per Ant</text:p>
          </table:table-cell>
          <table:table-cell office:value-type="string">
            <text:p>Percepción</text:p>
          </table:table-cell>
          <table:table-cell table:formula="of:=[.D154]=[.J154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NOC NOR</text:p>
          </table:table-cell>
          <table:table-cell office:value-type="string">
            <text:p>Hra Ext Nocturna Normal</text:p>
          </table:table-cell>
          <table:table-cell office:value-type="string">
            <text:p>Percepción</text:p>
          </table:table-cell>
          <table:table-cell table:formula="of:=[.D155]=[.J155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E NOC NOR A</text:p>
          </table:table-cell>
          <table:table-cell office:value-type="string">
            <text:p>Hra Ext Nocturna Normal Per An</text:p>
          </table:table-cell>
          <table:table-cell office:value-type="string">
            <text:p>Percepción</text:p>
          </table:table-cell>
          <table:table-cell table:formula="of:=[.D156]=[.J156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ORAS AL 100</text:p>
          </table:table-cell>
          <table:table-cell office:value-type="string">
            <text:p>Horas Extras al 100%</text:p>
          </table:table-cell>
          <table:table-cell office:value-type="string">
            <text:p>Percepción</text:p>
          </table:table-cell>
          <table:table-cell table:formula="of:=[.D157]=[.J157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ORAS AL 35%</text:p>
          </table:table-cell>
          <table:table-cell office:value-type="string">
            <text:p>Horas Extras Al 35%</text:p>
          </table:table-cell>
          <table:table-cell office:value-type="string">
            <text:p>Percepción</text:p>
          </table:table-cell>
          <table:table-cell table:formula="of:=[.D158]=[.J158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ORAS EXTRAS</text:p>
          </table:table-cell>
          <table:table-cell office:value-type="string">
            <text:p>Horas Extras</text:p>
          </table:table-cell>
          <table:table-cell office:value-type="string">
            <text:p>Percepción</text:p>
          </table:table-cell>
          <table:table-cell table:formula="of:=[.D159]=[.J159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 100% STAF</text:p>
          </table:table-cell>
          <table:table-cell office:value-type="string">
            <text:p>Horas Extras al 100% Staff</text:p>
          </table:table-cell>
          <table:table-cell office:value-type="string">
            <text:p>Percepción</text:p>
          </table:table-cell>
          <table:table-cell table:formula="of:=[.D160]=[.J160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 35% STAFF</text:p>
          </table:table-cell>
          <table:table-cell office:value-type="string">
            <text:p>Horas Extras al 35% Staff</text:p>
          </table:table-cell>
          <table:table-cell office:value-type="string">
            <text:p>Percepción</text:p>
          </table:table-cell>
          <table:table-cell table:formula="of:=[.D161]=[.J161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 CAT ANT</text:p>
          </table:table-cell>
          <table:table-cell office:value-type="string">
            <text:p>15% Nocturno (reclamación)</text:p>
          </table:table-cell>
          <table:table-cell office:value-type="string">
            <text:p>Percepción</text:p>
          </table:table-cell>
          <table:table-cell table:formula="of:=[.D162]=[.J162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R DIA DESC</text:p>
          </table:table-cell>
          <table:table-cell office:value-type="string">
            <text:p>Horas en día de descanso</text:p>
          </table:table-cell>
          <table:table-cell office:value-type="string">
            <text:p>Percepción</text:p>
          </table:table-cell>
          <table:table-cell table:formula="of:=[.D163]=[.J163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S CONT AGE</text:p>
          </table:table-cell>
          <table:table-cell office:value-type="string">
            <text:p>Horas Contingencia por Ley</text:p>
          </table:table-cell>
          <table:table-cell office:value-type="string">
            <text:p>Percepción</text:p>
          </table:table-cell>
          <table:table-cell table:formula="of:=[.D164]=[.J16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S CONT EXT</text:p>
          </table:table-cell>
          <table:table-cell office:value-type="string">
            <text:p>Contingencia trabajado extra</text:p>
          </table:table-cell>
          <table:table-cell office:value-type="string">
            <text:p>Percepción</text:p>
          </table:table-cell>
          <table:table-cell table:formula="of:=[.D165]=[.J16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S CONT TRA</text:p>
          </table:table-cell>
          <table:table-cell office:value-type="string">
            <text:p>Horas Contingencia Trabajado</text:p>
          </table:table-cell>
          <table:table-cell office:value-type="string">
            <text:p>Percepción</text:p>
          </table:table-cell>
          <table:table-cell table:formula="of:=[.D166]=[.J16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S DIA LIB</text:p>
          </table:table-cell>
          <table:table-cell office:value-type="string">
            <text:p>Horas Día Libre</text:p>
          </table:table-cell>
          <table:table-cell office:value-type="string">
            <text:p>Percepción</text:p>
          </table:table-cell>
          <table:table-cell table:formula="of:=[.D167]=[.J16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HRS DOBLES</text:p>
          </table:table-cell>
          <table:table-cell office:value-type="string">
            <text:p>Horas Dobles</text:p>
          </table:table-cell>
          <table:table-cell office:value-type="string">
            <text:p>Percepción</text:p>
          </table:table-cell>
          <table:table-cell table:formula="of:=[.D168]=[.J16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RS EXT PA</text:p>
          </table:table-cell>
          <table:table-cell office:value-type="string">
            <text:p>Horas Extras Periodo Anterior</text:p>
          </table:table-cell>
          <table:table-cell office:value-type="string">
            <text:p>Percepción</text:p>
          </table:table-cell>
          <table:table-cell table:formula="of:=[.D169]=[.J16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HRS EXTRAS</text:p>
          </table:table-cell>
          <table:table-cell office:value-type="string">
            <text:p>Horas Extras</text:p>
          </table:table-cell>
          <table:table-cell office:value-type="string">
            <text:p>Percepción</text:p>
          </table:table-cell>
          <table:table-cell table:formula="of:=[.D170]=[.J17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S FALT ANT</text:p>
          </table:table-cell>
          <table:table-cell office:value-type="string">
            <text:p>Horas Faltantes (reclamación)</text:p>
          </table:table-cell>
          <table:table-cell office:value-type="string">
            <text:p>Percepción</text:p>
          </table:table-cell>
          <table:table-cell table:formula="of:=[.D171]=[.J17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S FEST EXT</text:p>
          </table:table-cell>
          <table:table-cell office:value-type="string">
            <text:p>Feriado trabajado extra</text:p>
          </table:table-cell>
          <table:table-cell office:value-type="string">
            <text:p>Percepción</text:p>
          </table:table-cell>
          <table:table-cell table:formula="of:=[.D172]=[.J17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S FESTIVO</text:p>
          </table:table-cell>
          <table:table-cell office:value-type="string">
            <text:p>Feriado Trabajado</text:p>
          </table:table-cell>
          <table:table-cell office:value-type="string">
            <text:p>Percepción</text:p>
          </table:table-cell>
          <table:table-cell table:formula="of:=[.D173]=[.J17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S LIB EXT</text:p>
          </table:table-cell>
          <table:table-cell office:value-type="string">
            <text:p>Horas Día Libre Extra</text:p>
          </table:table-cell>
          <table:table-cell office:value-type="string">
            <text:p>Percepción</text:p>
          </table:table-cell>
          <table:table-cell table:formula="of:=[.D174]=[.J17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HRS NOCTURNA</text:p>
          </table:table-cell>
          <table:table-cell office:value-type="string">
            <text:p>Horas nocturnas 15%</text:p>
          </table:table-cell>
          <table:table-cell office:value-type="string">
            <text:p>Percepción</text:p>
          </table:table-cell>
          <table:table-cell table:formula="of:=[.D175]=[.J17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/>
          <table:table-cell office:value-type="string">
            <text:p>México, DRP</text:p>
          </table:table-cell>
          <table:table-cell/>
          <table:table-cell office:value-type="string">
            <text:p>HRS REPOSICI</text:p>
          </table:table-cell>
          <table:table-cell office:value-type="string">
            <text:p>Reposición</text:p>
          </table:table-cell>
          <table:table-cell office:value-type="string">
            <text:p>Percepción</text:p>
          </table:table-cell>
          <table:table-cell table:formula="of:=[.D176]=[.J176]" office:value-type="boolean" office:boolean-value="true">
            <text:p>VERDADERO</text:p>
          </table:table-cell>
          <table:table-cell office:value-type="float" office:value="24">
            <text:p>24</text:p>
          </table:table-cell>
          <table:table-cell office:value-type="string">
            <text:p>HRS REPOSICIÓN</text:p>
          </table:table-cell>
          <table:table-cell office:value-type="string">
            <text:p>HRS REPOSICI</text:p>
          </table:table-cell>
          <table:table-cell table:style-name="ce2" office:value-type="string">
            <text:p>Reposición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HRS TRIPLES</text:p>
          </table:table-cell>
          <table:table-cell office:value-type="string">
            <text:p>Horas Triples</text:p>
          </table:table-cell>
          <table:table-cell office:value-type="string">
            <text:p>Percepción</text:p>
          </table:table-cell>
          <table:table-cell table:formula="of:=[.D177]=[.J17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MPUESTO EST</text:p>
          </table:table-cell>
          <table:table-cell office:value-type="string">
            <text:p>Impuesto Nómina Estatal</text:p>
          </table:table-cell>
          <table:table-cell office:value-type="string">
            <text:p>Percepción</text:p>
          </table:table-cell>
          <table:table-cell table:formula="of:=[.D178]=[.J17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/>
          <table:table-cell office:value-type="string">
            <text:p>CRC</text:p>
          </table:table-cell>
          <table:table-cell/>
          <table:table-cell office:value-type="string">
            <text:p>INCENT BONUS</text:p>
          </table:table-cell>
          <table:table-cell office:value-type="string">
            <text:p>Incentive Bonus</text:p>
          </table:table-cell>
          <table:table-cell office:value-type="string">
            <text:p>Percepción</text:p>
          </table:table-cell>
          <table:table-cell table:formula="of:=[.D179]=[.J179]" office:value-type="boolean" office:boolean-value="true">
            <text:p>VERDADERO</text:p>
          </table:table-cell>
          <table:table-cell office:value-type="float" office:value="46">
            <text:p>46</text:p>
          </table:table-cell>
          <table:table-cell office:value-type="string">
            <text:p>INCENTIVE BONUS</text:p>
          </table:table-cell>
          <table:table-cell office:value-type="string">
            <text:p>INCENT BONUS</text:p>
          </table:table-cell>
          <table:table-cell table:style-name="ce2" office:value-type="string">
            <text:p>Incentive Bonus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RC, ESV</text:p>
          </table:table-cell>
          <table:table-cell/>
          <table:table-cell office:value-type="string">
            <text:p>INDEMNIZACIO</text:p>
          </table:table-cell>
          <table:table-cell office:value-type="string">
            <text:p>Indemnización</text:p>
          </table:table-cell>
          <table:table-cell office:value-type="string">
            <text:p>Percepción</text:p>
          </table:table-cell>
          <table:table-cell table:formula="of:=[.D180]=[.J18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INDEMNIZACIO</text:p>
          </table:table-cell>
          <table:table-cell office:value-type="string">
            <text:p>Indemnizacion</text:p>
          </table:table-cell>
          <table:table-cell office:value-type="string">
            <text:p>Percepción</text:p>
          </table:table-cell>
          <table:table-cell table:formula="of:=[.D181]=[.J18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table:number-columns-repeated="2" office:value-type="string">
            <text:p>INFONAVIT</text:p>
          </table:table-cell>
          <table:table-cell office:value-type="string">
            <text:p>Percepción</text:p>
          </table:table-cell>
          <table:table-cell table:formula="of:=[.D182]=[.J18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SN</text:p>
          </table:table-cell>
          <table:table-cell office:value-type="string">
            <text:p>Impuesto Estatal Exenciones</text:p>
          </table:table-cell>
          <table:table-cell office:value-type="string">
            <text:p>Percepción</text:p>
          </table:table-cell>
          <table:table-cell table:formula="of:=[.D183]=[.J18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SR A FAVOR</text:p>
          </table:table-cell>
          <table:table-cell office:value-type="string">
            <text:p>ISR a Favor</text:p>
          </table:table-cell>
          <table:table-cell office:value-type="string">
            <text:p>Percepción</text:p>
          </table:table-cell>
          <table:table-cell table:formula="of:=[.D184]=[.J18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LIC MATERN</text:p>
          </table:table-cell>
          <table:table-cell office:value-type="string">
            <text:p>Licencia Maternidad</text:p>
          </table:table-cell>
          <table:table-cell office:value-type="string">
            <text:p>Percepción</text:p>
          </table:table-cell>
          <table:table-cell table:formula="of:=[.D185]=[.J18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NOCT HRS</text:p>
          </table:table-cell>
          <table:table-cell office:value-type="string">
            <text:p>15% Nocturno</text:p>
          </table:table-cell>
          <table:table-cell office:value-type="string">
            <text:p>Percepción</text:p>
          </table:table-cell>
          <table:table-cell table:formula="of:=[.D186]=[.J18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NOCT PA</text:p>
          </table:table-cell>
          <table:table-cell office:value-type="string">
            <text:p>Nocturnidad Periodo Anterior</text:p>
          </table:table-cell>
          <table:table-cell office:value-type="string">
            <text:p>Percepción</text:p>
          </table:table-cell>
          <table:table-cell table:formula="of:=[.D187]=[.J18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NOCTURNIDAD</text:p>
          </table:table-cell>
          <table:table-cell office:value-type="string">
            <text:p>Nocturnidad</text:p>
          </table:table-cell>
          <table:table-cell office:value-type="string">
            <text:p>Percepción</text:p>
          </table:table-cell>
          <table:table-cell table:formula="of:=[.D188]=[.J18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OTROS INGRES</text:p>
          </table:table-cell>
          <table:table-cell office:value-type="string">
            <text:p>Otros Ingresos</text:p>
          </table:table-cell>
          <table:table-cell office:value-type="string">
            <text:p>Percepción</text:p>
          </table:table-cell>
          <table:table-cell table:formula="of:=[.D189]=[.J18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AGO DED IMP</text:p>
          </table:table-cell>
          <table:table-cell office:value-type="string">
            <text:p>Pago por deducción improcedent</text:p>
          </table:table-cell>
          <table:table-cell office:value-type="string">
            <text:p>Percepción</text:p>
          </table:table-cell>
          <table:table-cell table:formula="of:=[.D190]=[.J19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DRP</text:p>
          </table:table-cell>
          <table:table-cell/>
          <table:table-cell office:value-type="string">
            <text:p>PERM C/GOCE</text:p>
          </table:table-cell>
          <table:table-cell office:value-type="string">
            <text:p>Permiso con goce</text:p>
          </table:table-cell>
          <table:table-cell office:value-type="string">
            <text:p>Percepción</text:p>
          </table:table-cell>
          <table:table-cell table:formula="of:=[.D191]=[.J19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192]=[.J192]" office:value-type="boolean" office:boolean-value="true">
            <text:p>VERDADERO</text:p>
          </table:table-cell>
          <table:table-cell office:value-type="float" office:value="26">
            <text:p>26</text:p>
          </table:table-cell>
          <table:table-cell office:value-type="string">
            <text:p>PERMISO C/GOCE DE SUELDO JORNADA</text:p>
          </table:table-cell>
          <table:table-cell table:style-name="ce8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, DRP</text:p>
          </table:table-cell>
          <table:table-cell/>
          <table:table-cell office:value-type="string">
            <text:p>PERMI C/G HR</text:p>
          </table:table-cell>
          <table:table-cell office:value-type="string">
            <text:p>Permiso con goce hrs</text:p>
          </table:table-cell>
          <table:table-cell office:value-type="string">
            <text:p>Percepción</text:p>
          </table:table-cell>
          <table:table-cell table:formula="of:=[.D193]=[.J193]" office:value-type="boolean" office:boolean-value="true">
            <text:p>VERDADERO</text:p>
          </table:table-cell>
          <table:table-cell office:value-type="float" office:value="25">
            <text:p>25</text:p>
          </table:table-cell>
          <table:table-cell office:value-type="string">
            <text:p>PERMISO C/GOCE DE SUELDO HORAS</text:p>
          </table:table-cell>
          <table:table-cell office:value-type="string">
            <text:p>PERMI C/G HR</text:p>
          </table:table-cell>
          <table:table-cell table:style-name="ce2" office:value-type="string">
            <text:p>Permiso con goce hrs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E SUB BECA</text:p>
          </table:table-cell>
          <table:table-cell office:value-type="string">
            <text:p>Préstamo Subsidio Bécate</text:p>
          </table:table-cell>
          <table:table-cell office:value-type="string">
            <text:p>Percepción</text:p>
          </table:table-cell>
          <table:table-cell table:formula="of:=[.D194]=[.J19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PREAVISO</text:p>
          </table:table-cell>
          <table:table-cell office:value-type="string">
            <text:p>Preaviso de baja</text:p>
          </table:table-cell>
          <table:table-cell office:value-type="string">
            <text:p>Percepción</text:p>
          </table:table-cell>
          <table:table-cell table:formula="of:=[.D195]=[.J19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PRE-AVISO</text:p>
          </table:table-cell>
          <table:table-cell office:value-type="string">
            <text:p>Pre-Aviso*</text:p>
          </table:table-cell>
          <table:table-cell office:value-type="string">
            <text:p>Percepción</text:p>
          </table:table-cell>
          <table:table-cell table:formula="of:=[.D196]=[.J19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EM ASI ANT</text:p>
          </table:table-cell>
          <table:table-cell office:value-type="string">
            <text:p>Premio Asistencia Anterior</text:p>
          </table:table-cell>
          <table:table-cell office:value-type="string">
            <text:p>Percepción</text:p>
          </table:table-cell>
          <table:table-cell table:formula="of:=[.D197]=[.J19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EM PUN ANT</text:p>
          </table:table-cell>
          <table:table-cell office:value-type="string">
            <text:p>Premio Puntualidad Anterior</text:p>
          </table:table-cell>
          <table:table-cell office:value-type="string">
            <text:p>Percepción</text:p>
          </table:table-cell>
          <table:table-cell table:formula="of:=[.D198]=[.J19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EMIO</text:p>
          </table:table-cell>
          <table:table-cell office:value-type="string">
            <text:p>Premio por Compañia</text:p>
          </table:table-cell>
          <table:table-cell office:value-type="string">
            <text:p>Percepción</text:p>
          </table:table-cell>
          <table:table-cell table:formula="of:=[.D199]=[.J19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/>
          <table:table-cell office:value-type="string">
            <text:p>México</text:p>
          </table:table-cell>
          <table:table-cell/>
          <table:table-cell office:value-type="string">
            <text:p>PREMIO ASIST</text:p>
          </table:table-cell>
          <table:table-cell office:value-type="string">
            <text:p>Premio Asistencia</text:p>
          </table:table-cell>
          <table:table-cell office:value-type="string">
            <text:p>Percepción</text:p>
          </table:table-cell>
          <table:table-cell table:formula="of:=[.D200]=[.J200]" office:value-type="boolean" office:boolean-value="true">
            <text:p>VERDADERO</text:p>
          </table:table-cell>
          <table:table-cell office:value-type="float" office:value="27">
            <text:p>27</text:p>
          </table:table-cell>
          <table:table-cell office:value-type="string">
            <text:p>PREMIO DE ASISTENCIA</text:p>
          </table:table-cell>
          <table:table-cell office:value-type="string">
            <text:p>PREMIO ASIST</text:p>
          </table:table-cell>
          <table:table-cell table:style-name="ce2" office:value-type="string">
            <text:p>Premio Asistenci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</text:p>
          </table:table-cell>
          <table:table-cell/>
          <table:table-cell office:value-type="string">
            <text:p>PREMIO PUNTU</text:p>
          </table:table-cell>
          <table:table-cell office:value-type="string">
            <text:p>Premio de Puntualidad</text:p>
          </table:table-cell>
          <table:table-cell office:value-type="string">
            <text:p>Percepción</text:p>
          </table:table-cell>
          <table:table-cell table:formula="of:=[.D201]=[.J201]" office:value-type="boolean" office:boolean-value="true">
            <text:p>VERDADERO</text:p>
          </table:table-cell>
          <table:table-cell office:value-type="float" office:value="28">
            <text:p>28</text:p>
          </table:table-cell>
          <table:table-cell office:value-type="string">
            <text:p>PREMIO PUNTUALIDAD</text:p>
          </table:table-cell>
          <table:table-cell office:value-type="string">
            <text:p>PREMIO PUNTU</text:p>
          </table:table-cell>
          <table:table-cell table:style-name="ce2" office:value-type="string">
            <text:p>Premio de Puntualidad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IMA ANTIG</text:p>
          </table:table-cell>
          <table:table-cell office:value-type="string">
            <text:p>Prima Antigüedad</text:p>
          </table:table-cell>
          <table:table-cell office:value-type="string">
            <text:p>Percepción</text:p>
          </table:table-cell>
          <table:table-cell table:formula="of:=[.D202]=[.J202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203]=[.J203]" office:value-type="boolean" office:boolean-value="true">
            <text:p>VERDADERO</text:p>
          </table:table-cell>
          <table:table-cell office:value-type="float" office:value="30">
            <text:p>30</text:p>
          </table:table-cell>
          <table:table-cell office:value-type="string">
            <text:p>PRIMA DOMINICAL</text:p>
          </table:table-cell>
          <table:table-cell table:style-name="ce8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IMA DOM EX</text:p>
          </table:table-cell>
          <table:table-cell office:value-type="string">
            <text:p>Prima Dominical Exenta</text:p>
          </table:table-cell>
          <table:table-cell office:value-type="string">
            <text:p>Percepción</text:p>
          </table:table-cell>
          <table:table-cell table:formula="of:=[.D204]=[.J204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IMA DOM GR</text:p>
          </table:table-cell>
          <table:table-cell office:value-type="string">
            <text:p>Prima Dominical Gravable</text:p>
          </table:table-cell>
          <table:table-cell office:value-type="string">
            <text:p>Percepción</text:p>
          </table:table-cell>
          <table:table-cell table:formula="of:=[.D205]=[.J205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206]=[.J206]" office:value-type="boolean" office:boolean-value="true">
            <text:p>VERDADERO</text:p>
          </table:table-cell>
          <table:table-cell office:value-type="float" office:value="29">
            <text:p>29</text:p>
          </table:table-cell>
          <table:table-cell office:value-type="string">
            <text:p>PRIMA DE VACACIONES</text:p>
          </table:table-cell>
          <table:table-cell table:style-name="ce8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IMA VAC EX</text:p>
          </table:table-cell>
          <table:table-cell office:value-type="string">
            <text:p>Prima Vacacional Exenta</text:p>
          </table:table-cell>
          <table:table-cell office:value-type="string">
            <text:p>Percepción</text:p>
          </table:table-cell>
          <table:table-cell table:formula="of:=[.D207]=[.J207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IMA VAC GR</text:p>
          </table:table-cell>
          <table:table-cell office:value-type="string">
            <text:p>Prima Vacacional Gravable</text:p>
          </table:table-cell>
          <table:table-cell office:value-type="string">
            <text:p>Percepción</text:p>
          </table:table-cell>
          <table:table-cell table:formula="of:=[.D208]=[.J208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TU EXENTO</text:p>
          </table:table-cell>
          <table:table-cell office:value-type="string">
            <text:p>PTU Exento</text:p>
          </table:table-cell>
          <table:table-cell office:value-type="string">
            <text:p>Percepción</text:p>
          </table:table-cell>
          <table:table-cell table:formula="of:=[.D209]=[.J209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TU GRAVADO</text:p>
          </table:table-cell>
          <table:table-cell office:value-type="string">
            <text:p>PTU Gravable</text:p>
          </table:table-cell>
          <table:table-cell office:value-type="string">
            <text:p>Percepción</text:p>
          </table:table-cell>
          <table:table-cell table:formula="of:=[.D210]=[.J210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REC HRS 35%</text:p>
          </table:table-cell>
          <table:table-cell office:value-type="string">
            <text:p>Horas extras 35% (reclamación)</text:p>
          </table:table-cell>
          <table:table-cell office:value-type="string">
            <text:p>Percepción</text:p>
          </table:table-cell>
          <table:table-cell table:formula="of:=[.D211]=[.J211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REEM ENF COM</text:p>
          </table:table-cell>
          <table:table-cell office:value-type="string">
            <text:p>Reembolso por Enfermedad Común</text:p>
          </table:table-cell>
          <table:table-cell office:value-type="string">
            <text:p>Percepción</text:p>
          </table:table-cell>
          <table:table-cell table:formula="of:=[.D212]=[.J212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REEM GAS ED</text:p>
          </table:table-cell>
          <table:table-cell office:value-type="string">
            <text:p>Reembolso Gastos Educativos TP</text:p>
          </table:table-cell>
          <table:table-cell office:value-type="string">
            <text:p>Percepción</text:p>
          </table:table-cell>
          <table:table-cell table:formula="of:=[.D213]=[.J21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REEM VARIOS</text:p>
          </table:table-cell>
          <table:table-cell office:value-type="string">
            <text:p>Reembolso Varios</text:p>
          </table:table-cell>
          <table:table-cell office:value-type="string">
            <text:p>Percepción</text:p>
          </table:table-cell>
          <table:table-cell table:formula="of:=[.D214]=[.J21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REEMBOL ISR</text:p>
          </table:table-cell>
          <table:table-cell office:value-type="string">
            <text:p>Reembolso ISR</text:p>
          </table:table-cell>
          <table:table-cell office:value-type="string">
            <text:p>Percepción</text:p>
          </table:table-cell>
          <table:table-cell table:formula="of:=[.D215]=[.J21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REG PASCUAL</text:p>
          </table:table-cell>
          <table:table-cell office:value-type="string">
            <text:p>Regalía Pascual</text:p>
          </table:table-cell>
          <table:table-cell office:value-type="string">
            <text:p>Percepción</text:p>
          </table:table-cell>
          <table:table-cell table:formula="of:=[.D216]=[.J21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REIN INCA PA</text:p>
          </table:table-cell>
          <table:table-cell office:value-type="string">
            <text:p>Reintegro Incapacidad Periodo</text:p>
          </table:table-cell>
          <table:table-cell office:value-type="string">
            <text:p>Percepción</text:p>
          </table:table-cell>
          <table:table-cell table:formula="of:=[.D217]=[.J21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REINT CUO BC</text:p>
          </table:table-cell>
          <table:table-cell office:value-type="string">
            <text:p>Reintegro Cuota Banco</text:p>
          </table:table-cell>
          <table:table-cell office:value-type="string">
            <text:p>Percepción</text:p>
          </table:table-cell>
          <table:table-cell table:formula="of:=[.D218]=[.J21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REINT DP7</text:p>
          </table:table-cell>
          <table:table-cell office:value-type="string">
            <text:p>Reintegro DP7</text:p>
          </table:table-cell>
          <table:table-cell office:value-type="string">
            <text:p>Percepción</text:p>
          </table:table-cell>
          <table:table-cell table:formula="of:=[.D219]=[.J21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REINT GAFETE</text:p>
          </table:table-cell>
          <table:table-cell office:value-type="string">
            <text:p>Reintegro Gafete</text:p>
          </table:table-cell>
          <table:table-cell office:value-type="string">
            <text:p>Percepción</text:p>
          </table:table-cell>
          <table:table-cell table:formula="of:=[.D220]=[.J22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REINT PSGS</text:p>
          </table:table-cell>
          <table:table-cell office:value-type="string">
            <text:p>Reintegro Perm sin Goce Sldo</text:p>
          </table:table-cell>
          <table:table-cell office:value-type="string">
            <text:p>Percepción</text:p>
          </table:table-cell>
          <table:table-cell table:formula="of:=[.D221]=[.J22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REINT TACCES</text:p>
          </table:table-cell>
          <table:table-cell office:value-type="string">
            <text:p>Reintegro Tarjeta de Acceso</text:p>
          </table:table-cell>
          <table:table-cell office:value-type="string">
            <text:p>Percepción</text:p>
          </table:table-cell>
          <table:table-cell table:formula="of:=[.D222]=[.J22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REINTEG ISR</text:p>
          </table:table-cell>
          <table:table-cell office:value-type="string">
            <text:p>Reintegro ISR</text:p>
          </table:table-cell>
          <table:table-cell office:value-type="string">
            <text:p>Percepción</text:p>
          </table:table-cell>
          <table:table-cell table:formula="of:=[.D223]=[.J22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REINTEG VAR</text:p>
          </table:table-cell>
          <table:table-cell office:value-type="string">
            <text:p>Reintegros Varios</text:p>
          </table:table-cell>
          <table:table-cell office:value-type="string">
            <text:p>Percepción</text:p>
          </table:table-cell>
          <table:table-cell table:formula="of:=[.D224]=[.J22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REPOSICION</text:p>
          </table:table-cell>
          <table:table-cell office:value-type="string">
            <text:p>Reposicion</text:p>
          </table:table-cell>
          <table:table-cell office:value-type="string">
            <text:p>Percepción</text:p>
          </table:table-cell>
          <table:table-cell table:formula="of:=[.D225]=[.J22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RETIRO VOLUN</text:p>
          </table:table-cell>
          <table:table-cell office:value-type="string">
            <text:p>Compensación Económica</text:p>
          </table:table-cell>
          <table:table-cell office:value-type="string">
            <text:p>Percepción</text:p>
          </table:table-cell>
          <table:table-cell table:formula="of:=[.D226]=[.J22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/>
          <table:table-cell office:value-type="string">
            <text:p>México</text:p>
          </table:table-cell>
          <table:table-cell/>
          <table:table-cell office:value-type="string">
            <text:p>RETRO DIVERS</text:p>
          </table:table-cell>
          <table:table-cell office:value-type="string">
            <text:p>Retroactivo Diverso</text:p>
          </table:table-cell>
          <table:table-cell office:value-type="string">
            <text:p>Percepción</text:p>
          </table:table-cell>
          <table:table-cell table:formula="of:=[.D227]=[.J227]" office:value-type="boolean" office:boolean-value="true">
            <text:p>VERDADERO</text:p>
          </table:table-cell>
          <table:table-cell office:value-type="float" office:value="31">
            <text:p>31</text:p>
          </table:table-cell>
          <table:table-cell office:value-type="string">
            <text:p>RETROACTIVOS DIVERSOS</text:p>
          </table:table-cell>
          <table:table-cell office:value-type="string">
            <text:p>RETRO DIVERS</text:p>
          </table:table-cell>
          <table:table-cell table:style-name="ce2" office:value-type="string">
            <text:p>Retroactivo Diverso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RETRO SALAR</text:p>
          </table:table-cell>
          <table:table-cell office:value-type="string">
            <text:p>Retroactivo Salarial</text:p>
          </table:table-cell>
          <table:table-cell office:value-type="string">
            <text:p>Percepción</text:p>
          </table:table-cell>
          <table:table-cell table:formula="of:=[.D228]=[.J22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SALARIO PEND</text:p>
          </table:table-cell>
          <table:table-cell office:value-type="string">
            <text:p>Salario Pendiente p/Finiquitos</text:p>
          </table:table-cell>
          <table:table-cell office:value-type="string">
            <text:p>Percepción</text:p>
          </table:table-cell>
          <table:table-cell table:formula="of:=[.D229]=[.J22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AR</text:p>
          </table:table-cell>
          <table:table-cell office:value-type="string">
            <text:p>Jubilación (SAR)</text:p>
          </table:table-cell>
          <table:table-cell office:value-type="string">
            <text:p>Percepción</text:p>
          </table:table-cell>
          <table:table-cell table:formula="of:=[.D230]=[.J23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SLDO NETO</text:p>
          </table:table-cell>
          <table:table-cell office:value-type="string">
            <text:p>Sueldo por Cuenta Inactiva</text:p>
          </table:table-cell>
          <table:table-cell office:value-type="string">
            <text:p>Percepción</text:p>
          </table:table-cell>
          <table:table-cell table:formula="of:=[.D231]=[.J23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SUB ENF 100P</text:p>
          </table:table-cell>
          <table:table-cell office:value-type="string">
            <text:p>Subsidio Enfr General 100 Pct</text:p>
          </table:table-cell>
          <table:table-cell office:value-type="string">
            <text:p>Percepción</text:p>
          </table:table-cell>
          <table:table-cell table:formula="of:=[.D232]=[.J23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SUB ENF 40P</text:p>
          </table:table-cell>
          <table:table-cell office:value-type="string">
            <text:p>Subsidio Enfr General 40 Pct</text:p>
          </table:table-cell>
          <table:table-cell office:value-type="string">
            <text:p>Percepción</text:p>
          </table:table-cell>
          <table:table-cell table:formula="of:=[.D233]=[.J23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SUB MATERN</text:p>
          </table:table-cell>
          <table:table-cell office:value-type="string">
            <text:p>Subsidio Incap Maternidad</text:p>
          </table:table-cell>
          <table:table-cell office:value-type="string">
            <text:p>Percepción</text:p>
          </table:table-cell>
          <table:table-cell table:formula="of:=[.D234]=[.J23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SUB1 INCAP B</text:p>
          </table:table-cell>
          <table:table-cell office:value-type="string">
            <text:p>Subsidio Incapacidad B</text:p>
          </table:table-cell>
          <table:table-cell office:value-type="string">
            <text:p>Percepción</text:p>
          </table:table-cell>
          <table:table-cell table:formula="of:=[.D235]=[.J23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SUB3 INCA A2</text:p>
          </table:table-cell>
          <table:table-cell office:value-type="string">
            <text:p>Subsidio Incapacidad A</text:p>
          </table:table-cell>
          <table:table-cell office:value-type="string">
            <text:p>Percepción</text:p>
          </table:table-cell>
          <table:table-cell table:formula="of:=[.D236]=[.J23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SUB3 INCAP A</text:p>
          </table:table-cell>
          <table:table-cell office:value-type="string">
            <text:p>Subsidio Incapacidad A</text:p>
          </table:table-cell>
          <table:table-cell office:value-type="string">
            <text:p>Percepción</text:p>
          </table:table-cell>
          <table:table-cell table:formula="of:=[.D237]=[.J23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CRC, ESV, DRP</text:p>
          </table:table-cell>
          <table:table-cell/>
          <table:table-cell office:value-type="string">
            <text:p>SUELDO</text:p>
          </table:table-cell>
          <table:table-cell office:value-type="string">
            <text:p>Sueldo</text:p>
          </table:table-cell>
          <table:table-cell office:value-type="string">
            <text:p>Percepción</text:p>
          </table:table-cell>
          <table:table-cell table:formula="of:=[.D238]=[.J23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SUELDO FINIQ</text:p>
          </table:table-cell>
          <table:table-cell office:value-type="string">
            <text:p>Sueldo Finiquito</text:p>
          </table:table-cell>
          <table:table-cell office:value-type="string">
            <text:p>Percepción</text:p>
          </table:table-cell>
          <table:table-cell table:formula="of:=[.D239]=[.J23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UELDO ORD</text:p>
          </table:table-cell>
          <table:table-cell office:value-type="string">
            <text:p>Sueldo</text:p>
          </table:table-cell>
          <table:table-cell office:value-type="string">
            <text:p>Percepción</text:p>
          </table:table-cell>
          <table:table-cell table:formula="of:=[.D240]=[.J24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SUELDO PANT</text:p>
          </table:table-cell>
          <table:table-cell office:value-type="string">
            <text:p>Sueldo Periodo Anterior</text:p>
          </table:table-cell>
          <table:table-cell office:value-type="string">
            <text:p>Percepción</text:p>
          </table:table-cell>
          <table:table-cell table:formula="of:=[.D241]=[.J24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UELDO RETRO</text:p>
          </table:table-cell>
          <table:table-cell office:value-type="string">
            <text:p>Sueldo Retroactivo</text:p>
          </table:table-cell>
          <table:table-cell office:value-type="string">
            <text:p>Percepción</text:p>
          </table:table-cell>
          <table:table-cell table:formula="of:=[.D242]=[.J24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SUELDO VACAC</text:p>
          </table:table-cell>
          <table:table-cell office:value-type="string">
            <text:p>sueldo Vacaciones</text:p>
          </table:table-cell>
          <table:table-cell office:value-type="string">
            <text:p>Percepción</text:p>
          </table:table-cell>
          <table:table-cell table:formula="of:=[.D243]=[.J24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DRP</text:p>
          </table:table-cell>
          <table:table-cell/>
          <table:table-cell office:value-type="string">
            <text:p>SUELDO.</text:p>
          </table:table-cell>
          <table:table-cell office:value-type="string">
            <text:p>Sueldo.</text:p>
          </table:table-cell>
          <table:table-cell office:value-type="string">
            <text:p>Percepción</text:p>
          </table:table-cell>
          <table:table-cell table:formula="of:=[.D244]=[.J24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245]=[.J245]" office:value-type="boolean" office:boolean-value="true">
            <text:p>VERDADERO</text:p>
          </table:table-cell>
          <table:table-cell office:value-type="float" office:value="33">
            <text:p>33</text:p>
          </table:table-cell>
          <table:table-cell office:value-type="string">
            <text:p>TIEMPO EXTRA</text:p>
          </table:table-cell>
          <table:table-cell table:style-name="ce8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T EXTRA EXEN</text:p>
          </table:table-cell>
          <table:table-cell office:value-type="string">
            <text:p>Tiempo Extra Exento</text:p>
          </table:table-cell>
          <table:table-cell office:value-type="string">
            <text:p>Percepción</text:p>
          </table:table-cell>
          <table:table-cell table:formula="of:=[.D246]=[.J24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T EXTRA GRAV</text:p>
          </table:table-cell>
          <table:table-cell office:value-type="string">
            <text:p>Tiempo Extra Gravable</text:p>
          </table:table-cell>
          <table:table-cell office:value-type="string">
            <text:p>Percepción</text:p>
          </table:table-cell>
          <table:table-cell table:formula="of:=[.D247]=[.J24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/>
          <table:table-cell office:value-type="string">
            <text:p>ESV</text:p>
          </table:table-cell>
          <table:table-cell/>
          <table:table-cell office:value-type="string">
            <text:p>TENURE BONUS</text:p>
          </table:table-cell>
          <table:table-cell office:value-type="string">
            <text:p>Tenure Bonus</text:p>
          </table:table-cell>
          <table:table-cell office:value-type="string">
            <text:p>Percepción</text:p>
          </table:table-cell>
          <table:table-cell table:formula="of:=[.D248]=[.J248]" office:value-type="boolean" office:boolean-value="true">
            <text:p>VERDADERO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TENURE BONUS</text:p>
          </table:table-cell>
          <table:table-cell table:style-name="ce2" office:value-type="string">
            <text:p>Tenure Bonus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TRIPLE CESAN</text:p>
          </table:table-cell>
          <table:table-cell office:value-type="string">
            <text:p>Triple Cesantia</text:p>
          </table:table-cell>
          <table:table-cell office:value-type="string">
            <text:p>Percepción</text:p>
          </table:table-cell>
          <table:table-cell table:formula="of:=[.D249]=[.J249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, CRC, ESV</text:p>
          </table:table-cell>
          <table:table-cell/>
          <table:table-cell office:value-type="string">
            <text:p>VAC DISFRUT</text:p>
          </table:table-cell>
          <table:table-cell office:value-type="string">
            <text:p>Vacaciones</text:p>
          </table:table-cell>
          <table:table-cell office:value-type="string">
            <text:p>Percepción</text:p>
          </table:table-cell>
          <table:table-cell table:formula="of:=[.D250]=[.J250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VAC DISFRUT.</text:p>
          </table:table-cell>
          <table:table-cell office:value-type="string">
            <text:p>Vacaciones.</text:p>
          </table:table-cell>
          <table:table-cell office:value-type="string">
            <text:p>Percepción</text:p>
          </table:table-cell>
          <table:table-cell table:formula="of:=[.D251]=[.J25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VAC PAGADAS</text:p>
          </table:table-cell>
          <table:table-cell office:value-type="string">
            <text:p>Vacaciones Remuneradas</text:p>
          </table:table-cell>
          <table:table-cell office:value-type="string">
            <text:p>Percepción</text:p>
          </table:table-cell>
          <table:table-cell table:formula="of:=[.D252]=[.J25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VAC PROP ANV</text:p>
          </table:table-cell>
          <table:table-cell office:value-type="string">
            <text:p>Vacacn Proporc Antigüedad</text:p>
          </table:table-cell>
          <table:table-cell office:value-type="string">
            <text:p>Percepción</text:p>
          </table:table-cell>
          <table:table-cell table:formula="of:=[.D253]=[.J25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VACA FINI</text:p>
          </table:table-cell>
          <table:table-cell office:value-type="string">
            <text:p>Vacaciones Finiquitos</text:p>
          </table:table-cell>
          <table:table-cell office:value-type="string">
            <text:p>Percepción</text:p>
          </table:table-cell>
          <table:table-cell table:formula="of:=[.D254]=[.J25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VACAC ANTIG</text:p>
          </table:table-cell>
          <table:table-cell office:value-type="string">
            <text:p>Vacaciones Antiguedad 5 años</text:p>
          </table:table-cell>
          <table:table-cell office:value-type="string">
            <text:p>Percepción</text:p>
          </table:table-cell>
          <table:table-cell table:formula="of:=[.D255]=[.J25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, DRP</text:p>
          </table:table-cell>
          <table:table-cell/>
          <table:table-cell office:value-type="string">
            <text:p>VACACION</text:p>
          </table:table-cell>
          <table:table-cell office:value-type="string">
            <text:p>30% Vacacion</text:p>
          </table:table-cell>
          <table:table-cell office:value-type="string">
            <text:p>Percepción</text:p>
          </table:table-cell>
          <table:table-cell table:formula="of:=[.D256]=[.J25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VACACIONES</text:p>
          </table:table-cell>
          <table:table-cell office:value-type="string">
            <text:p>Días Vacación</text:p>
          </table:table-cell>
          <table:table-cell office:value-type="string">
            <text:p>Percepción</text:p>
          </table:table-cell>
          <table:table-cell table:formula="of:=[.D257]=[.J25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258]=[.J258]" office:value-type="boolean" office:boolean-value="true">
            <text:p>VERDADERO</text:p>
          </table:table-cell>
          <table:table-cell office:value-type="float" office:value="34">
            <text:p>34</text:p>
          </table:table-cell>
          <table:table-cell office:value-type="string">
            <text:p>VACACIONES ALLOWANCES</text:p>
          </table:table-cell>
          <table:table-cell table:style-name="ce8"/>
          <table:table-cell table:style-name="ce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VALES DESP</text:p>
          </table:table-cell>
          <table:table-cell office:value-type="string">
            <text:p>Vales Despensa</text:p>
          </table:table-cell>
          <table:table-cell office:value-type="string">
            <text:p>Percepción</text:p>
          </table:table-cell>
          <table:table-cell table:formula="of:=[.D259]=[.J25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ACAD EURO</text:p>
          </table:table-cell>
          <table:table-cell office:value-type="string">
            <text:p>Academia Europea</text:p>
          </table:table-cell>
          <table:table-cell office:value-type="string">
            <text:p>Deducción</text:p>
          </table:table-cell>
          <table:table-cell table:formula="of:=[.D260]=[.J26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ACTIVIDAD RH</text:p>
          </table:table-cell>
          <table:table-cell office:value-type="string">
            <text:p>Actividad de RH</text:p>
          </table:table-cell>
          <table:table-cell office:value-type="string">
            <text:p>Deducción</text:p>
          </table:table-cell>
          <table:table-cell table:formula="of:=[.D261]=[.J26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ADELANTO SAL</text:p>
          </table:table-cell>
          <table:table-cell office:value-type="string">
            <text:p>Adelanto de Salarial</text:p>
          </table:table-cell>
          <table:table-cell office:value-type="string">
            <text:p>Deducción</text:p>
          </table:table-cell>
          <table:table-cell table:formula="of:=[.D262]=[.J26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AFP CONFIA</text:p>
          </table:table-cell>
          <table:table-cell office:value-type="string">
            <text:p>AFP Confía</text:p>
          </table:table-cell>
          <table:table-cell office:value-type="string">
            <text:p>Deducción</text:p>
          </table:table-cell>
          <table:table-cell table:formula="of:=[.D263]=[.J26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AFP CONFIA J</text:p>
          </table:table-cell>
          <table:table-cell office:value-type="string">
            <text:p>AFP Confía Jubilado</text:p>
          </table:table-cell>
          <table:table-cell office:value-type="string">
            <text:p>Deducción</text:p>
          </table:table-cell>
          <table:table-cell table:formula="of:=[.D264]=[.J26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AFP CRECER</text:p>
          </table:table-cell>
          <table:table-cell office:value-type="string">
            <text:p>AFP Crecer</text:p>
          </table:table-cell>
          <table:table-cell office:value-type="string">
            <text:p>Deducción</text:p>
          </table:table-cell>
          <table:table-cell table:formula="of:=[.D265]=[.J26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AFP CRECER J</text:p>
          </table:table-cell>
          <table:table-cell office:value-type="string">
            <text:p>AFP Crecer Jubilado</text:p>
          </table:table-cell>
          <table:table-cell office:value-type="string">
            <text:p>Deducción</text:p>
          </table:table-cell>
          <table:table-cell table:formula="of:=[.D266]=[.J26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AFP EMP DCA</text:p>
          </table:table-cell>
          <table:table-cell office:value-type="string">
            <text:p>Desc. Cat. Ant. AFP Empleado</text:p>
          </table:table-cell>
          <table:table-cell office:value-type="string">
            <text:p>Deducción</text:p>
          </table:table-cell>
          <table:table-cell table:formula="of:=[.D267]=[.J26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AFP EMPLEADO</text:p>
          </table:table-cell>
          <table:table-cell office:value-type="string">
            <text:p>AFP Empleado</text:p>
          </table:table-cell>
          <table:table-cell office:value-type="string">
            <text:p>Deducción</text:p>
          </table:table-cell>
          <table:table-cell table:formula="of:=[.D268]=[.J26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AHORRO PLAZO</text:p>
          </table:table-cell>
          <table:table-cell office:value-type="string">
            <text:p>Ahorro plazo</text:p>
          </table:table-cell>
          <table:table-cell office:value-type="string">
            <text:p>Deducción</text:p>
          </table:table-cell>
          <table:table-cell table:formula="of:=[.D269]=[.J26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AHORRO VISTA</text:p>
          </table:table-cell>
          <table:table-cell office:value-type="string">
            <text:p>Ahorro vista</text:p>
          </table:table-cell>
          <table:table-cell office:value-type="string">
            <text:p>Deducción</text:p>
          </table:table-cell>
          <table:table-cell table:formula="of:=[.D270]=[.J27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AJTE CAMB SA</text:p>
          </table:table-cell>
          <table:table-cell office:value-type="string">
            <text:p>Ajuste Cambio salarial</text:p>
          </table:table-cell>
          <table:table-cell office:value-type="string">
            <text:p>Deducción</text:p>
          </table:table-cell>
          <table:table-cell table:formula="of:=[.D271]=[.J27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ESV, DRP</text:p>
          </table:table-cell>
          <table:table-cell/>
          <table:table-cell office:value-type="string">
            <text:p>ANT DIVERSOS</text:p>
          </table:table-cell>
          <table:table-cell office:value-type="string">
            <text:p>Anticipos Diversos</text:p>
          </table:table-cell>
          <table:table-cell office:value-type="string">
            <text:p>Deducción</text:p>
          </table:table-cell>
          <table:table-cell table:formula="of:=[.D272]=[.J27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AP VOL AFORE</text:p>
          </table:table-cell>
          <table:table-cell office:value-type="string">
            <text:p>Aportacion Voluntaria Afore</text:p>
          </table:table-cell>
          <table:table-cell office:value-type="string">
            <text:p>Deducción</text:p>
          </table:table-cell>
          <table:table-cell table:formula="of:=[.D273]=[.J27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table:number-columns-repeated="2" office:value-type="string">
            <text:p>ASETELPE</text:p>
          </table:table-cell>
          <table:table-cell office:value-type="string">
            <text:p>Deducción</text:p>
          </table:table-cell>
          <table:table-cell table:formula="of:=[.D274]=[.J27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ASETELPE CRE</text:p>
          </table:table-cell>
          <table:table-cell office:value-type="string">
            <text:p>ASETELPE Crédito</text:p>
          </table:table-cell>
          <table:table-cell office:value-type="string">
            <text:p>Deducción</text:p>
          </table:table-cell>
          <table:table-cell table:formula="of:=[.D275]=[.J27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ASETELPE FIN</text:p>
          </table:table-cell>
          <table:table-cell office:value-type="string">
            <text:p>ASETELPE Finiquitos Descuento</text:p>
          </table:table-cell>
          <table:table-cell office:value-type="string">
            <text:p>Deducción</text:p>
          </table:table-cell>
          <table:table-cell table:formula="of:=[.D276]=[.J27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ASETELPE NAV</text:p>
          </table:table-cell>
          <table:table-cell office:value-type="string">
            <text:p>ASETELPE Ahorro Navideño</text:p>
          </table:table-cell>
          <table:table-cell office:value-type="string">
            <text:p>Deducción</text:p>
          </table:table-cell>
          <table:table-cell table:formula="of:=[.D277]=[.J27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ASETELPE VER</text:p>
          </table:table-cell>
          <table:table-cell office:value-type="string">
            <text:p>ASETELPE Ahorro Verano</text:p>
          </table:table-cell>
          <table:table-cell office:value-type="string">
            <text:p>Deducción</text:p>
          </table:table-cell>
          <table:table-cell table:formula="of:=[.D278]=[.J27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AUSENCI VAC</text:p>
          </table:table-cell>
          <table:table-cell office:value-type="string">
            <text:p>Ausencia por Vacaciones</text:p>
          </table:table-cell>
          <table:table-cell office:value-type="string">
            <text:p>Deducción</text:p>
          </table:table-cell>
          <table:table-cell table:formula="of:=[.D279]=[.J27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ANC IZALQ T</text:p>
          </table:table-cell>
          <table:table-cell office:value-type="string">
            <text:p>Banco Izalqueño</text:p>
          </table:table-cell>
          <table:table-cell office:value-type="string">
            <text:p>Deducción</text:p>
          </table:table-cell>
          <table:table-cell table:formula="of:=[.D280]=[.J28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ANCO AGRICO</text:p>
          </table:table-cell>
          <table:table-cell office:value-type="string">
            <text:p>Banco Agricola</text:p>
          </table:table-cell>
          <table:table-cell office:value-type="string">
            <text:p>Deducción</text:p>
          </table:table-cell>
          <table:table-cell table:formula="of:=[.D281]=[.J28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ANCO AZUL</text:p>
          </table:table-cell>
          <table:table-cell office:value-type="string">
            <text:p>Banco Azul</text:p>
          </table:table-cell>
          <table:table-cell office:value-type="string">
            <text:p>Deducción</text:p>
          </table:table-cell>
          <table:table-cell table:formula="of:=[.D282]=[.J28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ANCO CITI</text:p>
          </table:table-cell>
          <table:table-cell office:value-type="string">
            <text:p>Banco Citi</text:p>
          </table:table-cell>
          <table:table-cell office:value-type="string">
            <text:p>Deducción</text:p>
          </table:table-cell>
          <table:table-cell table:formula="of:=[.D283]=[.J28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ANCO TR SAL</text:p>
          </table:table-cell>
          <table:table-cell office:value-type="string">
            <text:p>BTS</text:p>
          </table:table-cell>
          <table:table-cell office:value-type="string">
            <text:p>Deducción</text:p>
          </table:table-cell>
          <table:table-cell table:formula="of:=[.D284]=[.J28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ANCOFIT</text:p>
          </table:table-cell>
          <table:table-cell office:value-type="string">
            <text:p>Bancofit</text:p>
          </table:table-cell>
          <table:table-cell office:value-type="string">
            <text:p>Deducción</text:p>
          </table:table-cell>
          <table:table-cell table:formula="of:=[.D285]=[.J28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ANTPYM</text:p>
          </table:table-cell>
          <table:table-cell office:value-type="string">
            <text:p>Bantpym</text:p>
          </table:table-cell>
          <table:table-cell office:value-type="string">
            <text:p>Deducción</text:p>
          </table:table-cell>
          <table:table-cell table:formula="of:=[.D286]=[.J28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BCO AME CENT</text:p>
          </table:table-cell>
          <table:table-cell office:value-type="string">
            <text:p>BAC</text:p>
          </table:table-cell>
          <table:table-cell office:value-type="string">
            <text:p>Deducción</text:p>
          </table:table-cell>
          <table:table-cell table:formula="of:=[.D287]=[.J28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BODY SHOP S</text:p>
          </table:table-cell>
          <table:table-cell office:value-type="string">
            <text:p>Gym Body Shop</text:p>
          </table:table-cell>
          <table:table-cell office:value-type="string">
            <text:p>Deducción</text:p>
          </table:table-cell>
          <table:table-cell table:formula="of:=[.D288]=[.J28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A CRED SOY</text:p>
          </table:table-cell>
          <table:table-cell office:value-type="string">
            <text:p>CCSoy</text:p>
          </table:table-cell>
          <table:table-cell office:value-type="string">
            <text:p>Deducción</text:p>
          </table:table-cell>
          <table:table-cell table:formula="of:=[.D289]=[.J28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, DRP</text:p>
          </table:table-cell>
          <table:table-cell/>
          <table:table-cell office:value-type="string">
            <text:p>CAFETERIA</text:p>
          </table:table-cell>
          <table:table-cell office:value-type="string">
            <text:p>Descuento Cafeteria</text:p>
          </table:table-cell>
          <table:table-cell office:value-type="string">
            <text:p>Deducción</text:p>
          </table:table-cell>
          <table:table-cell table:formula="of:=[.D290]=[.J29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AJA CHICA</text:p>
          </table:table-cell>
          <table:table-cell office:value-type="string">
            <text:p>Caja Chica</text:p>
          </table:table-cell>
          <table:table-cell office:value-type="string">
            <text:p>Deducción</text:p>
          </table:table-cell>
          <table:table-cell table:formula="of:=[.D291]=[.J29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AMETRO</text:p>
          </table:table-cell>
          <table:table-cell office:value-type="string">
            <text:p>Cametro</text:p>
          </table:table-cell>
          <table:table-cell office:value-type="string">
            <text:p>Deducción</text:p>
          </table:table-cell>
          <table:table-cell table:formula="of:=[.D292]=[.J29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AMISAS TP</text:p>
          </table:table-cell>
          <table:table-cell office:value-type="string">
            <text:p>Camisas TP</text:p>
          </table:table-cell>
          <table:table-cell office:value-type="string">
            <text:p>Deducción</text:p>
          </table:table-cell>
          <table:table-cell table:formula="of:=[.D293]=[.J29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ARNET IDENT</text:p>
          </table:table-cell>
          <table:table-cell office:value-type="string">
            <text:p>Carnet de Identidad</text:p>
          </table:table-cell>
          <table:table-cell office:value-type="string">
            <text:p>Deducción</text:p>
          </table:table-cell>
          <table:table-cell table:formula="of:=[.D294]=[.J29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ARRERA TP</text:p>
          </table:table-cell>
          <table:table-cell office:value-type="string">
            <text:p>Carrera TP</text:p>
          </table:table-cell>
          <table:table-cell office:value-type="string">
            <text:p>Deducción</text:p>
          </table:table-cell>
          <table:table-cell table:formula="of:=[.D295]=[.J29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ELULAR</text:p>
          </table:table-cell>
          <table:table-cell office:value-type="string">
            <text:p>Celular</text:p>
          </table:table-cell>
          <table:table-cell office:value-type="string">
            <text:p>Deducción</text:p>
          </table:table-cell>
          <table:table-cell table:formula="of:=[.D296]=[.J29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EDOR</text:p>
          </table:table-cell>
          <table:table-cell office:value-type="string">
            <text:p>Comedor</text:p>
          </table:table-cell>
          <table:table-cell office:value-type="string">
            <text:p>Deducción</text:p>
          </table:table-cell>
          <table:table-cell table:formula="of:=[.D297]=[.J29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EDOR CUU</text:p>
          </table:table-cell>
          <table:table-cell office:value-type="string">
            <text:p>Comedor CUU</text:p>
          </table:table-cell>
          <table:table-cell office:value-type="string">
            <text:p>Deducción</text:p>
          </table:table-cell>
          <table:table-cell table:formula="of:=[.D298]=[.J29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EDOR CVO</text:p>
          </table:table-cell>
          <table:table-cell office:value-type="string">
            <text:p>Comedor Cuervo</text:p>
          </table:table-cell>
          <table:table-cell office:value-type="string">
            <text:p>Deducción</text:p>
          </table:table-cell>
          <table:table-cell table:formula="of:=[.D299]=[.J29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EDOR TOL</text:p>
          </table:table-cell>
          <table:table-cell office:value-type="string">
            <text:p>Comedor Toluca</text:p>
          </table:table-cell>
          <table:table-cell office:value-type="string">
            <text:p>Deducción</text:p>
          </table:table-cell>
          <table:table-cell table:formula="of:=[.D300]=[.J30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EDOR TP1</text:p>
          </table:table-cell>
          <table:table-cell office:value-type="string">
            <text:p>Comedor TP1</text:p>
          </table:table-cell>
          <table:table-cell office:value-type="string">
            <text:p>Deducción</text:p>
          </table:table-cell>
          <table:table-cell table:formula="of:=[.D301]=[.J30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EDOR TP2</text:p>
          </table:table-cell>
          <table:table-cell office:value-type="string">
            <text:p>Comedor TP2</text:p>
          </table:table-cell>
          <table:table-cell office:value-type="string">
            <text:p>Deducción</text:p>
          </table:table-cell>
          <table:table-cell table:formula="of:=[.D302]=[.J30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EDOR TP4</text:p>
          </table:table-cell>
          <table:table-cell office:value-type="string">
            <text:p>Comedor TP4</text:p>
          </table:table-cell>
          <table:table-cell office:value-type="string">
            <text:p>Deducción</text:p>
          </table:table-cell>
          <table:table-cell table:formula="of:=[.D303]=[.J30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OMEDOR TPDO</text:p>
          </table:table-cell>
          <table:table-cell office:value-type="string">
            <text:p>Comedor TP Doméstico</text:p>
          </table:table-cell>
          <table:table-cell office:value-type="string">
            <text:p>Deducción</text:p>
          </table:table-cell>
          <table:table-cell table:formula="of:=[.D304]=[.J30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OOP AHORROS</text:p>
          </table:table-cell>
          <table:table-cell office:value-type="string">
            <text:p>Ahorros</text:p>
          </table:table-cell>
          <table:table-cell office:value-type="string">
            <text:p>Deducción</text:p>
          </table:table-cell>
          <table:table-cell table:formula="of:=[.D305]=[.J30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OOP APORTE</text:p>
          </table:table-cell>
          <table:table-cell office:value-type="string">
            <text:p>Aportaciones</text:p>
          </table:table-cell>
          <table:table-cell office:value-type="string">
            <text:p>Deducción</text:p>
          </table:table-cell>
          <table:table-cell table:formula="of:=[.D306]=[.J30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OOP EMERG</text:p>
          </table:table-cell>
          <table:table-cell office:value-type="string">
            <text:p>Emergencia</text:p>
          </table:table-cell>
          <table:table-cell office:value-type="string">
            <text:p>Deducción</text:p>
          </table:table-cell>
          <table:table-cell table:formula="of:=[.D307]=[.J30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OOP INGRESO</text:p>
          </table:table-cell>
          <table:table-cell office:value-type="string">
            <text:p>Cuota de Ingreso</text:p>
          </table:table-cell>
          <table:table-cell office:value-type="string">
            <text:p>Deducción</text:p>
          </table:table-cell>
          <table:table-cell table:formula="of:=[.D308]=[.J30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OOP PREST</text:p>
          </table:table-cell>
          <table:table-cell office:value-type="string">
            <text:p>Prestamos</text:p>
          </table:table-cell>
          <table:table-cell office:value-type="string">
            <text:p>Deducción</text:p>
          </table:table-cell>
          <table:table-cell table:formula="of:=[.D309]=[.J30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OOP PRESTN2</text:p>
          </table:table-cell>
          <table:table-cell office:value-type="string">
            <text:p>Prestamo Normal 2</text:p>
          </table:table-cell>
          <table:table-cell office:value-type="string">
            <text:p>Deducción</text:p>
          </table:table-cell>
          <table:table-cell table:formula="of:=[.D310]=[.J31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OOP PRESTN3</text:p>
          </table:table-cell>
          <table:table-cell office:value-type="string">
            <text:p>Prestamos Normal 3</text:p>
          </table:table-cell>
          <table:table-cell office:value-type="string">
            <text:p>Deducción</text:p>
          </table:table-cell>
          <table:table-cell table:formula="of:=[.D311]=[.J31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COOP SERVIC</text:p>
          </table:table-cell>
          <table:table-cell office:value-type="string">
            <text:p>Servicios</text:p>
          </table:table-cell>
          <table:table-cell office:value-type="string">
            <text:p>Deducción</text:p>
          </table:table-cell>
          <table:table-cell table:formula="of:=[.D312]=[.J31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COOPEALIANZA</text:p>
          </table:table-cell>
          <table:table-cell office:value-type="string">
            <text:p>Coopealianza</text:p>
          </table:table-cell>
          <table:table-cell office:value-type="string">
            <text:p>Deducción</text:p>
          </table:table-cell>
          <table:table-cell table:formula="of:=[.D313]=[.J31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RED INFON S</text:p>
          </table:table-cell>
          <table:table-cell office:value-type="string">
            <text:p>Crédito INFONAVIT y Seguro Viv</text:p>
          </table:table-cell>
          <table:table-cell office:value-type="string">
            <text:p>Deducción</text:p>
          </table:table-cell>
          <table:table-cell table:formula="of:=[.D314]=[.J31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CREDICOMER</text:p>
          </table:table-cell>
          <table:table-cell office:value-type="string">
            <text:p>Credicomer</text:p>
          </table:table-cell>
          <table:table-cell office:value-type="string">
            <text:p>Deducción</text:p>
          </table:table-cell>
          <table:table-cell table:formula="of:=[.D315]=[.J31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UOTA IMSS E</text:p>
          </table:table-cell>
          <table:table-cell office:value-type="string">
            <text:p>Cuotas IMSS Pagadas p/Empl</text:p>
          </table:table-cell>
          <table:table-cell office:value-type="string">
            <text:p>Deducción</text:p>
          </table:table-cell>
          <table:table-cell table:formula="of:=[.D316]=[.J31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UOTA IMSS P</text:p>
          </table:table-cell>
          <table:table-cell office:value-type="string">
            <text:p>Cuotas IMSS Pagadas p/Patrón</text:p>
          </table:table-cell>
          <table:table-cell office:value-type="string">
            <text:p>Deducción</text:p>
          </table:table-cell>
          <table:table-cell table:formula="of:=[.D317]=[.J31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URSO INGLES</text:p>
          </table:table-cell>
          <table:table-cell office:value-type="string">
            <text:p>Curso de Ingles</text:p>
          </table:table-cell>
          <table:table-cell office:value-type="string">
            <text:p>Deducción</text:p>
          </table:table-cell>
          <table:table-cell table:formula="of:=[.D318]=[.J31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URSO PREPA</text:p>
          </table:table-cell>
          <table:table-cell office:value-type="string">
            <text:p>Descuento Curso Preparatoria</text:p>
          </table:table-cell>
          <table:table-cell office:value-type="string">
            <text:p>Deducción</text:p>
          </table:table-cell>
          <table:table-cell table:formula="of:=[.D319]=[.J31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YV EMP</text:p>
          </table:table-cell>
          <table:table-cell office:value-type="string">
            <text:p>Cesantía y Vejez Empl</text:p>
          </table:table-cell>
          <table:table-cell office:value-type="string">
            <text:p>Deducción</text:p>
          </table:table-cell>
          <table:table-cell table:formula="of:=[.D320]=[.J32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CYV PAT</text:p>
          </table:table-cell>
          <table:table-cell office:value-type="string">
            <text:p>Cesantía y Vejez Patrón</text:p>
          </table:table-cell>
          <table:table-cell office:value-type="string">
            <text:p>Deducción</text:p>
          </table:table-cell>
          <table:table-cell table:formula="of:=[.D321]=[.J32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AVIVIENDA</text:p>
          </table:table-cell>
          <table:table-cell office:value-type="string">
            <text:p>Davivienda Salvadoreño</text:p>
          </table:table-cell>
          <table:table-cell office:value-type="string">
            <text:p>Deducción</text:p>
          </table:table-cell>
          <table:table-cell table:formula="of:=[.D322]=[.J32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ED ORDJUDIC</text:p>
          </table:table-cell>
          <table:table-cell office:value-type="string">
            <text:p>Deducción por Orden Judicial</text:p>
          </table:table-cell>
          <table:table-cell office:value-type="string">
            <text:p>Deducción</text:p>
          </table:table-cell>
          <table:table-cell table:formula="of:=[.D323]=[.J32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EDU CANDADO</text:p>
          </table:table-cell>
          <table:table-cell office:value-type="string">
            <text:p>Deducciones Candado</text:p>
          </table:table-cell>
          <table:table-cell office:value-type="string">
            <text:p>Deducción</text:p>
          </table:table-cell>
          <table:table-cell table:formula="of:=[.D324]=[.J32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ES 30 VAC</text:p>
          </table:table-cell>
          <table:table-cell office:value-type="string">
            <text:p>Descuento 30% Vacacion</text:p>
          </table:table-cell>
          <table:table-cell office:value-type="string">
            <text:p>Deducción</text:p>
          </table:table-cell>
          <table:table-cell table:formula="of:=[.D325]=[.J32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ES ASUETO</text:p>
          </table:table-cell>
          <table:table-cell office:value-type="string">
            <text:p>Descuento Asueto</text:p>
          </table:table-cell>
          <table:table-cell office:value-type="string">
            <text:p>Deducción</text:p>
          </table:table-cell>
          <table:table-cell table:formula="of:=[.D326]=[.J32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ES BONO FFH</text:p>
          </table:table-cell>
          <table:table-cell office:value-type="string">
            <text:p>Descuento Bonos Referidos</text:p>
          </table:table-cell>
          <table:table-cell office:value-type="string">
            <text:p>Deducción</text:p>
          </table:table-cell>
          <table:table-cell table:formula="of:=[.D327]=[.J32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ES BONO PER</text:p>
          </table:table-cell>
          <table:table-cell office:value-type="string">
            <text:p>Descuento Bono Performance</text:p>
          </table:table-cell>
          <table:table-cell office:value-type="string">
            <text:p>Deducción</text:p>
          </table:table-cell>
          <table:table-cell table:formula="of:=[.D328]=[.J32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ES BONO TRA</text:p>
          </table:table-cell>
          <table:table-cell office:value-type="string">
            <text:p>Descuento Bono Entrenamiento</text:p>
          </table:table-cell>
          <table:table-cell office:value-type="string">
            <text:p>Deducción</text:p>
          </table:table-cell>
          <table:table-cell table:formula="of:=[.D329]=[.J32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ES CAJA AHO</text:p>
          </table:table-cell>
          <table:table-cell office:value-type="string">
            <text:p>Descuentos de Caja de Ahorro</text:p>
          </table:table-cell>
          <table:table-cell office:value-type="string">
            <text:p>Deducción</text:p>
          </table:table-cell>
          <table:table-cell table:formula="of:=[.D330]=[.J33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DES DER ADQ</text:p>
          </table:table-cell>
          <table:table-cell office:value-type="string">
            <text:p>Descuentos Derechos Adquiridos</text:p>
          </table:table-cell>
          <table:table-cell office:value-type="string">
            <text:p>Deducción</text:p>
          </table:table-cell>
          <table:table-cell table:formula="of:=[.D331]=[.J33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ES PAGO IND</text:p>
          </table:table-cell>
          <table:table-cell office:value-type="string">
            <text:p>Descuento por Pago Indebido</text:p>
          </table:table-cell>
          <table:table-cell office:value-type="string">
            <text:p>Deducción</text:p>
          </table:table-cell>
          <table:table-cell table:formula="of:=[.D332]=[.J33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ES RV</text:p>
          </table:table-cell>
          <table:table-cell office:value-type="string">
            <text:p>Descuento Compensacion Economi</text:p>
          </table:table-cell>
          <table:table-cell office:value-type="string">
            <text:p>Deducción</text:p>
          </table:table-cell>
          <table:table-cell table:formula="of:=[.D333]=[.J33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DES T-SHIRT</text:p>
          </table:table-cell>
          <table:table-cell office:value-type="string">
            <text:p>Descuento T-SHIRT</text:p>
          </table:table-cell>
          <table:table-cell office:value-type="string">
            <text:p>Deducción</text:p>
          </table:table-cell>
          <table:table-cell table:formula="of:=[.D334]=[.J33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ES VAC</text:p>
          </table:table-cell>
          <table:table-cell office:value-type="string">
            <text:p>Descuento Vacacion</text:p>
          </table:table-cell>
          <table:table-cell office:value-type="string">
            <text:p>Deducción</text:p>
          </table:table-cell>
          <table:table-cell table:formula="of:=[.D335]=[.J33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ES VEHICULO</text:p>
          </table:table-cell>
          <table:table-cell office:value-type="string">
            <text:p>Descuento Vehículo</text:p>
          </table:table-cell>
          <table:table-cell office:value-type="string">
            <text:p>Deducción</text:p>
          </table:table-cell>
          <table:table-cell table:formula="of:=[.D336]=[.J33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DESC AVA SUE</text:p>
          </table:table-cell>
          <table:table-cell office:value-type="string">
            <text:p>Descuento Salario</text:p>
          </table:table-cell>
          <table:table-cell office:value-type="string">
            <text:p>Deducción</text:p>
          </table:table-cell>
          <table:table-cell table:formula="of:=[.D337]=[.J33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DESC AVA VAC</text:p>
          </table:table-cell>
          <table:table-cell office:value-type="string">
            <text:p>Desc. Avance x Vacaciones</text:p>
          </table:table-cell>
          <table:table-cell office:value-type="string">
            <text:p>Deducción</text:p>
          </table:table-cell>
          <table:table-cell table:formula="of:=[.D338]=[.J33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ESC BECATE</text:p>
          </table:table-cell>
          <table:table-cell office:value-type="string">
            <text:p>Descuento por subsidio Bécate</text:p>
          </table:table-cell>
          <table:table-cell office:value-type="string">
            <text:p>Deducción</text:p>
          </table:table-cell>
          <table:table-cell table:formula="of:=[.D339]=[.J33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ESC CAMB SA</text:p>
          </table:table-cell>
          <table:table-cell office:value-type="string">
            <text:p>Descuento Cambio Salarial</text:p>
          </table:table-cell>
          <table:table-cell office:value-type="string">
            <text:p>Deducción</text:p>
          </table:table-cell>
          <table:table-cell table:formula="of:=[.D340]=[.J34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ESC CR BIMA</text:p>
          </table:table-cell>
          <table:table-cell office:value-type="string">
            <text:p>Descuento Cred Bim Anterior</text:p>
          </table:table-cell>
          <table:table-cell office:value-type="string">
            <text:p>Deducción</text:p>
          </table:table-cell>
          <table:table-cell table:formula="of:=[.D341]=[.J34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ESC HRS EXT</text:p>
          </table:table-cell>
          <table:table-cell office:value-type="string">
            <text:p>Descuento Horas Extras</text:p>
          </table:table-cell>
          <table:table-cell office:value-type="string">
            <text:p>Deducción</text:p>
          </table:table-cell>
          <table:table-cell table:formula="of:=[.D342]=[.J34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DRP</text:p>
          </table:table-cell>
          <table:table-cell/>
          <table:table-cell office:value-type="string">
            <text:p>DESC VARIOS</text:p>
          </table:table-cell>
          <table:table-cell office:value-type="string">
            <text:p>Descuentos varios</text:p>
          </table:table-cell>
          <table:table-cell office:value-type="string">
            <text:p>Deducción</text:p>
          </table:table-cell>
          <table:table-cell table:formula="of:=[.D343]=[.J34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IR GRAL TES</text:p>
          </table:table-cell>
          <table:table-cell office:value-type="string">
            <text:p>DGT</text:p>
          </table:table-cell>
          <table:table-cell office:value-type="string">
            <text:p>Deducción</text:p>
          </table:table-cell>
          <table:table-cell table:formula="of:=[.D344]=[.J34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DONACION</text:p>
          </table:table-cell>
          <table:table-cell office:value-type="string">
            <text:p>Donación</text:p>
          </table:table-cell>
          <table:table-cell office:value-type="string">
            <text:p>Deducción</text:p>
          </table:table-cell>
          <table:table-cell table:formula="of:=[.D345]=[.J34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ONATIVO</text:p>
          </table:table-cell>
          <table:table-cell office:value-type="string">
            <text:p>Donativo</text:p>
          </table:table-cell>
          <table:table-cell office:value-type="string">
            <text:p>Deducción</text:p>
          </table:table-cell>
          <table:table-cell table:formula="of:=[.D346]=[.J34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ONATIVO ADI</text:p>
          </table:table-cell>
          <table:table-cell office:value-type="string">
            <text:p>Donativo adicional</text:p>
          </table:table-cell>
          <table:table-cell office:value-type="string">
            <text:p>Deducción</text:p>
          </table:table-cell>
          <table:table-cell table:formula="of:=[.D347]=[.J34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DONATIVO HH</text:p>
          </table:table-cell>
          <table:table-cell office:value-type="string">
            <text:p>Donativo Huracan Harvey</text:p>
          </table:table-cell>
          <table:table-cell office:value-type="string">
            <text:p>Deducción</text:p>
          </table:table-cell>
          <table:table-cell table:formula="of:=[.D348]=[.J34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P7</text:p>
          </table:table-cell>
          <table:table-cell office:value-type="string">
            <text:p>Descuento Día Septímo</text:p>
          </table:table-cell>
          <table:table-cell office:value-type="string">
            <text:p>Deducción</text:p>
          </table:table-cell>
          <table:table-cell table:formula="of:=[.D349]=[.J34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DP7 ANT</text:p>
          </table:table-cell>
          <table:table-cell office:value-type="string">
            <text:p>Descuento Septimo Per Anterior</text:p>
          </table:table-cell>
          <table:table-cell office:value-type="string">
            <text:p>Deducción</text:p>
          </table:table-cell>
          <table:table-cell table:formula="of:=[.D350]=[.J35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EMBARGO SAL</text:p>
          </table:table-cell>
          <table:table-cell office:value-type="string">
            <text:p>Embargo Salarial</text:p>
          </table:table-cell>
          <table:table-cell office:value-type="string">
            <text:p>Deducción</text:p>
          </table:table-cell>
          <table:table-cell table:formula="of:=[.D351]=[.J35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EMME</text:p>
          </table:table-cell>
          <table:table-cell office:value-type="string">
            <text:p>Préstamo EMME</text:p>
          </table:table-cell>
          <table:table-cell office:value-type="string">
            <text:p>Deducción</text:p>
          </table:table-cell>
          <table:table-cell table:formula="of:=[.D352]=[.J35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FALT HRS ANT</text:p>
          </table:table-cell>
          <table:table-cell office:value-type="string">
            <text:p>Faltas en Hrs Periodo Anterior</text:p>
          </table:table-cell>
          <table:table-cell office:value-type="string">
            <text:p>Deducción</text:p>
          </table:table-cell>
          <table:table-cell table:formula="of:=[.D353]=[.J35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FALT INJUSTI</text:p>
          </table:table-cell>
          <table:table-cell office:value-type="string">
            <text:p>Falta Injustificada</text:p>
          </table:table-cell>
          <table:table-cell office:value-type="string">
            <text:p>Deducción</text:p>
          </table:table-cell>
          <table:table-cell table:formula="of:=[.D354]=[.J35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FALT PER ANT</text:p>
          </table:table-cell>
          <table:table-cell office:value-type="string">
            <text:p>Faltas Periodo Anterior</text:p>
          </table:table-cell>
          <table:table-cell office:value-type="string">
            <text:p>Deducción</text:p>
          </table:table-cell>
          <table:table-cell table:formula="of:=[.D355]=[.J35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CRC, ESV, DRP</text:p>
          </table:table-cell>
          <table:table-cell/>
          <table:table-cell office:value-type="string">
            <text:p>FALTAS</text:p>
          </table:table-cell>
          <table:table-cell office:value-type="string">
            <text:p>Falta</text:p>
          </table:table-cell>
          <table:table-cell office:value-type="string">
            <text:p>Deducción</text:p>
          </table:table-cell>
          <table:table-cell table:formula="of:=[.D356]=[.J35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ALTAS ANT</text:p>
          </table:table-cell>
          <table:table-cell office:value-type="string">
            <text:p>Ausencia Anterior No Usada</text:p>
          </table:table-cell>
          <table:table-cell office:value-type="string">
            <text:p>Deducción</text:p>
          </table:table-cell>
          <table:table-cell table:formula="of:=[.D357]=[.J35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, ESV</text:p>
          </table:table-cell>
          <table:table-cell/>
          <table:table-cell office:value-type="string">
            <text:p>FALTAS HRS</text:p>
          </table:table-cell>
          <table:table-cell office:value-type="string">
            <text:p>Faltas por Horas</text:p>
          </table:table-cell>
          <table:table-cell office:value-type="string">
            <text:p>Deducción</text:p>
          </table:table-cell>
          <table:table-cell table:formula="of:=[.D358]=[.J35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ESV</text:p>
          </table:table-cell>
          <table:table-cell/>
          <table:table-cell office:value-type="string">
            <text:p>FALTAS RETRO</text:p>
          </table:table-cell>
          <table:table-cell office:value-type="string">
            <text:p>Delta Ausencias No Pg</text:p>
          </table:table-cell>
          <table:table-cell office:value-type="string">
            <text:p>Deducción</text:p>
          </table:table-cell>
          <table:table-cell table:formula="of:=[.D359]=[.J35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DRP</text:p>
          </table:table-cell>
          <table:table-cell/>
          <table:table-cell office:value-type="string">
            <text:p>FALTAS.</text:p>
          </table:table-cell>
          <table:table-cell office:value-type="string">
            <text:p>Falta.</text:p>
          </table:table-cell>
          <table:table-cell office:value-type="string">
            <text:p>Deducción</text:p>
          </table:table-cell>
          <table:table-cell table:formula="of:=[.D360]=[.J36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DO AHOR CIA</text:p>
          </table:table-cell>
          <table:table-cell office:value-type="string">
            <text:p>Fondo Ahorro Patrón</text:p>
          </table:table-cell>
          <table:table-cell office:value-type="string">
            <text:p>Deducción</text:p>
          </table:table-cell>
          <table:table-cell table:formula="of:=[.D361]=[.J36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DO AHOR EMP</text:p>
          </table:table-cell>
          <table:table-cell office:value-type="string">
            <text:p>Fondo Ahorro Empl</text:p>
          </table:table-cell>
          <table:table-cell office:value-type="string">
            <text:p>Deducción</text:p>
          </table:table-cell>
          <table:table-cell table:formula="of:=[.D362]=[.J36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FEDECACES</text:p>
          </table:table-cell>
          <table:table-cell office:value-type="string">
            <text:p>Fedecaces</text:p>
          </table:table-cell>
          <table:table-cell office:value-type="string">
            <text:p>Deducción</text:p>
          </table:table-cell>
          <table:table-cell table:formula="of:=[.D363]=[.J36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FERIA SALUD</text:p>
          </table:table-cell>
          <table:table-cell office:value-type="string">
            <text:p>Feria Salud</text:p>
          </table:table-cell>
          <table:table-cell office:value-type="string">
            <text:p>Deducción</text:p>
          </table:table-cell>
          <table:table-cell table:formula="of:=[.D364]=[.J36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FONACOT</text:p>
          </table:table-cell>
          <table:table-cell office:value-type="string">
            <text:p>Prestamo FONACOT</text:p>
          </table:table-cell>
          <table:table-cell office:value-type="string">
            <text:p>Deducción</text:p>
          </table:table-cell>
          <table:table-cell table:formula="of:=[.D365]=[.J36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table:number-columns-repeated="2" office:value-type="string">
            <text:p>FSV</text:p>
          </table:table-cell>
          <table:table-cell office:value-type="string">
            <text:p>Deducción</text:p>
          </table:table-cell>
          <table:table-cell table:formula="of:=[.D366]=[.J36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GAFETES</text:p>
          </table:table-cell>
          <table:table-cell office:value-type="string">
            <text:p>Gafetes</text:p>
          </table:table-cell>
          <table:table-cell office:value-type="string">
            <text:p>Deducción</text:p>
          </table:table-cell>
          <table:table-cell table:formula="of:=[.D367]=[.J36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GOLDS GYM S</text:p>
          </table:table-cell>
          <table:table-cell office:value-type="string">
            <text:p>Golds Gym</text:p>
          </table:table-cell>
          <table:table-cell office:value-type="string">
            <text:p>Deducción</text:p>
          </table:table-cell>
          <table:table-cell table:formula="of:=[.D368]=[.J36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HERBALIFE</text:p>
          </table:table-cell>
          <table:table-cell office:value-type="string">
            <text:p>Herbalife</text:p>
          </table:table-cell>
          <table:table-cell office:value-type="string">
            <text:p>Deducción</text:p>
          </table:table-cell>
          <table:table-cell table:formula="of:=[.D369]=[.J36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HIPOTECARIA</text:p>
          </table:table-cell>
          <table:table-cell office:value-type="string">
            <text:p>La Hipotecaria</text:p>
          </table:table-cell>
          <table:table-cell office:value-type="string">
            <text:p>Deducción</text:p>
          </table:table-cell>
          <table:table-cell table:formula="of:=[.D370]=[.J37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HRS INC ENF</text:p>
          </table:table-cell>
          <table:table-cell office:value-type="string">
            <text:p>Incapacidad Enfermedad</text:p>
          </table:table-cell>
          <table:table-cell office:value-type="string">
            <text:p>Deducción</text:p>
          </table:table-cell>
          <table:table-cell table:formula="of:=[.D371]=[.J37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HRS INC EPRF</text:p>
          </table:table-cell>
          <table:table-cell office:value-type="string">
            <text:p>Incapacidad enferm profesional</text:p>
          </table:table-cell>
          <table:table-cell office:value-type="string">
            <text:p>Deducción</text:p>
          </table:table-cell>
          <table:table-cell table:formula="of:=[.D372]=[.J37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HRS INC MAT</text:p>
          </table:table-cell>
          <table:table-cell office:value-type="string">
            <text:p>Incapacidad por maternidad</text:p>
          </table:table-cell>
          <table:table-cell office:value-type="string">
            <text:p>Deducción</text:p>
          </table:table-cell>
          <table:table-cell table:formula="of:=[.D373]=[.J37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HRS INC RT</text:p>
          </table:table-cell>
          <table:table-cell office:value-type="string">
            <text:p>Incapacidad por riesgo trabajo</text:p>
          </table:table-cell>
          <table:table-cell office:value-type="string">
            <text:p>Deducción</text:p>
          </table:table-cell>
          <table:table-cell table:formula="of:=[.D374]=[.J37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DRP</text:p>
          </table:table-cell>
          <table:table-cell/>
          <table:table-cell office:value-type="string">
            <text:p>HRS NO TRAB</text:p>
          </table:table-cell>
          <table:table-cell office:value-type="string">
            <text:p>Horas no trabajadas</text:p>
          </table:table-cell>
          <table:table-cell office:value-type="string">
            <text:p>Deducción</text:p>
          </table:table-cell>
          <table:table-cell table:formula="of:=[.D375]=[.J37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, DRP</text:p>
          </table:table-cell>
          <table:table-cell/>
          <table:table-cell office:value-type="string">
            <text:p>IMP ISR</text:p>
          </table:table-cell>
          <table:table-cell office:value-type="string">
            <text:p>ISR</text:p>
          </table:table-cell>
          <table:table-cell office:value-type="string">
            <text:p>Deducción</text:p>
          </table:table-cell>
          <table:table-cell table:formula="of:=[.D376]=[.J37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MPUESTO EST</text:p>
          </table:table-cell>
          <table:table-cell office:value-type="string">
            <text:p>Impuesto Nómina Estatal</text:p>
          </table:table-cell>
          <table:table-cell office:value-type="string">
            <text:p>Deducción</text:p>
          </table:table-cell>
          <table:table-cell table:formula="of:=[.D377]=[.J37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NC ENF ANT</text:p>
          </table:table-cell>
          <table:table-cell office:value-type="string">
            <text:p>Enfermedad General Anterior</text:p>
          </table:table-cell>
          <table:table-cell office:value-type="string">
            <text:p>Deducción</text:p>
          </table:table-cell>
          <table:table-cell table:formula="of:=[.D378]=[.J37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NC MAT ANT</text:p>
          </table:table-cell>
          <table:table-cell office:value-type="string">
            <text:p>Permiso Maternidad - Anterior</text:p>
          </table:table-cell>
          <table:table-cell office:value-type="string">
            <text:p>Deducción</text:p>
          </table:table-cell>
          <table:table-cell table:formula="of:=[.D379]=[.J37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INC PER ANT</text:p>
          </table:table-cell>
          <table:table-cell office:value-type="string">
            <text:p>Incapacidad Periodo Anterior</text:p>
          </table:table-cell>
          <table:table-cell office:value-type="string">
            <text:p>Deducción</text:p>
          </table:table-cell>
          <table:table-cell table:formula="of:=[.D380]=[.J38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NC RSGO ANT</text:p>
          </table:table-cell>
          <table:table-cell office:value-type="string">
            <text:p>Incap Riesgo Trabajo - Ant</text:p>
          </table:table-cell>
          <table:table-cell office:value-type="string">
            <text:p>Deducción</text:p>
          </table:table-cell>
          <table:table-cell table:formula="of:=[.D381]=[.J38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NC TRAY ANT</text:p>
          </table:table-cell>
          <table:table-cell office:value-type="string">
            <text:p>Riesgo en Trayecto - Anterior</text:p>
          </table:table-cell>
          <table:table-cell office:value-type="string">
            <text:p>Deducción</text:p>
          </table:table-cell>
          <table:table-cell table:formula="of:=[.D382]=[.J38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NCAP ENF TR</text:p>
          </table:table-cell>
          <table:table-cell office:value-type="string">
            <text:p>Enfermedad Profesional</text:p>
          </table:table-cell>
          <table:table-cell office:value-type="string">
            <text:p>Deducción</text:p>
          </table:table-cell>
          <table:table-cell table:formula="of:=[.D383]=[.J38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/>
          <table:table-cell office:value-type="string">
            <text:p>DRP</text:p>
          </table:table-cell>
          <table:table-cell/>
          <table:table-cell office:value-type="string">
            <text:p>INCAP ENFER.</text:p>
          </table:table-cell>
          <table:table-cell office:value-type="string">
            <text:p>Enfermedad General</text:p>
          </table:table-cell>
          <table:table-cell office:value-type="string">
            <text:p>Deducción</text:p>
          </table:table-cell>
          <table:table-cell table:formula="of:=[.D384]=[.J384]" office:value-type="boolean" office:boolean-value="true">
            <text:p>VERDADERO</text:p>
          </table:table-cell>
          <table:table-cell office:value-type="float" office:value="53">
            <text:p>53</text:p>
          </table:table-cell>
          <table:table-cell office:value-type="string">
            <text:p>INCAPACIDADENFERMEDAD</text:p>
          </table:table-cell>
          <table:table-cell office:value-type="string">
            <text:p>INCAP ENFER.</text:p>
          </table:table-cell>
          <table:table-cell table:style-name="ce2" office:value-type="string">
            <text:p>Enfermedad General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, CRC, DRP</text:p>
          </table:table-cell>
          <table:table-cell/>
          <table:table-cell office:value-type="string">
            <text:p>INCAP ENFERM</text:p>
          </table:table-cell>
          <table:table-cell office:value-type="string">
            <text:p>Enfermedad General</text:p>
          </table:table-cell>
          <table:table-cell office:value-type="string">
            <text:p>Deducción</text:p>
          </table:table-cell>
          <table:table-cell table:formula="of:=[.D385]=[.J386]" office:value-type="boolean" office:boolean-value="false">
            <text:p>FALSO</text:p>
          </table:table-cell>
          <table:table-cell table:style-name="Default" table:number-columns-repeated="4"/>
          <table:table-cell office:value-type="float" office:value="2">
            <text:p>2</text:p>
          </table:table-cell>
          <table:table-cell table:number-columns-repeated="1012"/>
        </table:table-row>
        <table:table-row table:style-name="ro2" table:visibility="filter">
          <table:table-cell/>
          <table:table-cell office:value-type="string">
            <text:p>México, CRC</text:p>
          </table:table-cell>
          <table:table-cell/>
          <table:table-cell office:value-type="string">
            <text:p>INCAP MATERN</text:p>
          </table:table-cell>
          <table:table-cell office:value-type="string">
            <text:p>Incapacidad Maternidad</text:p>
          </table:table-cell>
          <table:table-cell office:value-type="string">
            <text:p>Deducción</text:p>
          </table:table-cell>
          <table:table-cell table:formula="of:=[.D386]=[.J386]" office:value-type="boolean" office:boolean-value="true">
            <text:p>VERDADERO</text:p>
          </table:table-cell>
          <table:table-cell office:value-type="float" office:value="54">
            <text:p>54</text:p>
          </table:table-cell>
          <table:table-cell office:value-type="string">
            <text:p>INCAPACIDADMATERNIDAD</text:p>
          </table:table-cell>
          <table:table-cell office:value-type="string">
            <text:p>INCAP MATERN</text:p>
          </table:table-cell>
          <table:table-cell table:style-name="ce2" office:value-type="string">
            <text:p>Enfermedad General</text:p>
          </table:table-cell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NCAP RETRO</text:p>
          </table:table-cell>
          <table:table-cell office:value-type="string">
            <text:p>Delta Incapacidades</text:p>
          </table:table-cell>
          <table:table-cell office:value-type="string">
            <text:p>Deducción</text:p>
          </table:table-cell>
          <table:table-cell table:formula="of:=[.D387]=[.J38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/>
          <table:table-cell office:value-type="string">
            <text:p>México, CRC</text:p>
          </table:table-cell>
          <table:table-cell/>
          <table:table-cell office:value-type="string">
            <text:p>INCAP RIESGO</text:p>
          </table:table-cell>
          <table:table-cell office:value-type="string">
            <text:p>Incapacidad Riesgo de Trabajo</text:p>
          </table:table-cell>
          <table:table-cell office:value-type="string">
            <text:p>Deducción</text:p>
          </table:table-cell>
          <table:table-cell table:formula="of:=[.D388]=[.J388]" office:value-type="boolean" office:boolean-value="true">
            <text:p>VERDADERO</text:p>
          </table:table-cell>
          <table:table-cell office:value-type="float" office:value="55">
            <text:p>55</text:p>
          </table:table-cell>
          <table:table-cell office:value-type="string">
            <text:p>INCAPACIDADRIESGO</text:p>
          </table:table-cell>
          <table:table-cell office:value-type="string">
            <text:p>INCAP RIESGO</text:p>
          </table:table-cell>
          <table:table-cell table:style-name="ce2" office:value-type="string">
            <text:p>Incapacidad Riesgo de Trabajo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, CRC</text:p>
          </table:table-cell>
          <table:table-cell/>
          <table:table-cell office:value-type="string">
            <text:p>INCAP TRAYEC</text:p>
          </table:table-cell>
          <table:table-cell office:value-type="string">
            <text:p>Incapacidad Riesgo en Trayecto</text:p>
          </table:table-cell>
          <table:table-cell office:value-type="string">
            <text:p>Deducción</text:p>
          </table:table-cell>
          <table:table-cell table:formula="of:=[.D389]=[.J38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INCAPACID A2</text:p>
          </table:table-cell>
          <table:table-cell office:value-type="string">
            <text:p>Incapacidad Tipo A</text:p>
          </table:table-cell>
          <table:table-cell office:value-type="string">
            <text:p>Deducción</text:p>
          </table:table-cell>
          <table:table-cell table:formula="of:=[.D390]=[.J39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INCAPACIDA A</text:p>
          </table:table-cell>
          <table:table-cell office:value-type="string">
            <text:p>Incapacidad Tipo A</text:p>
          </table:table-cell>
          <table:table-cell office:value-type="string">
            <text:p>Deducción</text:p>
          </table:table-cell>
          <table:table-cell table:formula="of:=[.D391]=[.J39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INCAPACIDA B</text:p>
          </table:table-cell>
          <table:table-cell office:value-type="string">
            <text:p>Incapacidad Tipo B</text:p>
          </table:table-cell>
          <table:table-cell office:value-type="string">
            <text:p>Deducción</text:p>
          </table:table-cell>
          <table:table-cell table:formula="of:=[.D392]=[.J39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INCAPACIDA C</text:p>
          </table:table-cell>
          <table:table-cell office:value-type="string">
            <text:p>Incapacidad Tipo C</text:p>
          </table:table-cell>
          <table:table-cell office:value-type="string">
            <text:p>Deducción</text:p>
          </table:table-cell>
          <table:table-cell table:formula="of:=[.D393]=[.J39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table:number-columns-repeated="2" office:value-type="string">
            <text:p>INFONAVIT</text:p>
          </table:table-cell>
          <table:table-cell office:value-type="string">
            <text:p>Deducción</text:p>
          </table:table-cell>
          <table:table-cell table:formula="of:=[.D394]=[.J39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table:number-columns-repeated="2" office:value-type="string">
            <text:p>IPSFA</text:p>
          </table:table-cell>
          <table:table-cell office:value-type="string">
            <text:p>Deducción</text:p>
          </table:table-cell>
          <table:table-cell table:formula="of:=[.D395]=[.J39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SN</text:p>
          </table:table-cell>
          <table:table-cell office:value-type="string">
            <text:p>Impuesto Estatal Exenciones</text:p>
          </table:table-cell>
          <table:table-cell office:value-type="string">
            <text:p>Deducción</text:p>
          </table:table-cell>
          <table:table-cell table:formula="of:=[.D396]=[.J39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ISR</text:p>
          </table:table-cell>
          <table:table-cell office:value-type="string">
            <text:p>Impuestos</text:p>
          </table:table-cell>
          <table:table-cell office:value-type="string">
            <text:p>Deducción</text:p>
          </table:table-cell>
          <table:table-cell table:formula="of:=[.D397]=[.J39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SR A CARGO</text:p>
          </table:table-cell>
          <table:table-cell office:value-type="string">
            <text:p>ISR a Cargo</text:p>
          </table:table-cell>
          <table:table-cell office:value-type="string">
            <text:p>Deducción</text:p>
          </table:table-cell>
          <table:table-cell table:formula="of:=[.D398]=[.J39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SR A FAVOR</text:p>
          </table:table-cell>
          <table:table-cell office:value-type="string">
            <text:p>ISR a Favor</text:p>
          </table:table-cell>
          <table:table-cell office:value-type="string">
            <text:p>Deducción</text:p>
          </table:table-cell>
          <table:table-cell table:formula="of:=[.D399]=[.J39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SR NETO 95</text:p>
          </table:table-cell>
          <table:table-cell office:value-type="string">
            <text:p>ISR Neto Artículo 95</text:p>
          </table:table-cell>
          <table:table-cell office:value-type="string">
            <text:p>Deducción</text:p>
          </table:table-cell>
          <table:table-cell table:formula="of:=[.D400]=[.J40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ISR NETO 96</text:p>
          </table:table-cell>
          <table:table-cell office:value-type="string">
            <text:p>ISR Neto Artículo 96</text:p>
          </table:table-cell>
          <table:table-cell office:value-type="string">
            <text:p>Deducción</text:p>
          </table:table-cell>
          <table:table-cell table:formula="of:=[.D401]=[.J40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table:number-columns-repeated="2" office:value-type="string">
            <text:p>ISSS</text:p>
          </table:table-cell>
          <table:table-cell office:value-type="string">
            <text:p>Deducción</text:p>
          </table:table-cell>
          <table:table-cell table:formula="of:=[.D402]=[.J40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ISSS PENS</text:p>
          </table:table-cell>
          <table:table-cell office:value-type="string">
            <text:p>ISSS Pensionado</text:p>
          </table:table-cell>
          <table:table-cell office:value-type="string">
            <text:p>Deducción</text:p>
          </table:table-cell>
          <table:table-cell table:formula="of:=[.D403]=[.J40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LA ARGENTINA</text:p>
          </table:table-cell>
          <table:table-cell office:value-type="string">
            <text:p>La Argentina</text:p>
          </table:table-cell>
          <table:table-cell office:value-type="string">
            <text:p>Deducción</text:p>
          </table:table-cell>
          <table:table-cell table:formula="of:=[.D404]=[.J40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LENTES</text:p>
          </table:table-cell>
          <table:table-cell office:value-type="string">
            <text:p>Lentes</text:p>
          </table:table-cell>
          <table:table-cell office:value-type="string">
            <text:p>Deducción</text:p>
          </table:table-cell>
          <table:table-cell table:formula="of:=[.D405]=[.J40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LIBRAS DE AM</text:p>
          </table:table-cell>
          <table:table-cell office:value-type="string">
            <text:p>Libras de Amor</text:p>
          </table:table-cell>
          <table:table-cell office:value-type="string">
            <text:p>Deducción</text:p>
          </table:table-cell>
          <table:table-cell table:formula="of:=[.D406]=[.J40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LIC MATERDA.</text:p>
          </table:table-cell>
          <table:table-cell office:value-type="string">
            <text:p>Licencia Maternidad</text:p>
          </table:table-cell>
          <table:table-cell office:value-type="string">
            <text:p>Deducción</text:p>
          </table:table-cell>
          <table:table-cell table:formula="of:=[.D407]=[.J40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LIC MATERDAD</text:p>
          </table:table-cell>
          <table:table-cell office:value-type="string">
            <text:p>Licencia Maternidad</text:p>
          </table:table-cell>
          <table:table-cell office:value-type="string">
            <text:p>Deducción</text:p>
          </table:table-cell>
          <table:table-cell table:formula="of:=[.D408]=[.J40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MISCELANEOS</text:p>
          </table:table-cell>
          <table:table-cell office:value-type="string">
            <text:p>Misceláneos</text:p>
          </table:table-cell>
          <table:table-cell office:value-type="string">
            <text:p>Deducción</text:p>
          </table:table-cell>
          <table:table-cell table:formula="of:=[.D409]=[.J40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MUE ELIZONDO</text:p>
          </table:table-cell>
          <table:table-cell office:value-type="string">
            <text:p>Muebleria Elizondo</text:p>
          </table:table-cell>
          <table:table-cell office:value-type="string">
            <text:p>Deducción</text:p>
          </table:table-cell>
          <table:table-cell table:formula="of:=[.D410]=[.J41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MUEB ESTAND</text:p>
          </table:table-cell>
          <table:table-cell office:value-type="string">
            <text:p>Muebleria Standard</text:p>
          </table:table-cell>
          <table:table-cell office:value-type="string">
            <text:p>Deducción</text:p>
          </table:table-cell>
          <table:table-cell table:formula="of:=[.D411]=[.J41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NOCT PER ANT</text:p>
          </table:table-cell>
          <table:table-cell office:value-type="string">
            <text:p>Descuento Nocturnidad Per Ant</text:p>
          </table:table-cell>
          <table:table-cell office:value-type="string">
            <text:p>Deducción</text:p>
          </table:table-cell>
          <table:table-cell table:formula="of:=[.D412]=[.J41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OPT SOL VIS</text:p>
          </table:table-cell>
          <table:table-cell office:value-type="string">
            <text:p>Optica Soluciones Visuales</text:p>
          </table:table-cell>
          <table:table-cell office:value-type="string">
            <text:p>Deducción</text:p>
          </table:table-cell>
          <table:table-cell table:formula="of:=[.D413]=[.J41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OPT VISIOM</text:p>
          </table:table-cell>
          <table:table-cell office:value-type="string">
            <text:p>Optica Visiometrics</text:p>
          </table:table-cell>
          <table:table-cell office:value-type="string">
            <text:p>Deducción</text:p>
          </table:table-cell>
          <table:table-cell table:formula="of:=[.D414]=[.J41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OPTICA</text:p>
          </table:table-cell>
          <table:table-cell office:value-type="string">
            <text:p>Optica</text:p>
          </table:table-cell>
          <table:table-cell office:value-type="string">
            <text:p>Deducción</text:p>
          </table:table-cell>
          <table:table-cell table:formula="of:=[.D415]=[.J41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OPTICA DARL</text:p>
          </table:table-cell>
          <table:table-cell office:value-type="string">
            <text:p>Optica Darlyn</text:p>
          </table:table-cell>
          <table:table-cell office:value-type="string">
            <text:p>Deducción</text:p>
          </table:table-cell>
          <table:table-cell table:formula="of:=[.D416]=[.J41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/>
          <table:table-cell office:value-type="string">
            <text:p>DRP</text:p>
          </table:table-cell>
          <table:table-cell/>
          <table:table-cell office:value-type="string">
            <text:p>OTRAS DEDUC</text:p>
          </table:table-cell>
          <table:table-cell office:value-type="string">
            <text:p>Otras Deducciones</text:p>
          </table:table-cell>
          <table:table-cell office:value-type="string">
            <text:p>Deducción</text:p>
          </table:table-cell>
          <table:table-cell table:formula="of:=[.D417]=[.J417]" office:value-type="boolean" office:boolean-value="true">
            <text:p>VERDADERO</text:p>
          </table:table-cell>
          <table:table-cell office:value-type="float" office:value="56">
            <text:p>56</text:p>
          </table:table-cell>
          <table:table-cell office:value-type="string">
            <text:p>OTRAS DEDUCCIONES</text:p>
          </table:table-cell>
          <table:table-cell office:value-type="string">
            <text:p>OTRAS DEDUC</text:p>
          </table:table-cell>
          <table:table-cell table:style-name="ce2" office:value-type="string">
            <text:p>Otras Deducciones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OTRAS DEDUC1</text:p>
          </table:table-cell>
          <table:table-cell office:value-type="string">
            <text:p>Otras Deducciones</text:p>
          </table:table-cell>
          <table:table-cell office:value-type="string">
            <text:p>Deducción</text:p>
          </table:table-cell>
          <table:table-cell table:formula="of:=[.D418]=[.J418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OTRAS DEDUCC</text:p>
          </table:table-cell>
          <table:table-cell office:value-type="string">
            <text:p>Otras Deducciones</text:p>
          </table:table-cell>
          <table:table-cell office:value-type="string">
            <text:p>Deducción</text:p>
          </table:table-cell>
          <table:table-cell table:formula="of:=[.D419]=[.J41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OTROS</text:p>
          </table:table-cell>
          <table:table-cell office:value-type="string">
            <text:p>Otros</text:p>
          </table:table-cell>
          <table:table-cell office:value-type="string">
            <text:p>Deducción</text:p>
          </table:table-cell>
          <table:table-cell table:formula="of:=[.D420]=[.J42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 table:number-columns-repeated="3"/>
          <table:table-cell/>
          <table:table-cell table:number-columns-repeated="2"/>
          <table:table-cell table:formula="of:=[.D421]=[.J421]" office:value-type="boolean" office:boolean-value="true">
            <text:p>VERDADERO</text:p>
          </table:table-cell>
          <table:table-cell office:value-type="float" office:value="57">
            <text:p>57</text:p>
          </table:table-cell>
          <table:table-cell office:value-type="string">
            <text:p>PENSION ALIMENTICIA / ORDEN JUDICIAL</text:p>
          </table:table-cell>
          <table:table-cell table:style-name="ce10"/>
          <table:table-cell table:style-name="ce2" office:value-type="string">
            <text:p>Pensión Alimenticia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PENS ALIM S</text:p>
          </table:table-cell>
          <table:table-cell office:value-type="string">
            <text:p>Pensión Alimenticia</text:p>
          </table:table-cell>
          <table:table-cell office:value-type="string">
            <text:p>Deducción</text:p>
          </table:table-cell>
          <table:table-cell table:formula="of:=[.D422]=[.J42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CRC</text:p>
          </table:table-cell>
          <table:table-cell/>
          <table:table-cell office:value-type="string">
            <text:p>PENSION ALIM</text:p>
          </table:table-cell>
          <table:table-cell office:value-type="string">
            <text:p>Pensión Alimenticia</text:p>
          </table:table-cell>
          <table:table-cell office:value-type="string">
            <text:p>Deducción</text:p>
          </table:table-cell>
          <table:table-cell table:formula="of:=[.D423]=[.J423]" office:value-type="boolean" office:boolean-value="false">
            <text:p>FALSO</text:p>
          </table:table-cell>
          <table:table-cell table:style-name="Default" table:number-columns-repeated="2"/>
          <table:table-cell table:style-name="Default"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ENSION C FI</text:p>
          </table:table-cell>
          <table:table-cell office:value-type="string">
            <text:p>Pensión Alimenticia</text:p>
          </table:table-cell>
          <table:table-cell office:value-type="string">
            <text:p>Deducción</text:p>
          </table:table-cell>
          <table:table-cell table:formula="of:=[.D424]=[.J42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ENSION NETO</text:p>
          </table:table-cell>
          <table:table-cell office:value-type="string">
            <text:p>Pensión Alimenticia</text:p>
          </table:table-cell>
          <table:table-cell office:value-type="string">
            <text:p>Deducción</text:p>
          </table:table-cell>
          <table:table-cell table:formula="of:=[.D425]=[.J42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ENSION T-I</text:p>
          </table:table-cell>
          <table:table-cell office:value-type="string">
            <text:p>Pensión Alimenticia</text:p>
          </table:table-cell>
          <table:table-cell office:value-type="string">
            <text:p>Deducción</text:p>
          </table:table-cell>
          <table:table-cell table:formula="of:=[.D426]=[.J42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ENSION TOT</text:p>
          </table:table-cell>
          <table:table-cell office:value-type="string">
            <text:p>Pensión Alimenticia</text:p>
          </table:table-cell>
          <table:table-cell office:value-type="string">
            <text:p>Deducción</text:p>
          </table:table-cell>
          <table:table-cell table:formula="of:=[.D427]=[.J42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PER CAPITA S</text:p>
          </table:table-cell>
          <table:table-cell office:value-type="string">
            <text:p>Per Cápita (SFS)</text:p>
          </table:table-cell>
          <table:table-cell office:value-type="string">
            <text:p>Deducción</text:p>
          </table:table-cell>
          <table:table-cell table:formula="of:=[.D428]=[.J42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DRP</text:p>
          </table:table-cell>
          <table:table-cell/>
          <table:table-cell office:value-type="string">
            <text:p>PERMI S/G HR</text:p>
          </table:table-cell>
          <table:table-cell office:value-type="string">
            <text:p>Ausencia No Remunerada Hrs</text:p>
          </table:table-cell>
          <table:table-cell office:value-type="string">
            <text:p>Deducción</text:p>
          </table:table-cell>
          <table:table-cell table:formula="of:=[.D429]=[.J42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, ESV, DRP</text:p>
          </table:table-cell>
          <table:table-cell/>
          <table:table-cell office:value-type="string">
            <text:p>PERMI S/GOCE</text:p>
          </table:table-cell>
          <table:table-cell office:value-type="string">
            <text:p>Ausencia No Remunerada</text:p>
          </table:table-cell>
          <table:table-cell office:value-type="string">
            <text:p>Deducción</text:p>
          </table:table-cell>
          <table:table-cell table:formula="of:=[.D430]=[.J43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OSADA</text:p>
          </table:table-cell>
          <table:table-cell office:value-type="string">
            <text:p>Posada</text:p>
          </table:table-cell>
          <table:table-cell office:value-type="string">
            <text:p>Deducción</text:p>
          </table:table-cell>
          <table:table-cell table:formula="of:=[.D431]=[.J43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PRES BCO POP</text:p>
          </table:table-cell>
          <table:table-cell office:value-type="string">
            <text:p>Prestamo Banco Popular</text:p>
          </table:table-cell>
          <table:table-cell office:value-type="string">
            <text:p>Deducción</text:p>
          </table:table-cell>
          <table:table-cell table:formula="of:=[.D432]=[.J43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ES FONACOT</text:p>
          </table:table-cell>
          <table:table-cell office:value-type="string">
            <text:p>Préstamos FONACOT</text:p>
          </table:table-cell>
          <table:table-cell office:value-type="string">
            <text:p>Deducción</text:p>
          </table:table-cell>
          <table:table-cell table:formula="of:=[.D433]=[.J43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ESTAMO CIA</text:p>
          </table:table-cell>
          <table:table-cell office:value-type="string">
            <text:p>Préstamos Empresa</text:p>
          </table:table-cell>
          <table:table-cell office:value-type="string">
            <text:p>Deducción</text:p>
          </table:table-cell>
          <table:table-cell table:formula="of:=[.D434]=[.J43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PRESTAMOS</text:p>
          </table:table-cell>
          <table:table-cell office:value-type="string">
            <text:p>Prestamos</text:p>
          </table:table-cell>
          <table:table-cell office:value-type="string">
            <text:p>Deducción</text:p>
          </table:table-cell>
          <table:table-cell table:formula="of:=[.D435]=[.J43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PRICEMART</text:p>
          </table:table-cell>
          <table:table-cell office:value-type="string">
            <text:p>Pricemart</text:p>
          </table:table-cell>
          <table:table-cell office:value-type="string">
            <text:p>Deducción</text:p>
          </table:table-cell>
          <table:table-cell table:formula="of:=[.D436]=[.J43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PRIM BC TRAB</text:p>
          </table:table-cell>
          <table:table-cell office:value-type="string">
            <text:p>Primer Banco de los Trabajador</text:p>
          </table:table-cell>
          <table:table-cell office:value-type="string">
            <text:p>Deducción</text:p>
          </table:table-cell>
          <table:table-cell table:formula="of:=[.D437]=[.J43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PRO GRAL REP</text:p>
          </table:table-cell>
          <table:table-cell office:value-type="string">
            <text:p>PGR</text:p>
          </table:table-cell>
          <table:table-cell office:value-type="string">
            <text:p>Deducción</text:p>
          </table:table-cell>
          <table:table-cell table:formula="of:=[.D438]=[.J43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PROC GRAL RE</text:p>
          </table:table-cell>
          <table:table-cell office:value-type="string">
            <text:p>PGR 30%</text:p>
          </table:table-cell>
          <table:table-cell office:value-type="string">
            <text:p>Deducción</text:p>
          </table:table-cell>
          <table:table-cell table:formula="of:=[.D439]=[.J43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PROMERICA</text:p>
          </table:table-cell>
          <table:table-cell office:value-type="string">
            <text:p>Promerica</text:p>
          </table:table-cell>
          <table:table-cell office:value-type="string">
            <text:p>Deducción</text:p>
          </table:table-cell>
          <table:table-cell table:formula="of:=[.D440]=[.J44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PROMOB/FAMSA</text:p>
          </table:table-cell>
          <table:table-cell office:value-type="string">
            <text:p>PROMOBIEN/FAMSA</text:p>
          </table:table-cell>
          <table:table-cell office:value-type="string">
            <text:p>Deducción</text:p>
          </table:table-cell>
          <table:table-cell table:formula="of:=[.D441]=[.J44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PSGS PER ANT</text:p>
          </table:table-cell>
          <table:table-cell office:value-type="string">
            <text:p>Perm sin goce Periodo Anterior</text:p>
          </table:table-cell>
          <table:table-cell office:value-type="string">
            <text:p>Deducción</text:p>
          </table:table-cell>
          <table:table-cell table:formula="of:=[.D442]=[.J44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REB CAFEPEND</text:p>
          </table:table-cell>
          <table:table-cell office:value-type="string">
            <text:p>Descuentos Pendientes</text:p>
          </table:table-cell>
          <table:table-cell office:value-type="string">
            <text:p>Deducción</text:p>
          </table:table-cell>
          <table:table-cell table:formula="of:=[.D443]=[.J44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REBAJ ALQUIL</text:p>
          </table:table-cell>
          <table:table-cell office:value-type="string">
            <text:p>Rebajo de Alquiler</text:p>
          </table:table-cell>
          <table:table-cell office:value-type="string">
            <text:p>Deducción</text:p>
          </table:table-cell>
          <table:table-cell table:formula="of:=[.D444]=[.J44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REBAJA SALAR</text:p>
          </table:table-cell>
          <table:table-cell office:value-type="string">
            <text:p>Rebaja Salarial</text:p>
          </table:table-cell>
          <table:table-cell office:value-type="string">
            <text:p>Deducción</text:p>
          </table:table-cell>
          <table:table-cell table:formula="of:=[.D445]=[.J44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RECUP ANTICI</text:p>
          </table:table-cell>
          <table:table-cell office:value-type="string">
            <text:p>Recuperación Anticipo</text:p>
          </table:table-cell>
          <table:table-cell office:value-type="string">
            <text:p>Deducción</text:p>
          </table:table-cell>
          <table:table-cell table:formula="of:=[.D446]=[.J44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REGRESO CLAS</text:p>
          </table:table-cell>
          <table:table-cell office:value-type="string">
            <text:p>Programa Regreso a Clases</text:p>
          </table:table-cell>
          <table:table-cell office:value-type="string">
            <text:p>Deducción</text:p>
          </table:table-cell>
          <table:table-cell table:formula="of:=[.D447]=[.J44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RETEN EXPAT</text:p>
          </table:table-cell>
          <table:table-cell office:value-type="string">
            <text:p>Retención Expatriados</text:p>
          </table:table-cell>
          <table:table-cell office:value-type="string">
            <text:p>Deducción</text:p>
          </table:table-cell>
          <table:table-cell table:formula="of:=[.D448]=[.J44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RISR NETO142</text:p>
          </table:table-cell>
          <table:table-cell office:value-type="string">
            <text:p>RISR Neto Art 142</text:p>
          </table:table-cell>
          <table:table-cell office:value-type="string">
            <text:p>Deducción</text:p>
          </table:table-cell>
          <table:table-cell table:formula="of:=[.D449]=[.J44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AR</text:p>
          </table:table-cell>
          <table:table-cell office:value-type="string">
            <text:p>Jubilación (SAR)</text:p>
          </table:table-cell>
          <table:table-cell office:value-type="string">
            <text:p>Deducción</text:p>
          </table:table-cell>
          <table:table-cell table:formula="of:=[.D450]=[.J45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SCOTIABANK</text:p>
          </table:table-cell>
          <table:table-cell office:value-type="string">
            <text:p>Scotiabank</text:p>
          </table:table-cell>
          <table:table-cell office:value-type="string">
            <text:p>Deducción</text:p>
          </table:table-cell>
          <table:table-cell table:formula="of:=[.D451]=[.J45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SEG SOC BP</text:p>
          </table:table-cell>
          <table:table-cell office:value-type="string">
            <text:p>Seguridad Social Banco Popular</text:p>
          </table:table-cell>
          <table:table-cell office:value-type="string">
            <text:p>Deducción</text:p>
          </table:table-cell>
          <table:table-cell table:formula="of:=[.D452]=[.J45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SEG SOC EM</text:p>
          </table:table-cell>
          <table:table-cell office:value-type="string">
            <text:p>Seguridad Social Enf y Mater</text:p>
          </table:table-cell>
          <table:table-cell office:value-type="string">
            <text:p>Deducción</text:p>
          </table:table-cell>
          <table:table-cell table:formula="of:=[.D453]=[.J45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SEG SOC RP</text:p>
          </table:table-cell>
          <table:table-cell office:value-type="string">
            <text:p>Seguridad Soc Retiro Pensión</text:p>
          </table:table-cell>
          <table:table-cell office:value-type="string">
            <text:p>Deducción</text:p>
          </table:table-cell>
          <table:table-cell table:formula="of:=[.D454]=[.J45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EGURO AUTO</text:p>
          </table:table-cell>
          <table:table-cell office:value-type="string">
            <text:p>Seguro De Auto</text:p>
          </table:table-cell>
          <table:table-cell office:value-type="string">
            <text:p>Deducción</text:p>
          </table:table-cell>
          <table:table-cell table:formula="of:=[.D455]=[.J45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EGURO AUTO1</text:p>
          </table:table-cell>
          <table:table-cell office:value-type="string">
            <text:p>Seguro Auto 1</text:p>
          </table:table-cell>
          <table:table-cell office:value-type="string">
            <text:p>Deducción</text:p>
          </table:table-cell>
          <table:table-cell table:formula="of:=[.D456]=[.J45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EGURO AUTO2</text:p>
          </table:table-cell>
          <table:table-cell office:value-type="string">
            <text:p>Seguro de Auto 2017</text:p>
          </table:table-cell>
          <table:table-cell office:value-type="string">
            <text:p>Deducción</text:p>
          </table:table-cell>
          <table:table-cell table:formula="of:=[.D457]=[.J45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EGURO AUTO3</text:p>
          </table:table-cell>
          <table:table-cell office:value-type="string">
            <text:p>Seguro de Auto 2018</text:p>
          </table:table-cell>
          <table:table-cell office:value-type="string">
            <text:p>Deducción</text:p>
          </table:table-cell>
          <table:table-cell table:formula="of:=[.D458]=[.J45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visibility="filter">
          <table:table-cell/>
          <table:table-cell office:value-type="string">
            <text:p>DRP</text:p>
          </table:table-cell>
          <table:table-cell/>
          <table:table-cell office:value-type="string">
            <text:p>SEGURO MED S</text:p>
          </table:table-cell>
          <table:table-cell office:value-type="string">
            <text:p>Seguro Médico</text:p>
          </table:table-cell>
          <table:table-cell office:value-type="string">
            <text:p>Deducción</text:p>
          </table:table-cell>
          <table:table-cell table:formula="of:=[.D459]=[.J459]" office:value-type="boolean" office:boolean-value="true">
            <text:p>VERDADERO</text:p>
          </table:table-cell>
          <table:table-cell office:value-type="float" office:value="58">
            <text:p>58</text:p>
          </table:table-cell>
          <table:table-cell office:value-type="string">
            <text:p>SEGURO MEDICO</text:p>
          </table:table-cell>
          <table:table-cell office:value-type="string">
            <text:p>SEGURO MED S</text:p>
          </table:table-cell>
          <table:table-cell table:style-name="ce2" office:value-type="string">
            <text:p>Seguro Médico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SEGURO VOLUN</text:p>
          </table:table-cell>
          <table:table-cell office:value-type="string">
            <text:p>Seguro Voluntario</text:p>
          </table:table-cell>
          <table:table-cell office:value-type="string">
            <text:p>Deducción</text:p>
          </table:table-cell>
          <table:table-cell table:formula="of:=[.D460]=[.J46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SFS EMP DCA</text:p>
          </table:table-cell>
          <table:table-cell office:value-type="string">
            <text:p>Desc. Cat. Ant. SFS Empleado</text:p>
          </table:table-cell>
          <table:table-cell office:value-type="string">
            <text:p>Deducción</text:p>
          </table:table-cell>
          <table:table-cell table:formula="of:=[.D461]=[.J46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SFS EMPLEADO</text:p>
          </table:table-cell>
          <table:table-cell office:value-type="string">
            <text:p>SFS Empleado</text:p>
          </table:table-cell>
          <table:table-cell office:value-type="string">
            <text:p>Deducción</text:p>
          </table:table-cell>
          <table:table-cell table:formula="of:=[.D462]=[.J46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GMMAYORES</text:p>
          </table:table-cell>
          <table:table-cell office:value-type="string">
            <text:p>SGMMayores</text:p>
          </table:table-cell>
          <table:table-cell office:value-type="string">
            <text:p>Deducción</text:p>
          </table:table-cell>
          <table:table-cell table:formula="of:=[.D463]=[.J46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GMMENORES</text:p>
          </table:table-cell>
          <table:table-cell office:value-type="string">
            <text:p>SGMMenores</text:p>
          </table:table-cell>
          <table:table-cell office:value-type="string">
            <text:p>Deducción</text:p>
          </table:table-cell>
          <table:table-cell table:formula="of:=[.D464]=[.J46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table:number-columns-repeated="2" office:value-type="string">
            <text:p>SMART FIT</text:p>
          </table:table-cell>
          <table:table-cell office:value-type="string">
            <text:p>Deducción</text:p>
          </table:table-cell>
          <table:table-cell table:formula="of:=[.D465]=[.J46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SUB EMP PAG</text:p>
          </table:table-cell>
          <table:table-cell office:value-type="string">
            <text:p>Subsidio al Empleo Pagado</text:p>
          </table:table-cell>
          <table:table-cell office:value-type="string">
            <text:p>Deducción</text:p>
          </table:table-cell>
          <table:table-cell table:formula="of:=[.D466]=[.J46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SUS PER ANT</text:p>
          </table:table-cell>
          <table:table-cell office:value-type="string">
            <text:p>Suspension Periodo Anterior</text:p>
          </table:table-cell>
          <table:table-cell office:value-type="string">
            <text:p>Deducción</text:p>
          </table:table-cell>
          <table:table-cell table:formula="of:=[.D467]=[.J46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SUSPENSION</text:p>
          </table:table-cell>
          <table:table-cell office:value-type="string">
            <text:p>Suspension</text:p>
          </table:table-cell>
          <table:table-cell office:value-type="string">
            <text:p>Deducción</text:p>
          </table:table-cell>
          <table:table-cell table:formula="of:=[.D468]=[.J468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CRC</text:p>
          </table:table-cell>
          <table:table-cell/>
          <table:table-cell office:value-type="string">
            <text:p>SUST ACTIVOS</text:p>
          </table:table-cell>
          <table:table-cell office:value-type="string">
            <text:p>Sustitucion de Activos</text:p>
          </table:table-cell>
          <table:table-cell office:value-type="string">
            <text:p>Deducción</text:p>
          </table:table-cell>
          <table:table-cell table:formula="of:=[.D469]=[.J469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TARJ ACCESO</text:p>
          </table:table-cell>
          <table:table-cell office:value-type="string">
            <text:p>Tarjetas de Acceso</text:p>
          </table:table-cell>
          <table:table-cell office:value-type="string">
            <text:p>Deducción</text:p>
          </table:table-cell>
          <table:table-cell table:formula="of:=[.D470]=[.J470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TARJETA ID</text:p>
          </table:table-cell>
          <table:table-cell office:value-type="string">
            <text:p>Tarjeta de Identificación</text:p>
          </table:table-cell>
          <table:table-cell office:value-type="string">
            <text:p>Deducción</text:p>
          </table:table-cell>
          <table:table-cell table:formula="of:=[.D471]=[.J471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TELETON</text:p>
          </table:table-cell>
          <table:table-cell office:value-type="string">
            <text:p>Teletón</text:p>
          </table:table-cell>
          <table:table-cell office:value-type="string">
            <text:p>Deducción</text:p>
          </table:table-cell>
          <table:table-cell table:formula="of:=[.D472]=[.J472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TRIBUNAL MC</text:p>
          </table:table-cell>
          <table:table-cell office:value-type="string">
            <text:p>Tribunal de Menor Cuantía</text:p>
          </table:table-cell>
          <table:table-cell office:value-type="string">
            <text:p>Deducción</text:p>
          </table:table-cell>
          <table:table-cell table:formula="of:=[.D473]=[.J473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table:number-columns-repeated="2" office:value-type="string">
            <text:p>UPISSS</text:p>
          </table:table-cell>
          <table:table-cell office:value-type="string">
            <text:p>Deducción</text:p>
          </table:table-cell>
          <table:table-cell table:formula="of:=[.D474]=[.J474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ESV</text:p>
          </table:table-cell>
          <table:table-cell/>
          <table:table-cell office:value-type="string">
            <text:p>VIALIDAD</text:p>
          </table:table-cell>
          <table:table-cell office:value-type="string">
            <text:p>Vialidad</text:p>
          </table:table-cell>
          <table:table-cell office:value-type="string">
            <text:p>Deducción</text:p>
          </table:table-cell>
          <table:table-cell table:formula="of:=[.D475]=[.J475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DRP</text:p>
          </table:table-cell>
          <table:table-cell/>
          <table:table-cell office:value-type="string">
            <text:p>VIKINGO</text:p>
          </table:table-cell>
          <table:table-cell office:value-type="string">
            <text:p>Fripick</text:p>
          </table:table-cell>
          <table:table-cell office:value-type="string">
            <text:p>Deducción</text:p>
          </table:table-cell>
          <table:table-cell table:formula="of:=[.D476]=[.J476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>
          <table:table-cell/>
          <table:table-cell office:value-type="string">
            <text:p>México</text:p>
          </table:table-cell>
          <table:table-cell/>
          <table:table-cell office:value-type="string">
            <text:p>ZAPA PET PAN</text:p>
          </table:table-cell>
          <table:table-cell office:value-type="string">
            <text:p>Zapatería Peter Pan</text:p>
          </table:table-cell>
          <table:table-cell office:value-type="string">
            <text:p>Deducción</text:p>
          </table:table-cell>
          <table:table-cell table:formula="of:=[.D477]=[.J477]" office:value-type="boolean" office:boolean-value="false">
            <text:p>FALSO</text:p>
          </table:table-cell>
          <table:table-cell table:number-columns-repeated="2"/>
          <table:table-cell/>
          <table:table-cell table:number-columns-repeated="1014"/>
        </table:table-row>
        <table:table-row table:style-name="ro2" table:number-rows-repeated="104809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Sheet1.A1:Sheet1.L477" table:display-filter-buttons="true">
          <table:filter>
            <table:filter-condition table:field-number="6" table:value="0" table:operator="="/>
          </table:filter>
        </table:database-range>
        <table:database-range table:name="__Anonymous_Sheet_DB__2" table:target-range-address="Hoja2.B1:Hoja2.E419" table:display-filter-buttons="true">
          <table:filter>
            <table:filter-condition table:field-number="3" table:value="1" table:operator="="/>
          </table:filter>
          <table:sort>
            <table:sort-by table:field-number="1" table:data-type="automatic"/>
          </table:sort>
        </table:database-range>
        <table:database-range table:target-range-address="Sheet1.H1:Sheet1.L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9/07/2019</text:date>, <text:time>09:19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9T09:19:29.98</dc:date>
    <dc:creator>Jesus De los Santos Rodriguez</dc:creator>
    <meta:generator>OpenOffice/4.1.6$Win32 OpenOffice.org_project/416m1$Build-9790</meta:generator>
    <meta:editing-duration>PT22H45M43S</meta:editing-duration>
    <meta:editing-cycles>5</meta:editing-cycles>
    <meta:document-statistic meta:table-count="2" meta:cell-count="4738" meta:object-count="0"/>
  </office:meta>
</office:document-meta>
</file>